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review">
        <text:section text:style-name="Sect1" text:name="output">
          <text:h text:style-name="Heading_20_1" text:outline-level="1">Number of Syntactic Constituents: Adjectival Modifier</text:h>
          <text:p text:style-name="Text_20_body">Calculates the number of a specific syntactic constituents in the text. This feature counts the number of adjectival modifiers in the text. Gives an absolute number.</text:p>
          <text:p text:style-name="Text_20_body">An adjectival modifier of an NP is any adjectival phrase that serves to modify the meaning of the NP Used also for numbers, when they represent age. John Smith (33) ...</text:p>
          <text:p text:style-name="Text_20_body">Ex: "nuovo record" amod(record, nuovo) nell'ultima edizione della famosa maratona" amod(maratona, famosa)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Number of Syntactic Constituents: Noun Compound Modifier</text:h>
          <text:p text:style-name="Text_20_body">Counts the number of noun compound modifiers in the text. Gives an absolute number.</text:p>
          <text:p text:style-name="Text_20_body">A noun compound modifier of an NP is any noun that serves to modify the head noun. (Note that in the current system for dependency extraction, all nouns modify the rightmost noun of the NP { there is no intelligent noun compound analysis. This is likely to be fixed once the Penn Treebank represents the branching structure of NPs.)</text:p>
          <text:p text:style-name="Text_20_body">Ex: "la macchina cinema" nn(macchina, cinema); "l'effetto serra" nn(effetto, serra) </text:p>
          <text:p text:style-name="Text_20_body">Tint ha dato: L'effetto serra è irreversibile.</text:p>
          <text:p text:style-name="Text_20_body">Dependency Parse (enhanced plus plus dependencies): root(ROOT-0, irreversibile-5) det(effetto-2, L'-1) nsubj(irreversibile-5, effetto-2) compound(effetto-2, serra-3) cop(irreversibile-5, è-4) punct(irreversibile-5, .-6)</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oft-page-break/><text:span text:style-name="Source_20_Text">ParseTreeAnnotator.xml</text:span></text:p>
          <text:h text:style-name="Heading_20_1" text:outline-level="1">POS Density Feature: Indicative Present Tense Verb</text:h>
          <text:p text:style-name="Text_20_body">Calculates indicative imperfect tense verbs density of the text. Indicative imperfect tense verbs include for Italian: indicative imperfect : Vip Vip3 VAip VAip3 VMip VMip3.</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VBDDensity = numVBD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Complex T-units</text:h>
          <text:p text:style-name="Text_20_body">Calculates the number of a specific syntactic constituents in the text. Counts the number of complex T-units in the text. Gives an absolute number.</text:p>
          <text:h text:style-name="Heading_20_3" text:outline-level="3">Availability:</text:h>
          <text:p text:style-name="P1"><text:span text:style-name="Source_20_Text">This feature is NOT available for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POS Density Feature: Modifier</text:h>
          <text:p text:style-name="Text_20_body">Calculates density of modifier the text. Modifier are adverbs and adjectives and include for English: the Penn Treebank tags JJ, JJR, JJS, RB, RBR, RBS, WRB for German: the Tiger tag ADV, ADJA, ADJD, for Italian: B BN As Ap An APs APp APn.</text:p>
          <text:h text:style-name="Heading_20_3" text:outline-level="3">Formula:</text:h>
          <text:p text:style-name="P1"><text:span text:style-name="Source_20_Text">modDensity = numModifier / numTokens</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Direct Object</text:h>
          <text:p text:style-name="Text_20_body">Calculates the number of a specific syntactic constituents in the text. Counts the number of direct objects in the text. Gives an absolute number.</text:p>
          <text:p text:style-name="Text_20_body">The direct object of a VP is the noun phrase which is the (accusative) object of the verb</text:p>
          <text:p text:style-name="Text_20_body">Ex: "quando mi vede" dobj(vede, mi); "hanno vinto la lotteria" dobj(vinto, lotteria)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Number of Syntactic Constituents: Proper Noun Modifier</text:h>
          <text:p text:style-name="Text_20_body">Counts the number of proper noun modifiers in the text. Gives an absolute number.</text:p>
          <text:p text:style-name="Text_20_body">Ex: "Woody Allen" nnp(Allen, Woody); "Mariateresa Di Lascia" nnp(Lascia, Mariateresa) nnp(Lascia, Di) </text:p>
          <text:p text:style-name="Text_20_body">Tint ha dato per "Mariateresa Di Lascia." :</text:p>
          <text:p text:style-name="Text_20_body">Dependency Parse (enhanced plus plus dependencies): root(ROOT-0, Mariateresa-1) name(Mariateresa-1, Di-2) name(Mariateresa-1, Lascia-3) punct(Mariateresa-1, .-4)</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Syntactic Complexity Feature: Prepositional Phrases per Sentence</text:h>
          <text:p text:style-name="Text_20_body">Calculates the syntactic complexity of the text. Calculates the prepositional phrases per sentence.</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prepositional phrase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PP_Feature.xml</text:span></text:p>
          <text:p text:style-name="P1"><text:span text:style-name="Source_20_Text">NSyntacticConstituent_S_Feature.xml</text:span></text:p>
          <text:h text:style-name="Heading_20_1" text:outline-level="1">Lexical Sophistication Feature: Google Books Logarithmic Word Frequency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of lexical words (LW).</text:p>
          <text:h text:style-name="Heading_20_3" text:outline-level="3">Formula:</text:h>
          <text:p text:style-name="Preformatted_20_Text"><text:span text:style-name="Source_20_Text">for each lexical word token:</text:span></text:p>
          <text:p text:style-name="Preformatted_20_Text"><text:span text:style-name="Source_20_Text"><text:s text:c="8"/>LF = log10 ( FREQCOUNT + 1 )</text:span></text:p>
          <text:p text:style-name="Preformatted_20_Text"/>
          <text:p text:style-name="P1"><text:span text:style-name="Source_20_Text">sum of LFs / number of lexical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Flesch Reading Ease</text:h>
          <text:p text:style-name="Text_20_body">Calculates the Flesch Reading Ease measure of readability.</text:p>
          <text:h text:style-name="Heading_20_3" text:outline-level="3">Formula:</text:h>
          <text:p text:style-name="P1"><text:span text:style-name="Source_20_Text">206.835 - (84.6 * mean_token_length_in_syllables) - (1.015 * mean_sentence_length_in_tokens)</text:span></text:p>
          <text:p text:style-name="Text_20_body">Scores can be interpreted as shown in the table below:</text:p>
          <text:p text:style-name="Preformatted_20_Text"><text:span text:style-name="Source_20_Text">100.00–90.00 <text:s text:c="3"/>5th grade <text:s text:c="6"/>Very easy to read. Easily understood by an average 11-year-old student.</text:span></text:p>
          <text:p text:style-name="Preformatted_20_Text"><text:span text:style-name="Source_20_Text">90.0–80.0 <text:s text:c="6"/>6th grade <text:s text:c="6"/>Easy to read. Conversational English for consumers.</text:span></text:p>
          <text:p text:style-name="Preformatted_20_Text"><text:span text:style-name="Source_20_Text">80.0–70.0 <text:s text:c="6"/>7th grade <text:s text:c="6"/>Fairly easy to read.</text:span></text:p>
          <text:p text:style-name="Preformatted_20_Text"><text:span text:style-name="Source_20_Text">70.0–60.0 <text:s text:c="6"/>8th and 9th grade <text:s text:c="6"/>Plain English. Easily understood by 13- to 15-year-old students.</text:span></text:p>
          <text:p text:style-name="Preformatted_20_Text"><text:span text:style-name="Source_20_Text">60.0–50.0 <text:s text:c="6"/>10th to 12th grade <text:s text:c="5"/>Fairly difficult to read.</text:span></text:p>
          <text:p text:style-name="Preformatted_20_Text"><text:span text:style-name="Source_20_Text">50.0–30.0 <text:s text:c="6"/>College <text:s text:c="8"/>Difficult to read.</text:span></text:p>
          <text:p text:style-name="P1"><text:span text:style-name="Source_20_Text">30.0–0.0 <text:s text:c="7"/>College graduate <text:s text:c="7"/>Very difficult to read. Best understood by university graduates. </text:span></text:p>
          <text:p text:style-name="Text_20_body">This feature was originally defined and optimised for English. CTAP allows to apply it also to German and Italian, but it's up to the user to decide to what extent the results are reliable.</text:p>
          <text:h text:style-name="Heading_20_3" text:outline-level="3">AAE dependency:</text:h>
          <text:p text:style-name="Preformatted_20_Text"><text:span text:style-name="Source_20_Text">SentenceAnnotator.xml</text:span></text:p>
          <text:p text:style-name="Preformatted_20_Text"><text:span text:style-name="Source_20_Text">NSentenceFeature.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SyllableAnnotator.xml</text:span></text:p>
          <text:p text:style-name="P1"><text:span text:style-name="Source_20_Text">NSyllableFeature.xml</text:span></text:p>
          <text:h text:style-name="Heading_20_1" text:outline-level="1">Syntactic Complexity Feature: Mean Length of Verb Cluster</text:h>
          <text:p text:style-name="Text_20_body">Calculates the syntactic complexity of the text. T Calculates the mean length of verb cluster. </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words / number of verb cluster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ParseTreeAnnotator.xml</text:span></text:p>
          <text:p text:style-name="P1"><text:soft-page-break/><text:span text:style-name="Source_20_Text">NSyntacticConstituent_VC_Feature.xml</text:span></text:p>
          <text:h text:style-name="Heading_20_1" text:outline-level="1">Lexical Sophistication Feature: Imageability (A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Imageability norm list from the MRC Psycholinguistic Database. http://websites.psychology.uwa.edu.au/school/MRCDatabase/mrc2.html</text:p>
          <text:h text:style-name="Heading_20_3" text:outline-level="3">Formula:</text:h>
          <text:p text:style-name="Preformatted_20_Text"><text:span text:style-name="Source_20_Text">sum of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Hierarchy Connectives</text:h>
          <text:p text:style-name="Text_20_body">Calculates the number of hierarchy connectives listed by Nadezda Okinina and Lorenzo Zanasi for Italian. Gives an absolute number.</text:p>
          <text:p text:style-name="Text_20_body">The lists contains 36 connectives.</text:p>
          <text:p text:style-name="Text_20_body">Example: a questo punto anche anteriormente anzitutto appresso come di seguito dopo in aggiunta in conclusione</text:p>
          <text:h text:style-name="Heading_20_3" text:outline-level="3">Availability:</text:h>
          <text:p text:style-name="P1"><text:span text:style-name="Source_20_Text">This feature is NOT available for English, German.</text:span></text:p>
          <text:h text:style-name="Heading_20_3" text:outline-level="3"><text:soft-page-break/>AAE dependency:</text:h>
          <text:p text:style-name="Preformatted_20_Text"><text:span text:style-name="Source_20_Text">SentenceAnnotator.xml</text:span></text:p>
          <text:p text:style-name="P1"><text:span text:style-name="Source_20_Text">TokenAnnotator.xml</text:span></text:p>
          <text:h text:style-name="Heading_20_1" text:outline-level="1">Syntactic Complexity Feature: Sentence Complexity Ratio</text:h>
          <text:p text:style-name="Text_20_body">Calculates the syntactic complexity of the text. Calculates the sentence complexity ratio.</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lause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_Feature.xml</text:span></text:p>
          <text:p text:style-name="P1"><text:span text:style-name="Source_20_Text">NSyntacticConstituent_S_Feature.xml</text:span></text:p>
          <text:h text:style-name="Heading_20_1" text:outline-level="1">Lexical Sophistication Feature: Google Books Logarithmic Word Frequency Per Million Words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per million words) of functional words (FW).</text:p>
          <text:h text:style-name="Heading_20_3" text:outline-level="3">Formula:</text:h>
          <text:p text:style-name="Preformatted_20_Text"><text:span text:style-name="Source_20_Text">for each functional word token:</text:span></text:p>
          <text:p text:style-name="Preformatted_20_Text"><text:span text:style-name="Source_20_Text"><text:s text:c="8"/>LF = log10 ( FREQCOUNT + 1 ) - log10 ( total number of words in the Google corpus ( number of lines in the file ) / 1000 000 )</text:span></text:p>
          <text:p text:style-name="Preformatted_20_Text"/>
          <text:p text:style-name="P1"><text:span text:style-name="Source_20_Text">sum of LFs / number of functional word tokens</text:span></text:p>
          <text:h text:style-name="Heading_20_3" text:outline-level="3"><text:soft-page-break/>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Imageability (F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Imageability norm list from the MRC Psycholinguistic Database. http://websites.psychology.uwa.edu.au/school/MRCDatabase/mrc2.html</text:p>
          <text:h text:style-name="Heading_20_3" text:outline-level="3">Formula:</text:h>
          <text:p text:style-name="Preformatted_20_Text"><text:span text:style-name="Source_20_Text">sum of values for functional word tokens found in the norm list / number of function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Word Familiarity Per Million Words (FW Type)</text:h>
          <text:p text:style-name="Text_20_body">Calculates lexical sophistication of the text. Three sophistication measures are calculated from each frequency list: AW: all words LW: lexical words, which are verbs, nouns, adverbs and adjectives <text:soft-page-break/>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SUBTLEX Word Familiarity Per Million Words) of functional words (F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functional word type:</text:span></text:p>
          <text:p text:style-name="Preformatted_20_Text"><text:span text:style-name="Source_20_Text"><text:s text:c="8"/>FA = sum of FREQCOUNTs of all the words with the same first 3 characters and of the same length as this word in the subtlex-[LANG].csv file (this word’s FREQCOUNT added to the sum)</text:span></text:p>
          <text:p text:style-name="Preformatted_20_Text"/>
          <text:p text:style-name="P1"><text:span text:style-name="Source_20_Text">sum of FAs / number of function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Dependency Locality Theory: High Adjacent IC at Finite Verb (no modifier weight)</text:h>
          <text:p text:style-name="Text_20_body">Calculates the average frequency of high adjacent IC (according to the DLT with cancelled modifier weight configuration) at the finite verb. High costs are defined as costs higher than 2 after integration.</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oft-page-break/><text:span text:style-name="Source_20_Text">POSAnnotator.xml</text:span></text:p>
          <text:p text:style-name="P1"><text:span text:style-name="Source_20_Text">DependencyParseAnnotator.xml</text:span></text:p>
          <text:h text:style-name="Heading_20_1" text:outline-level="1">POS Density Feature: Emoticon</text:h>
          <text:p text:style-name="Text_20_body">Calculates emoticon density of the text. Emoticons include for Italian: XE.</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emoticonDensity = numEmoticon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Imageability (All Lemmas)</text:h>
          <text:p text:style-name="Text_20_body">Calculates lexical sophistication of the text.</text:p>
          <text:p text:style-name="Text_20_body">A norm list is a list where a norm value that describes a certain aspect of a word is given to each word. Only words that are included in the norm list are calculated. Words that do not appear in the norm list are omitted.</text:p>
          <text:p text:style-name="Text_20_body">All lemmas features take into consideration all lemmas, while unique lemmas features calculate only unique lemmas.</text:p>
          <text:p text:style-name="Text_20_body">This feature calculates lexical sophistication with the Imageability norm list from the Burani et al., 2001, containing 626 Italian nouns. https://www.istc.cnr.it/en/grouppage/varless</text:p>
          <text:h text:style-name="Heading_20_3" text:outline-level="3">Formula:</text:h>
          <text:p text:style-name="Preformatted_20_Text"><text:span text:style-name="Source_20_Text">sum of Imageability values for lemmas of the text found in Burani's list / number of lemmas of the text found in Burani's list</text:span></text:p>
          <text:p text:style-name="Preformatted_20_Text"/>
          <text:p text:style-name="P1"><text:span text:style-name="Source_20_Text">Words of the text that are not in Burani's list are ignored.</text:span></text:p>
          <text:p text:style-name="Text_20_body">Bib. ref.: Cristina Burani, Lisa S Arduino, Laura Barca, "Una base di dati sui valori di età di acquisizione, frequenza, familiarità, immaginabilità, concretezza, e altre variabili lessicali e sublessicali per 626 nomi dell'italiano", Giornale Italiano di Psicologia, January 2001</text:p>
          <text:h text:style-name="Heading_20_3" text:outline-level="3">Availability:</text:h>
          <text:p text:style-name="P1"><text:span text:style-name="Source_20_Text">This feature is NOT available for English,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LemmaAnnotator.xml</text:span></text:p>
          <text:h text:style-name="Heading_20_1" text:outline-level="1">Lexical Sophistication Feature: SUBTLEX Word Frequency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of lexical words (LW).</text:p>
          <text:h text:style-name="Heading_20_3" text:outline-level="3">Formula:</text:h>
          <text:p text:style-name="P1"><text:span text:style-name="Source_20_Text">sum of FREQCOUNTs of lexical word types / number of lexical word typ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Dependency Locality Theory: Total IC at Finite Verb (less coordination weight + higher verb weight)</text:h>
          <text:p text:style-name="Text_20_body">Calculates the total integration cost (according to the DLT with less coordination weight and increased verb weight)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Lexical Sophistication Feature: Kucera and Francis (F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Kucera and Francis norm list of frequencies (1967), which is included in the MRC Psycholinguistic Database. http://websites.psychology.uwa.edu.au/school/MRCDatabase/mrc2.html</text:p>
          <text:h text:style-name="Heading_20_3" text:outline-level="3">Formula:</text:h>
          <text:p text:style-name="Preformatted_20_Text"><text:span text:style-name="Source_20_Text">sum of values for functional word tokens found in the norm list / number of function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Concreteness (A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text:soft-page-break/>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Concreteness norm list from the MRC Psycholinguistic Database. http://websites.psychology.uwa.edu.au/school/MRCDatabase/mrc2.html </text:p>
          <text:h text:style-name="Heading_20_3" text:outline-level="3">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Adjectival Modifiers per Sentence</text:h>
          <text:p text:style-name="Text_20_body">Calculates the syntactic complexity of the text. Calculates the number of adjectival modifiers per sentence. </text:p>
          <text:p text:style-name="Text_20_body">An adjectival modifier of an NP is any adjectival phrase that serves to modify the meaning of the NP Used also for numbers, when they represent age. John Smith (33) ...</text:p>
          <text:p text:style-name="Text_20_body">Ex: "nuovo record" amod(record, nuovo) "nell'ultima edizione della famosa maratona" amod(maratona, famosa) </text:p>
          <text:h text:style-name="Heading_20_3" text:outline-level="3">Formula:</text:h>
          <text:p text:style-name="P1"><text:span text:style-name="Source_20_Text">number of adjectival modifiers / number of sentence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AdjectivalModifier_Feature.xml</text:span></text:p>
          <text:p text:style-name="P1"><text:soft-page-break/><text:span text:style-name="Source_20_Text">NSyntacticConstituent_S_Feature.xml</text:span></text:p>
          <text:h text:style-name="Heading_20_1" text:outline-level="1">Lexical Sophistication Feature: Google Books Word Familiarity Per Million Words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Familiarity Per Million Words) of lexical words (LW).</text:p>
          <text:p text:style-name="Text_20_body">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lexical word token:</text:span></text:p>
          <text:p text:style-name="Preformatted_20_Text"><text:span text:style-name="Source_20_Text"><text:s text:c="8"/>FA = sum of FREQCOUNTs of all the words with the same first 3 characters and of the same length as this word (this word’s FREQCOUNT added to the sum).</text:span></text:p>
          <text:p text:style-name="Preformatted_20_Text"/>
          <text:p text:style-name="P1"><text:span text:style-name="Source_20_Text">sum of FA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Conjunctive Present Verb</text:h>
          <text:p text:style-name="Text_20_body">Calculates conjunctive present verbs density of the text. Conjunctive present verbs include for Italian: Vcp Vcp3 VAcp VAcp3 VMcp VMcp3</text:p>
          <text:h text:style-name="Heading_20_3" text:outline-level="3">Availability:</text:h>
          <text:p text:style-name="P1"><text:span text:style-name="Source_20_Text">This feature is NOT available for: English, German.</text:span></text:p>
          <text:h text:style-name="Heading_20_3" text:outline-level="3"><text:soft-page-break/>Formula:</text:h>
          <text:p text:style-name="P1"><text:span text:style-name="Source_20_Text">conjunctivePresentVerbDensity = numConjunctivePresent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SUBTLEX Contextual Diversity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Contextual Diversity measure) of lexical words (LW).</text:p>
          <text:h text:style-name="Heading_20_3" text:outline-level="3">Formula:</text:h>
          <text:p text:style-name="Preformatted_20_Text"><text:span text:style-name="Source_20_Text">for each word type:</text:span></text:p>
          <text:p text:style-name="Preformatted_20_Text"><text:span text:style-name="Source_20_Text"><text:s text:c="8"/>CD = number of films in which the word appears</text:span></text:p>
          <text:p text:style-name="Preformatted_20_Text"/>
          <text:p text:style-name="P1"><text:span text:style-name="Source_20_Text">sum of CDs / number of word types</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Modal</text:h>
          <text:p text:style-name="Text_20_body">Calculates modal verb density of the text. Modal verbs include for English: the Penn Treebank tags MD, for German: the Tiger tags VMFIN VMINF VMPP, for Italian: VMip VMip3 VMii VMii3 VMis VMis3 VMif VMif3 VMcp VMcp3 VMci VMci3 VMdp VMdp3 VMg VMp VMf VMm</text:p>
          <text:h text:style-name="Heading_20_3" text:outline-level="3">Formula:</text:h>
          <text:p text:style-name="P1"><text:span text:style-name="Source_20_Text">modalDensity = numModal / numTokens</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Google Books Word Frequency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of all words (AW).</text:p>
          <text:h text:style-name="Heading_20_3" text:outline-level="3">Formula:</text:h>
          <text:p text:style-name="P1"><text:span text:style-name="Source_20_Text">sum of FREQCOUNTs of word tokens / number of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Attributives per Sentence</text:h>
          <text:p text:style-name="Text_20_body">Calculates the syntactic complexity of the text. Calculates the number of attributives per sentence. </text:p>
          <text:p text:style-name="Text_20_body">An attributive is a complement of a copular verb such as "to be", "to seem", "to appear". Currently, the converter only recognizes WHNP complements.</text:p>
          <text:p text:style-name="Text_20_body">benché Allende fosse già presidente attr(fosse, presidente) : Tint ha messo cop(fosse, presidente) "è la verità" attr(è, verità) </text:p>
          <text:h text:style-name="Heading_20_3" text:outline-level="3">Formula:</text:h>
          <text:p text:style-name="P1"><text:span text:style-name="Source_20_Text">number of attributives / number of sentences</text:span></text:p>
          <text:h text:style-name="Heading_20_3" text:outline-level="3"><text:soft-page-break/>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Attributive_Feature.xml</text:span></text:p>
          <text:p text:style-name="P1"><text:span text:style-name="Source_20_Text">NSyntacticConstituent_S_Feature.xml</text:span></text:p>
          <text:h text:style-name="Heading_20_1" text:outline-level="1">Syntactic Complexity Feature: Prepositional Phrases per T-Unit</text:h>
          <text:p text:style-name="Text_20_body">Calculates the syntactic complexity of the text. Calculates the prepositional phrases per T-Unit.</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prepositional phrase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PP_Feature.xml</text:span></text:p>
          <text:p text:style-name="P1"><text:span text:style-name="Source_20_Text">NSyntacticConstituent_T_Feature.xml</text:span></text:p>
          <text:h text:style-name="Heading_20_1" text:outline-level="1">Lexical Sophistication Feature: Google Books Logarithmic Word Frequency Per Million Words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per million words) of lexical words (LW).</text:p>
          <text:h text:style-name="Heading_20_3" text:outline-level="3"><text:soft-page-break/>Formula:</text:h>
          <text:p text:style-name="Preformatted_20_Text"><text:span text:style-name="Source_20_Text">for each lexical word token:</text:span></text:p>
          <text:p text:style-name="Preformatted_20_Text"><text:span text:style-name="Source_20_Text"><text:s text:c="8"/>LF = log10 ( FREQCOUNT + 1 ) - log10 ( total number of words <text:s/>in the Google corpus ( number of lines in the file ) / 1000 000 ) </text:span></text:p>
          <text:p text:style-name="Preformatted_20_Text"/>
          <text:p text:style-name="P1"><text:span text:style-name="Source_20_Text">sum of LFs / number of lexical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Mean Parse Tree Depth Feature</text:h>
          <text:p text:style-name="Text_20_body">Calculates the mean parse tree depth of the text.</text:p>
          <text:h text:style-name="Heading_20_3" text:outline-level="3">Formula:</text:h>
          <text:p text:style-name="P1"><text:span text:style-name="Source_20_Text">sum of parse tree depths of all the sentences of the text / number of sentences of the text</text:span></text:p>
          <text:p text:style-name="Text_20_body">Note that different syntactic parsers are used for different languages: - Stanford dependencies are created for English and German - UD dependencies are created for Italian.</text:p>
          <text:p text:style-name="Text_20_body">UD dependencies are "flatter" than Stanford dependencies. For that reason the mean parse tree depth for Italian tends to be smaller than the mean parse tree depth for English or German.</text:p>
          <text:p text:style-name="Text_20_body">Mean parse tree depth has to be compared for different texts written in the same language.</text:p>
          <text:h text:style-name="Heading_20_3" text:outline-level="3">AAE dependency:</text:h>
          <text:p text:style-name="Preformatted_20_Text"><text:span text:style-name="Source_20_Text">SentenceAnnotator.xml <text:s text:c="18"/></text:span></text:p>
          <text:p text:style-name="Preformatted_20_Text"><text:span text:style-name="Source_20_Text">TokenAnnotator.xml <text:s text:c="13"/></text:span></text:p>
          <text:p text:style-name="P1"><text:span text:style-name="Source_20_Text">ParseTreeAnnotator.xml</text:span></text:p>
          <text:h text:style-name="Heading_20_1" text:outline-level="1">Number of Syntactic Constituents: Noun Phrase</text:h>
          <text:p text:style-name="Text_20_body">Counts the number of noun phrases in the text. Gives an absolute number.</text:p>
          <text:h text:style-name="Heading_20_3" text:outline-level="3">Availability:</text:h>
          <text:p text:style-name="P1"><text:span text:style-name="Source_20_Text">This feature is NOT available for English, Itali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Number of Tokens</text:h>
          <text:p text:style-name="Text_20_body">Calculates the number of tokens in the text. Gives an absolute number.</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Lexical Sophistication Feature: SUBTLEX Logarithmic Word Frequency Per Million Words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10 word frequency measure per million words) of all words (AW):</text:p>
          <text:h text:style-name="Heading_20_3" text:outline-level="3">Formula:</text:h>
          <text:p text:style-name="Preformatted_20_Text"><text:span text:style-name="Source_20_Text">for each token:</text:span></text:p>
          <text:p text:style-name="Preformatted_20_Text"><text:span text:style-name="Source_20_Text"><text:s text:c="8"/>LF = log10 ( FREQCOUNT + 1 ) - log10 ( total number of words <text:s/>in the open subtitles corpus ( number of lines in the SUBTLEX-[lang].csv file ) / 1000 000 )</text:span></text:p>
          <text:p text:style-name="Preformatted_20_Text"/>
          <text:p text:style-name="P1"><text:span text:style-name="Source_20_Text">sum of LF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Number of Syntactic Constituents: Adjectival Complement</text:h>
          <text:p text:style-name="Text_20_body">Calculates the number of a specific syntactic constituents in the text. This feature counts the number of adjectival complements in the text. Gives an absolute number.</text:p>
          <text:p text:style-name="Text_20_body">An adjectival complement of a verb is an adjectival phrase which functions as the complement (like an object of the verb)</text:p>
          <text:p text:style-name="Text_20_body">Ex: "Lo hanno dichiarato colpevole" acomp(dichiarato, colpevole) : Tint a dato 'amod' in questo caso. "Considero Maria simpatica" acomp(considero, simpatica)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POS Density Feature: Lexical Words</text:h>
          <text:p text:style-name="Text_20_body">Calculates lexical word density of the text. Lexical words include for English: the Penn Treebank tags JJ, JJR, JJS, RB, RBR, RBS, WRB, VB, VBD, VBG, VBN, VBP, VBZ; for German: the Tiger tags: ADJA ADJD ADV NN NE VVFIN VVIMP VVINF VVIZU VVPP VMFIN VMIMP VMINF VMIZU VMPP FM XY for Italian: the tags: As,Ap,An,APs,APp,APn,SP,S,Ss,Sp,Sn, SW, SWs,SWp,SWn,B,BB,Vip,Vip3,Vii,Vii3,Vis,Vis3,Vif,Vif3,Vcp,Vcp3,Vci,Vci3,Vdp,Vdp3,Vg,Vp,Vf,Vm</text:p>
          <text:h text:style-name="Heading_20_3" text:outline-level="3">Formula:</text:h>
          <text:p text:style-name="P1"><text:span text:style-name="Source_20_Text">lexicalWordDensity = numLexicalWord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text:soft-page-break/>Cohesive Complexity Feature: Argumentative Connectives per Token</text:h>
          <text:p text:style-name="Text_20_body">Calculates the cohesive complexity of the text. Calculates the argumentative connectives per token, listed by Nadezda Okinina and Lorenzo Zanasi for Italian. The lists contains 5 connectives: a proposito di in relazione a per quanto riguarda relativamente a riguardo a</text:p>
          <text:h text:style-name="Heading_20_3" text:outline-level="3">Formula:</text:h>
          <text:p text:style-name="P1"><text:span text:style-name="Source_20_Text">number of argumentative connectives / number of token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Lexical Sophistication Feature: Meaningfulness Pavio (L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Pavio norm list from the MRC Psycholinguistic Database. http://websites.psychology.uwa.edu.au/school/MRCDatabase/mrc2.html </text:p>
          <text:h text:style-name="Heading_20_3" text:outline-level="3">Formula:</text:h>
          <text:p text:style-name="Preformatted_20_Text"><text:span text:style-name="Source_20_Text">sum of values for lexical word tokens found in the norm list / number of lexic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Demonstrative Pronoun</text:h>
          <text:p text:style-name="Text_20_body">Calculates Demonstrative Pronoun density of the text. Demonstrative Pronouns include for German: the Tiger tags PDS PDAT. for Italian: PD.</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demPronDensity = numDemPron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SUBTLEX Logarithmic Contextual Diversity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arithmic Contextual Diversity measure) of all words (AW).</text:p>
          <text:h text:style-name="Heading_20_3" text:outline-level="3">Formula:</text:h>
          <text:p text:style-name="Preformatted_20_Text"><text:span text:style-name="Source_20_Text">for each word type:</text:span></text:p>
          <text:p text:style-name="Preformatted_20_Text"><text:span text:style-name="Source_20_Text"><text:s text:c="8"/>CD = log10 (number of films in which the word appears + 1)</text:span></text:p>
          <text:p text:style-name="Preformatted_20_Text"/>
          <text:p text:style-name="P1"><text:span text:style-name="Source_20_Text">sum of CDs / number of word types</text:span></text:p>
          <text:h text:style-name="Heading_20_3" text:outline-level="3">Availability:</text:h>
          <text:p text:style-name="P1"><text:span text:style-name="Source_20_Text">This feature is NOT available for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Relative Clauses per T-Unit</text:h>
          <text:p text:style-name="Text_20_body">Calculates the syntactic complexity of the text. Calculates the relative clauses per T-Unit. </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relative clauses phrase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RS_Feature.xml</text:span></text:p>
          <text:p text:style-name="P1"><text:span text:style-name="Source_20_Text">NSyntacticConstituent_T_Feature.xml</text:span></text:p>
          <text:h text:style-name="Heading_20_1" text:outline-level="1">Lexical Sophistication Feature: Minimal Age of Active Use in KCT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inimal Age of Active Use in KCT list of all words (AW).</text:p>
          <text:h text:style-name="Heading_20_3" text:outline-level="3">Formula:</text:h>
          <text:p text:style-name="Preformatted_20_Text"><text:span text:style-name="Source_20_Text">sum of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text:soft-page-break/>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Dependency Locality Theory: Total IC at Finite Verb (higher verb weight)</text:h>
          <text:p text:style-name="Text_20_body">Calculates the total integration cost (according to the DLT with its additional verb weight configuration)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Number of syllables</text:h>
          <text:p text:style-name="Text_20_body">Calculates the number of syllables in the text.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SyllableAnnotator.xml</text:span></text:p>
          <text:h text:style-name="Heading_20_1" text:outline-level="1"><text:soft-page-break/>Dependency Locality Theory: Maximal IC at Finite Verb (no modifier weight + less coordination weight)</text:h>
          <text:p text:style-name="Text_20_body">Calculates the average maximal integration cost per clause (according to the DLT with cancelled modifier weight and reduced coordination costs configuration) at the finite verb. High costs are defined as costs higher than 2 after integration.</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Text_20_body">SentenceAnnotator.xml TokenAnnotator.xml LemmaAnnotator.xml MorphologicalTagAnnotator.xml POSAnnotator.xml DependencyParseAnnotator.xml</text:p>
          <text:h text:style-name="Heading_20_1" text:outline-level="1">Lexical Sophistication Feature: Google Books Word Frequency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of lexical words (LW).</text:p>
          <text:h text:style-name="Heading_20_3" text:outline-level="3">Formula:</text:h>
          <text:p text:style-name="P1"><text:span text:style-name="Source_20_Text">sum of FREQCOUNTs of lexical word tokens / number of lexical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oft-page-break/><text:span text:style-name="Source_20_Text">POSAnnotator.xml</text:span></text:p>
          <text:h text:style-name="Heading_20_1" text:outline-level="1">Lexical Sophistication Feature: Google Books Logarithmic Word Frequency Per Million Words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per million words) of all words (AW).</text:p>
          <text:h text:style-name="Heading_20_3" text:outline-level="3">Formula:</text:h>
          <text:p text:style-name="Preformatted_20_Text"><text:span text:style-name="Source_20_Text">for each token:</text:span></text:p>
          <text:p text:style-name="Preformatted_20_Text"><text:span text:style-name="Source_20_Text"><text:s text:c="8"/>LF = log10 ( FREQCOUNT + 1 ) - log10 ( total number of words in the Google corpus ( number of lines in the file ) / 1000 000 )</text:span></text:p>
          <text:p text:style-name="Preformatted_20_Text"/>
          <text:p text:style-name="P1"><text:span text:style-name="Source_20_Text">sum of LF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Cohesive Complexity Feature: Temporal Connectives per Token (Breindl for German)</text:h>
          <text:p text:style-name="Text_20_body">Calculates the cohesive complexity of the text. Calculates the temporal connectives per token, listed by Breindl for German, by Nadezda Okinina and Lorenzo Zanasi for Italian.</text:p>
          <text:p text:style-name="Text_20_body">The Italian lists contains 55 connectives.</text:p>
          <text:p text:style-name="Text_20_body">Example: a questo punto alla fine allora allorché allorquando anni fa antecedente a</text:p>
          <text:p text:style-name="Text_20_body">The German lists contains 26 connectives.</text:p>
          <text:p text:style-name="Text_20_body">Example: dann : selbst dann wenn,auch dann wenn,sogar dann wenn,wenn-dann bevor : bevor nicht zuletzt : nicht zuletzt anfangs bald bereits</text:p>
          <text:h text:style-name="Heading_20_3" text:outline-level="3"><text:soft-page-break/>Formula:</text:h>
          <text:p text:style-name="P1"><text:span text:style-name="Source_20_Text">number of temporal connective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NConnectives_Breindl_Temporal_Feature.xml</text:span></text:p>
          <text:h text:style-name="Heading_20_1" text:outline-level="1">Number of Connectives: Breindl Single-Word Connectives</text:h>
          <text:p text:style-name="Text_20_body">Calculates the number of all single-word connectives listed by Breindl. Gives an absolute number.</text:p>
          <text:p text:style-name="Text_20_body">The lists contains 60 single-word connectives.</text:p>
          <text:p text:style-name="Text_20_body">Example: aber allerdings also anfangs außerdem bald</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Number of Connectives: Concessive Connectives (Breindl for German)</text:h>
          <text:p text:style-name="Text_20_body">Calculates the number of concessive connectives listed by Breindl for German, by Nadezda Okinina and Lorenzo Zanasi for Italian. Gives an absolute number.</text:p>
          <text:p text:style-name="Text_20_body">The German list contains 6 connectives: allerdings dennoch obwohl sowieso trotzdem wenngleich</text:p>
          <text:p text:style-name="Text_20_body">The Italian lists contains 7 connectives: ancorché ancorquando benché malgrado quantunque sebbene seppure</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text:soft-page-break/>Lexical Sophistication Feature: Meaningfulness Pavio (F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Pavio norm list from the MRC Psycholinguistic Database. http://websites.psychology.uwa.edu.au/school/MRCDatabase/mrc2.html </text:p>
          <text:h text:style-name="Heading_20_3" text:outline-level="3">Formula:</text:h>
          <text:p text:style-name="Preformatted_20_Text"><text:span text:style-name="Source_20_Text">sum of values for functional word tokens found in the norm list / number of function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Age of Acquisition (A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Age of Acquisition norm list by Gilhooly and Logie (1980), which is included in the MRC Psycholinguistic Database. http://websites.psychology.uwa.edu.au/school/MRCDatabase/mrc2.html</text:p>
          <text:h text:style-name="Heading_20_3" text:outline-level="3"><text:soft-page-break/>Formula:</text:h>
          <text:p text:style-name="Preformatted_20_Text"><text:span text:style-name="Source_20_Text">sum of AoA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Possessive Ending</text:h>
          <text:p text:style-name="Text_20_body">Calculates possessive ending density of the text. Possessive endings include for English the Penn Treebank tag POS. ### Availability: This feature is NOT available for: German, Italian</text:p>
          <text:h text:style-name="Heading_20_3" text:outline-level="3">Formula:</text:h>
          <text:p text:style-name="P1"><text:span text:style-name="Source_20_Text">POSDensity = numPOS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SD Sentence Length in Tokens</text:h>
          <text:p text:style-name="Text_20_body">Calculates the standard deviation of sentence length in number of tokens.</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SyllableAnnotator.xml</text:span></text:p>
          <text:p text:style-name="P1"><text:span text:style-name="Source_20_Text">LetterAnnotator.xml</text:span></text:p>
          <text:h text:style-name="Heading_20_1" text:outline-level="1">Lexical Sophistication Feature: Age of Acquisition (Unique Lemmas)</text:h>
          <text:p text:style-name="Text_20_body">Calculates lexical sophistication of the text.</text:p>
          <text:p text:style-name="Text_20_body"><text:soft-page-break/>A norm list is a list where a norm value that describes a certain aspect of a word is given to each word. Only words that are included in the norm list are calculated. Words that do not appear in the norm list are omitted.</text:p>
          <text:p text:style-name="Text_20_body">All lemmas features take into consideration all lemmas, while unique lemmas features calculate only unique lemmas.</text:p>
          <text:p text:style-name="Text_20_body">This feature calculates lexical sophistication with the Imageability norm list from the Burani et al., 2001, containing 626 Italian nouns. https://www.istc.cnr.it/en/grouppage/varless</text:p>
          <text:h text:style-name="Heading_20_3" text:outline-level="3">Formula:</text:h>
          <text:p text:style-name="Preformatted_20_Text"><text:span text:style-name="Source_20_Text">sum of AoA values for lemmas of the text found in Burani's list / number of lemmas of the text found in Burani's list</text:span></text:p>
          <text:p text:style-name="Preformatted_20_Text"/>
          <text:p text:style-name="P1"><text:span text:style-name="Source_20_Text">Words of the text that are not in Burani's list are ignored.</text:span></text:p>
          <text:p text:style-name="Text_20_body">Bib. ref.: Cristina Burani, Lisa S Arduino, Laura Barca, "Una base di dati sui valori di età di acquisizione, frequenza, familiarità, immaginabilità, concretezza, e altre variabili lessicali e sublessicali per 626 nomi dell'italiano", Giornale Italiano di Psicologia, January 2001</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LemmaAnnotator.xml</text:span></text:p>
          <text:h text:style-name="Heading_20_1" text:outline-level="1">Number of Syntactic Constituents: Relative Clauses</text:h>
          <text:p text:style-name="Text_20_body">Calculates the number of a specific syntactic constituents in the text. This feature counts the number of relative clauses in the text.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Syntactic Complexity Feature: Adverbial Clauses per Sentence</text:h>
          <text:p text:style-name="Text_20_body">Calculates the syntactic complexity of the text. Calculates the number of adverbial modifiers per sentence. </text:p>
          <text:p text:style-name="Text_20_body"><text:soft-page-break/>An adverbial clause modifier of a VP or S is a clause modifying the verb (temporal clause, consequence, conditional clause, purpose clause, etc.)</text:p>
          <text:p text:style-name="Text_20_body">"Quando venne coniato il termine, esso era applicato a un particolare fenomeno atmosferico" advcl(applicato, coniato) "Se non entrano in contatto con goccioline d'acqua, questi gas possono depositarsi sul suolo" advcl(depositarsi, entrano) </text:p>
          <text:h text:style-name="Heading_20_3" text:outline-level="3">Formula:</text:h>
          <text:p text:style-name="P1"><text:span text:style-name="Source_20_Text">number of adverbial clause modifiers / number of sentence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AdverbialClause_Feature.xml</text:span></text:p>
          <text:p text:style-name="P1"><text:span text:style-name="Source_20_Text">NSyntacticConstituent_S_Feature.xml</text:span></text:p>
          <text:h text:style-name="Heading_20_1" text:outline-level="1">Syntactic Complexity Feature: Adverbial Modifiers per Sentence</text:h>
          <text:p text:style-name="Text_20_body">Calculates the syntactic complexity of the text. Calculates the number of Adverbial modifiers per sentence. </text:p>
          <text:p text:style-name="Text_20_body">An adjectival modifier of an NP is any adjectival phrase that serves to modify the meaning of the NP Used also for numbers, when they represent age. John Smith (33) ...</text:p>
          <text:p text:style-name="Text_20_body">Ex: "nuovo record" amod(record, nuovo) "nell'ultima edizione della famosa maratona" amod(maratona, famosa) </text:p>
          <text:h text:style-name="Heading_20_3" text:outline-level="3">Formula:</text:h>
          <text:p text:style-name="P1"><text:span text:style-name="Source_20_Text">number of adverbial modifiers / number of sentence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AdverbialModifier_Feature.xml</text:span></text:p>
          <text:p text:style-name="P1"><text:span text:style-name="Source_20_Text">NSyntacticConstituent_S_Feature.xml</text:span></text:p>
          <text:h text:style-name="Heading_20_1" text:outline-level="1"><text:soft-page-break/>Lexical Sophistication Feature: Concreteness (Unique Lemmas)</text:h>
          <text:p text:style-name="Text_20_body">Calculates lexical sophistication of the text.</text:p>
          <text:p text:style-name="Text_20_body">A norm list is a list where a norm value that describes a certain aspect of a word is given to each word. Only words that are included in the norm list are calculated. Words that do not appear in the norm list are omitted.</text:p>
          <text:p text:style-name="Text_20_body">All lemmas features take into consideration all lemmas, while unique lemmas features calculate only unique lemmas.</text:p>
          <text:p text:style-name="Text_20_body">This feature calculates lexical sophistication with the Concreteness norm list from the Burani et al., 2001, containing 626 Italian nouns. https://www.istc.cnr.it/en/grouppage/varless</text:p>
          <text:h text:style-name="Heading_20_3" text:outline-level="3">Formula:</text:h>
          <text:p text:style-name="Preformatted_20_Text"><text:span text:style-name="Source_20_Text">sum of Concreteness values for lemmas of the text found in Burani's list / number of lemmas of the text found in Burani's list</text:span></text:p>
          <text:p text:style-name="Preformatted_20_Text"/>
          <text:p text:style-name="P1"><text:span text:style-name="Source_20_Text">Words of the text that are not in Burani's list are ignored.</text:span></text:p>
          <text:p text:style-name="Text_20_body">Bib. ref.: Cristina Burani, Lisa S Arduino, Laura Barca, "Una base di dati sui valori di età di acquisizione, frequenza, familiarità, immaginabilità, concretezza, e altre variabili lessicali e sublessicali per 626 nomi dell'italiano", Giornale Italiano di Psicologia, January 2001</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LemmaAnnotator.xml</text:span></text:p>
          <text:h text:style-name="Heading_20_1" text:outline-level="1">Number of Syntactic Constituents: Complex Noun Phrase</text:h>
          <text:p text:style-name="Text_20_body">Counts the number of complex noun phrases in the text. Gives an absolute number.</text:p>
          <text:h text:style-name="Heading_20_3" text:outline-level="3">Availability:</text:h>
          <text:p text:style-name="P1"><text:span text:style-name="Source_20_Text">This feature is NOT available for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Syntactic Complexity Feature: Mean Length of Complex T-unit</text:h>
          <text:p text:style-name="Text_20_body">Calculates the syntactic complexity of the text. Calculates the mean length of complex T-unit.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words / number of complex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ParseTreeAnnotator.xml</text:span></text:p>
          <text:p text:style-name="P1"><text:span text:style-name="Source_20_Text">NSyntacticConstituent_CT_Feature.xml</text:span></text:p>
          <text:h text:style-name="Heading_20_1" text:outline-level="1">Number of Connectives: Breindl Other Connectives</text:h>
          <text:p text:style-name="Text_20_body">Calculates the number of unspecified connectives connectives listed by Breindl. Gives an absolute number.</text:p>
          <text:p text:style-name="Text_20_body">The lists contains 10 connectives: jedoch sowie falls hierdurch höchstens oder ohnehin sofern sonst sprich</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Lexical Sophistication Feature: SUBTLEX Word Familiarity Per Million Words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ext:soft-page-break/>This feature calculates lexical sophistication with the SUBTLEX word frequency list (SUBTLEX Word Familiarity Per Million Words) of all words (A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token:</text:span></text:p>
          <text:p text:style-name="Preformatted_20_Text"><text:span text:style-name="Source_20_Text"><text:s text:c="8"/>FA = sum of FREQCOUNTs of all the words with the same first 3 characters and of the same length as this word in the subtlex-[LANG].csv file (this word’s FREQCOUNT added to the sum)</text:span></text:p>
          <text:p text:style-name="Preformatted_20_Text"/>
          <text:p text:style-name="P1"><text:span text:style-name="Source_20_Text">sum of FA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Concessive Connectives (Eisenberg for German)</text:h>
          <text:p text:style-name="Text_20_body">Calculates the number of concessive connectives for German listed by Eisenberg. Gives an absolute number.</text:p>
          <text:p text:style-name="Text_20_body">The list contains 38 connectives.</text:p>
          <text:p text:style-name="Text_20_body">Example: trotz : trotz allem unbeschadet abgesehen von ungeachtet obwohl obgleich</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POS Density Feature: Plural Proper Noun</text:h>
          <text:p text:style-name="Text_20_body">Calculates plural proper noun density of the text. Plural proper nouns include for English the Penn Treebank tag NNPS.</text:p>
          <text:h text:style-name="Heading_20_3" text:outline-level="3">Availability:</text:h>
          <text:p text:style-name="P1"><text:span text:style-name="Source_20_Text">This feature is NOT available for: German, Italian</text:span></text:p>
          <text:h text:style-name="Heading_20_3" text:outline-level="3"><text:soft-page-break/>Formula:</text:h>
          <text:p text:style-name="P1"><text:span text:style-name="Source_20_Text">NNPSDensity = numNNP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Predeterminer</text:h>
          <text:p text:style-name="Text_20_body">Counts the number of predeterminers in the text. Gives an absolute number.</text:p>
          <text:p text:style-name="Text_20_body">A predeterminer is the relation between the head of an NP and a word that precedes and modifies the meaning of the NP determiner.</text:p>
          <text:p text:style-name="Text_20_body">Ex: "Tutte le piccole e medie aziende" predet(aziende, tutte) Tint ha dato 'det:predet(aziende-6, Tutte-1)'</text:p>
          <text:p text:style-name="Text_20_body">The feature is not available for English, Germ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SUBTLEX Word Frequency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of all words (AW).</text:p>
          <text:h text:style-name="Heading_20_3" text:outline-level="3">Formula:</text:h>
          <text:p text:style-name="P1"><text:span text:style-name="Source_20_Text">sum of FREQCOUNTs of word types / number of word types</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Google Books Word Familiarity Per Million Words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Familiarity Per Million Words) of all words (A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token:</text:span></text:p>
          <text:p text:style-name="Preformatted_20_Text"><text:span text:style-name="Source_20_Text"><text:s text:c="8"/>FA = sum of FREQCOUNTs of all the words with the same first 3 characters and of the same length as this word (this word’s FREQCOUNT added to the sum).</text:span></text:p>
          <text:p text:style-name="Preformatted_20_Text"/>
          <text:p text:style-name="P1"><text:span text:style-name="Source_20_Text">sum of FA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Thorndike­ Lorge (L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text:soft-page-break/>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Thorndike­-Lorge norm list of frequencies (1944), which is included in the MRC Psycholinguistic Database (http://websites.psychology.uwa.edu.au/school/MRCDatabase/mrc2.html). </text:p>
          <text:h text:style-name="Heading_20_3" text:outline-level="3">Formula:</text:h>
          <text:p text:style-name="Preformatted_20_Text"><text:span text:style-name="Source_20_Text">sum of values for lexical word tokens found in the norm list / number of lexic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Dependency Locality Theory: Maximal IC at Finite Verb (no modifier weight + less coordination weight + added verb weight)</text:h>
          <text:p text:style-name="Text_20_body">Calculates the average maximal integration cost per clause (according to the DLT with cancelled modifier weight, reduced coordination weight, and increased verb weight)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text:soft-page-break/>Lexical Sophistication Feature: Imageability (L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Imageability norm list from the MRC Psycholinguistic Database. http://websites.psychology.uwa.edu.au/school/MRCDatabase/mrc2.html </text:p>
          <text:h text:style-name="Heading_20_3" text:outline-level="3">Formula:</text:h>
          <text:p text:style-name="Preformatted_20_Text"><text:span text:style-name="Source_20_Text">sum of values for lexical word types found in the norm list / number of lexic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Complex Prepositional Phrase</text:h>
          <text:p text:style-name="Text_20_body">Counts the number of complex prepositional phrases in the text. Gives an absolute number.</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Syntactic Complexity Feature: Complex Nominals per Sentence</text:h>
          <text:p text:style-name="Text_20_body">Calculates the syntactic complexity of the text. Calculates the complex nominals per sentence.</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omplex nominal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N_Feature.xml</text:span></text:p>
          <text:p text:style-name="P1"><text:span text:style-name="Source_20_Text">NSyntacticConstituent_S_Feature.xml</text:span></text:p>
          <text:h text:style-name="Heading_20_1" text:outline-level="1">Lexical Sophistication Feature: Google Books Word Familiarity Per Million Words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Familiarity Per Million Words) of functional words (F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functional word token:</text:span></text:p>
          <text:p text:style-name="Preformatted_20_Text"><text:span text:style-name="Source_20_Text"><text:s text:c="8"/>FA = sum of FREQCOUNTs of all the words with the same first 3 characters and of the same length as this word (this word’s FREQCOUNT added to the sum).</text:span></text:p>
          <text:p text:style-name="Preformatted_20_Text"/>
          <text:p text:style-name="P1"><text:span text:style-name="Source_20_Text">sum of FAs / number of functional word tokens</text:span></text:p>
          <text:h text:style-name="Heading_20_3" text:outline-level="3">Availability:</text:h>
          <text:p text:style-name="P1"><text:span text:style-name="Source_20_Text">This feature is NOT available for English.</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Main Verb</text:h>
          <text:p text:style-name="Text_20_body">Calculates Main Verb density of the text. Main Verbs include for German: the Tiger tags VVFIN VVIMP VVINF VVIZU VVPP. for Italian: Vip,Vip3,Vii,Vii3,Vis,Vis3,Vif,Vif3,Vcp,Vcp3,Vci,Vci3,Vdp,Vdp3,Vg,Vp,Vf,Vm</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mainVerbDensity = numMain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Google Books Word Frequency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of all words (AW).</text:p>
          <text:h text:style-name="Heading_20_3" text:outline-level="3">Formula:</text:h>
          <text:p text:style-name="P1"><text:span text:style-name="Source_20_Text">sum of FREQCOUNTs of word types / number of word types</text:span></text:p>
          <text:h text:style-name="Heading_20_3" text:outline-level="3">Availability:</text:h>
          <text:p text:style-name="P1"><text:span text:style-name="Source_20_Text">This feature is NOT available for English.</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3rd Person Singular Verb</text:h>
          <text:p text:style-name="Text_20_body">Calculates 3rd person singular verb density of the text. Third person singular verbs include for English the Penn Treebank tag VBZ.</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VBZDensity = numVBZ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Meaningfulness Colerado (L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Colerado norm list from the MRC Psycholinguistic Database. http://websites.psychology.uwa.edu.au/school/MRCDatabase/mrc2.html </text:p>
          <text:h text:style-name="Heading_20_3" text:outline-level="3">Formula:</text:h>
          <text:p text:style-name="Preformatted_20_Text"><text:span text:style-name="Source_20_Text">sum of values for lexical word tokens found in the norm list / number of lexical word tokens of the text found in the norm list</text:span></text:p>
          <text:p text:style-name="Preformatted_20_Text"/>
          <text:p text:style-name="P1"><text:span text:style-name="Source_20_Text">Tokens that are not in the norm list are ignored.</text:span></text:p>
          <text:h text:style-name="Heading_20_3" text:outline-level="3"><text:soft-page-break/>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Brown (F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Brown norm list of frequencies by Brown (1984), which is included in the MRC Psycholinguistic Database. http://websites.psychology.uwa.edu.au/school/MRCDatabase/mrc2.html</text:p>
          <text:h text:style-name="Heading_20_3" text:outline-level="3">Formula:</text:h>
          <text:p text:style-name="Preformatted_20_Text"><text:span text:style-name="Source_20_Text">sum of values for functional words found in the norm list / number of functional words of the text found in the norm list</text:span></text:p>
          <text:p text:style-name="Preformatted_20_Text"/>
          <text:p text:style-name="P1"><text:span text:style-name="Source_20_Text">Function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Complex Nominals per T-unit</text:h>
          <text:p text:style-name="Text_20_body">Calculates the syntactic complexity of the text. Calculates the complex nominals per T-unit.</text:p>
          <text:h text:style-name="Heading_20_3" text:outline-level="3"><text:soft-page-break/>Availability:</text:h>
          <text:p text:style-name="P1"><text:span text:style-name="Source_20_Text">This feature is NOT available for Italian.</text:span></text:p>
          <text:h text:style-name="Heading_20_3" text:outline-level="3">Formula:</text:h>
          <text:p text:style-name="P1"><text:span text:style-name="Source_20_Text">number of complex nominal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N_Feature.xml</text:span></text:p>
          <text:p text:style-name="P1"><text:span text:style-name="Source_20_Text">NSyntacticConstituent_T_Feature.xml</text:span></text:p>
          <text:h text:style-name="Heading_20_1" text:outline-level="1">POS Density Feature: Infinite Verb</text:h>
          <text:p text:style-name="Text_20_body">Calculates Infinite Verb density of the text. Infinite Verbs include for German: the Tiger tags VVINF VAINF VMINF. for Italian: the tags VMf VAf Vf.</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infVerbDensity = numInfVerb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Article</text:h>
          <text:p text:style-name="Text_20_body">Calculates article density of the text. Articles for English: include the Penn Treebank tag DT, for German: the Tiger tag ART, for Italian: RD, RI</text:p>
          <text:h text:style-name="Heading_20_3" text:outline-level="3">Formula:</text:h>
          <text:p text:style-name="P1"><text:span text:style-name="Source_20_Text">DTDensity = numDT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text:soft-page-break/>Number of Syntactic Constituents: Temporal Modifier</text:h>
          <text:p text:style-name="Text_20_body">Calculates the number of a specific syntactic constituents in the text. This feature counts the number of temporal modifiers in the text. Gives an absolute number.</text:p>
          <text:p text:style-name="Text_20_body">A temporal modifier (of a VP, NP, or an ADJP is a bare noun phrase constituent that serves to modify the meaning of the constituent by specifying a time. (Other temporal modifiers are prepositional phrases and are introduced as prep.)</text:p>
          <text:p text:style-name="Text_20_body">Ex: "L'allarme è scattato la scorsa settimana" tmod(scattato, settimana) Tint ha dato: nmod(scattato-4, settimana-7)</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SUBTLEX Contextual Diversity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Contextual Diversity measure) of all words (AW).</text:p>
          <text:h text:style-name="Heading_20_3" text:outline-level="3">Formula:</text:h>
          <text:p text:style-name="Preformatted_20_Text"><text:span text:style-name="Source_20_Text">for each word type:</text:span></text:p>
          <text:p text:style-name="Preformatted_20_Text"><text:span text:style-name="Source_20_Text"><text:s text:c="8"/>CD = number of films in which the word appears</text:span></text:p>
          <text:p text:style-name="Preformatted_20_Text"/>
          <text:p text:style-name="P1"><text:span text:style-name="Source_20_Text">sum of CDs / number of word types</text:span></text:p>
          <text:h text:style-name="Heading_20_3" text:outline-level="3">Availability:</text:h>
          <text:p text:style-name="P1"><text:span text:style-name="Source_20_Text">This feature is NOT available for German, Itali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Cohesive Complexity Feature: Other Connectives per Token (Eisenberg for German)</text:h>
          <text:p text:style-name="Text_20_body">Calculates the cohesive complexity of the text. Calculates the other connectives listed by Eisenberg per token: connectives that are not included in lists with defined categories. The list contains 10 connectives: jedoch sowie falls hierdurch höchstens oder ohnehin sofern sonst sprich</text:p>
          <text:h text:style-name="Heading_20_3" text:outline-level="3">Formula:</text:h>
          <text:p text:style-name="P1"><text:span text:style-name="Source_20_Text">number of other connectives / number of tokens</text:span></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Eisenberg_Other_Feature.xml</text:span></text:p>
          <text:p text:style-name="P1"><text:span text:style-name="Source_20_Text">POSDensity_NonPunctuationWords.xml</text:span></text:p>
          <text:h text:style-name="Heading_20_1" text:outline-level="1">Lexical Sophistication Feature: Google Books Logarithmic Word Frequency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of lexical words (LW).</text:p>
          <text:h text:style-name="Heading_20_3" text:outline-level="3">Formula:</text:h>
          <text:p text:style-name="Preformatted_20_Text"><text:span text:style-name="Source_20_Text">for each lexical word type:</text:span></text:p>
          <text:p text:style-name="Preformatted_20_Text"><text:span text:style-name="Source_20_Text"><text:s text:c="8"/>LF = log10 ( FREQCOUNT + 1 )</text:span></text:p>
          <text:p text:style-name="Preformatted_20_Text"/>
          <text:p text:style-name="P1"><text:span text:style-name="Source_20_Text">sum of LFs / number of lexical word types</text:span></text:p>
          <text:h text:style-name="Heading_20_3" text:outline-level="3"><text:soft-page-break/>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Complex Prepositional Phrases per T-Unit</text:h>
          <text:p text:style-name="Text_20_body">Calculates the syntactic complexity of the text. Calculates the complex prepositional phrases per T-Unit.</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omplex prepositional phrase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PP_Feature.xml</text:span></text:p>
          <text:p text:style-name="P1"><text:span text:style-name="Source_20_Text">NSyntacticConstituent_T_Feature.xml</text:span></text:p>
          <text:h text:style-name="Heading_20_1" text:outline-level="1">Lexical Sophistication: Percentage of Lemmas Listed in the De Mauro Basic Dictionary (all lemmas)</text:h>
          <text:p text:style-name="Text_20_body">Calculates the percentage of lemmas listed in the De Mauro basic dictionary.</text:p>
          <text:h text:style-name="Heading_20_3" text:outline-level="3">Formula:</text:h>
          <text:p text:style-name="P1"><text:span text:style-name="Source_20_Text">( number of lemmas listed in the De Mauro dictionary / number of lemmas (excluding punctuations) ) * 100</text:span></text:p>
          <text:p text:style-name="Text_20_body">Bib. ref.: Il Nuovo vocabolario di base della lingua italiana. A cura di Tullio De Mauro. 23 dicembre 2016. https://dizionario.internazionale.it/nuovovocabolariodibase</text:p>
          <text:h text:style-name="Heading_20_3" text:outline-level="3">Availability:</text:h>
          <text:p text:style-name="P1"><text:span text:style-name="Source_20_Text">This feature is NOT available for English,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NSentenceFeature.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LemmaAnnotator.xml <text:s text:c="21"/></text:span></text:p>
          <text:h text:style-name="Heading_20_1" text:outline-level="1">Number of Connectives: Adversative or Concessive Connectives (Eisenberg for German)</text:h>
          <text:p text:style-name="Text_20_body">Calculates the number of adversative or concessive connectives for German listed by Eisenberg. Gives an absolute number.</text:p>
          <text:p text:style-name="Text_20_body">The lists contains 78 connectives.</text:p>
          <text:p text:style-name="Text_20_body">Example: gegen entgegen zuwider statt : statt dass</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Lexical Sophistication Feature: Google Books Logarithmic Word Frequency Per Million Words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per million words) of all words (AW).</text:p>
          <text:h text:style-name="Heading_20_3" text:outline-level="3">Formula:</text:h>
          <text:p text:style-name="Preformatted_20_Text"><text:span text:style-name="Source_20_Text">for each word type:</text:span></text:p>
          <text:p text:style-name="Preformatted_20_Text"><text:span text:style-name="Source_20_Text"><text:s text:c="8"/>LF = log10 ( FREQCOUNT + 1 ) - log10 ( total number of words in the Google corpus ( number of lines in the file ) / 1000 000 )</text:span></text:p>
          <text:p text:style-name="Preformatted_20_Text"><text:soft-page-break/></text:p>
          <text:p text:style-name="P1"><text:span text:style-name="Source_20_Text">sum of LFs/ number of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Concreteness (F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Concreteness norm list from the MRC Psycholinguistic Database. http://websites.psychology.uwa.edu.au/school/MRCDatabase/mrc2.html </text:p>
          <text:h text:style-name="Heading_20_3" text:outline-level="3">Formula:</text:h>
          <text:p text:style-name="Preformatted_20_Text"><text:span text:style-name="Source_20_Text">sum of values for functional words found in the norm list / number of functional words of the text found in the norm list</text:span></text:p>
          <text:p text:style-name="Preformatted_20_Text"/>
          <text:p text:style-name="P1"><text:span text:style-name="Source_20_Text">Function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Possessive WH Pronoun</text:h>
          <text:p text:style-name="Text_20_body">Calculates possesive WH pronoun density of the text. Possesive WH pronouns include for English the Penn Treebank tag WP$.</text:p>
          <text:h text:style-name="Heading_20_3" text:outline-level="3"><text:soft-page-break/>Availability:</text:h>
          <text:p text:style-name="P1"><text:span text:style-name="Source_20_Text">This feature is NOT available for: German, Italian.</text:span></text:p>
          <text:h text:style-name="Heading_20_3" text:outline-level="3">Formula:</text:h>
          <text:p text:style-name="P1"><text:span text:style-name="Source_20_Text">possessive WH pronouns density = number of possessive WH pronoun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Indicative Imperfect Tense Verb</text:h>
          <text:p text:style-name="Text_20_body">Calculates indicative imperfect tense verb density of the text. Indicative imperfect tense verbs include for Italian: Vii Vii3 VAii Vii3 VMii VMii3.</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VBDDensity = numVBD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Meaningfulness Colerado (A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ext:soft-page-break/>This feature calculates lexical sophistication with the Meaningfulness Colerado norm list from the MRC Psycholinguistic Database. http://websites.psychology.uwa.edu.au/school/MRCDatabase/mrc2.html</text:p>
          <text:h text:style-name="Heading_20_3" text:outline-level="3">Formula:</text:h>
          <text:p text:style-name="Preformatted_20_Text"><text:span text:style-name="Source_20_Text">sum of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Conjunction</text:h>
          <text:p text:style-name="Text_20_body">Calculates conjunction density of the text. Conjunctions include for English: the Penn Treebank tags CC, and IN, for German: the Tiger tags KOUI KOUS KON KOKOM, for Italian: tags CC CS.</text:p>
          <text:h text:style-name="Heading_20_3" text:outline-level="3">Formula:</text:h>
          <text:p text:style-name="P1"><text:span text:style-name="Source_20_Text">conjDensity = numConj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Imageability (A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ext:soft-page-break/>This feature calculates lexical sophistication with the Imageability norm list from the MRC Psycholinguistic Database. http://websites.psychology.uwa.edu.au/school/MRCDatabase/mrc2.html</text:p>
          <text:h text:style-name="Heading_20_3" text:outline-level="3">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Temporal Connectives (Eisenberg for German)</text:h>
          <text:p text:style-name="Text_20_body">Calculates the number of temporal connectives for German listed by Eisenberg. Gives an absolute number.</text:p>
          <text:p text:style-name="Text_20_body">The German list contains 71 connectives.</text:p>
          <text:p text:style-name="Text_20_body">Example: nach nachdem kaum wonach worauf dann : selbst dann wenn,auch dann wenn,sogar dann wenn,wenn-dann</text:p>
          <text:p text:style-name="Text_20_body">The Italian list contains 55 connectives.</text:p>
          <text:p text:style-name="Text_20_body">Example: a quei tempi adesso alla fine allora allorché allorquando anni fa</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Number of Syntactic Constituents: Dependent Clauses</text:h>
          <text:p text:style-name="Text_20_body">Calculates the number of a specific syntactic constituents in the text. Counts the number of dependent clauses in the text. Gives an absolute number.</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OSAnnotator.xml</text:span></text:p>
          <text:p text:style-name="P1"><text:span text:style-name="Source_20_Text">ParseTreeAnnotator.xml</text:span></text:p>
          <text:h text:style-name="Heading_20_1" text:outline-level="1">Syntactic Complexity Feature: Coordinations per Sentence</text:h>
          <text:p text:style-name="Text_20_body">Calculates the syntactic complexity of the text. Calculates the number of coordinations per sentence. </text:p>
          <text:h text:style-name="Heading_20_3" text:outline-level="3">Formula:</text:h>
          <text:p text:style-name="P1"><text:span text:style-name="Source_20_Text">number of coordination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oordination_Feature.xml</text:span></text:p>
          <text:p text:style-name="P1"><text:span text:style-name="Source_20_Text">NSyntacticConstituent_S_Feature.xml</text:span></text:p>
          <text:h text:style-name="Heading_20_1" text:outline-level="1">Cohesive Complexity Feature: Multifunctional Connectives per Token</text:h>
          <text:p text:style-name="Text_20_body">Calculates the cohesive complexity of the text. Calculates the multifunctional connectives per token, listed by Nadezda Okinina and Lorenzo Zanasi for Italian. Multifunctional connectives appear in more than 1 list. The lists contains 23 connectives.</text:p>
          <text:p text:style-name="Text_20_body">Example: The connectives 'dopo' and 'poi' both have 2 meanings, temporal and hierarchical. So they appear in 3 lists: temporal, hierarchical and multifunctional.</text:p>
          <text:h text:style-name="Heading_20_3" text:outline-level="3">Formula:</text:h>
          <text:p text:style-name="P1"><text:span text:style-name="Source_20_Text">number of multifunctional connectives / number of token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text:soft-page-break/>Lexical Sophistication Feature: SUBTLEX Word Familiarity Per Million Words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SUBTLEX Word Familiarity Per Million Words) of lexical words (L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lexical word type:</text:span></text:p>
          <text:p text:style-name="Preformatted_20_Text"><text:span text:style-name="Source_20_Text"><text:s text:c="8"/>FA = sum of FREQCOUNTs of all the words with the same first 3 characters and of the same length as this word in the subtlex-[LANG].csv file (this word’s FREQCOUNT added to the sum)</text:span></text:p>
          <text:p text:style-name="Preformatted_20_Text"/>
          <text:p text:style-name="P1"><text:span text:style-name="Source_20_Text">sum of FAs / number of lexic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Cohesive Complexity Feature: Hypothetical and Conditional Connectives per Token</text:h>
          <text:p text:style-name="Text_20_body">Calculates the cohesive complexity of the text. Calculates the hypothetical and conditional connectives per token, listed by Nadezda Okinina and Lorenzo Zanasi for Italian.</text:p>
          <text:p text:style-name="Text_20_body">The list contains 20 connectives.</text:p>
          <text:p text:style-name="Text_20_body">Example: ammettendo che nel caso in cui partendo dal presupposto che purché qualora</text:p>
          <text:h text:style-name="Heading_20_3" text:outline-level="3">Formula:</text:h>
          <text:p text:style-name="P1"><text:span text:style-name="Source_20_Text">number of hypothetical and conditional connectives / number of tokens</text:span></text:p>
          <text:h text:style-name="Heading_20_3" text:outline-level="3"><text:soft-page-break/>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Number of Connectives: Causal Connectives (Eisenberg for German)</text:h>
          <text:p text:style-name="Text_20_body">Calculates the number of causal connectives for German listed by Eisenberg. Gives an absolute number.</text:p>
          <text:p text:style-name="Text_20_body">The list contains 58 connectives.</text:p>
          <text:p text:style-name="Text_20_body">Example: andernfalls ansonsten dann : selbst dann wenn,auch dann wenn,sogar dann wenn,wenn-dann unter Umständen eventuell wegen</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Number of Syntactic Constituents: Auxiliary Passive</text:h>
          <text:p text:style-name="Text_20_body">Counts the number of passive auxiliaries in the text. Gives an absolute number.</text:p>
          <text:p text:style-name="Text_20_body">A passive auxiliary of a clause is a non-main verb of the clause which contains the passive information</text:p>
          <text:p text:style-name="Text_20_body">Ex: "Significa che sono state tagliate le vie nervose" auxpass(tagliate, state) "Le donne candidate vengono ritenute intelligenti" auxpass(ritenute, vengono)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oft-page-break/><text:span text:style-name="Source_20_Text">ParseTreeAnnotator.xml</text:span></text:p>
          <text:h text:style-name="Heading_20_1" text:outline-level="1">Lexical Sophistication Feature: Meaningfulness Colerado (F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Colerado norm list from the MRC Psycholinguistic Database. http://websites.psychology.uwa.edu.au/school/MRCDatabase/mrc2.html</text:p>
          <text:h text:style-name="Heading_20_3" text:outline-level="3">Formula:</text:h>
          <text:p text:style-name="Preformatted_20_Text"><text:span text:style-name="Source_20_Text">sum of values for functional word tokens found in the norm list / number of functional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Clauses</text:h>
          <text:p text:style-name="Text_20_body">Counts the number of clauses in the text. Gives an absolute number.</text:p>
          <text:h text:style-name="Heading_20_3" text:outline-level="3">Availability:</text:h>
          <text:p text:style-name="P1"><text:span text:style-name="Source_20_Text">This feature is NOT available for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Syntactic Complexity Feature: Verb Phrases per T-unit</text:h>
          <text:p text:style-name="Text_20_body">Calculates the syntactic complexity of the text. Calculates the verb phrases per T-unit.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verb phrase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VP_Feature.xml</text:span></text:p>
          <text:p text:style-name="P1"><text:span text:style-name="Source_20_Text">NSyntacticConstituent_T_Feature.xml</text:span></text:p>
          <text:h text:style-name="Heading_20_1" text:outline-level="1">POS Density Feature: Cardinal Number</text:h>
          <text:p text:style-name="Text_20_body">Calculates cardinal number density of the text. Cardinal numbers include for English: the Penn Treebank tags CD, for German: the Tiger tag CARD, for Italian: N.</text:p>
          <text:h text:style-name="Heading_20_3" text:outline-level="3">Formula:</text:h>
          <text:p text:style-name="P1"><text:span text:style-name="Source_20_Text">CDDensity = numCD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Symbol</text:h>
          <text:p text:style-name="Text_20_body">Calculates symbol density of the text. Symbols include for English the Penn Treebank tag SYM, for Italian: XX XE.</text:p>
          <text:h text:style-name="Heading_20_3" text:outline-level="3">Availability:</text:h>
          <text:p text:style-name="P1"><text:span text:style-name="Source_20_Text">This feature is NOT available for: German</text:span></text:p>
          <text:h text:style-name="Heading_20_3" text:outline-level="3">Formula:</text:h>
          <text:p text:style-name="P1"><text:span text:style-name="Source_20_Text">SYMDensity = numSYMs / numTokens</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Google Books Logarithmic Word Frequency Per Million Words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per million words) of functional words (FW).</text:p>
          <text:h text:style-name="Heading_20_3" text:outline-level="3">Formula:</text:h>
          <text:p text:style-name="Preformatted_20_Text"><text:span text:style-name="Source_20_Text">for each functional word type:</text:span></text:p>
          <text:p text:style-name="Preformatted_20_Text"><text:span text:style-name="Source_20_Text"><text:s text:c="8"/>LF = log10 ( FREQCOUNT + 1 ) - log10 ( total number of words in the Google corpus ( number of lines in the file ) / 1000 000 )</text:span></text:p>
          <text:p text:style-name="Preformatted_20_Text"/>
          <text:p text:style-name="P1"><text:span text:style-name="Source_20_Text">sum of LFs / number of function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Word Informativeness Per Million Words (AW Token)</text:h>
          <text:p text:style-name="Text_20_body">Calculates lexical sophistication of the text. Three sophistication measures are calculated from each frequency list: AW: all words LW: lexical words, which are verbs, nouns, adverbs and adjectives <text:soft-page-break/>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SUBTLEX Word Informativeness Per Million Words) of all words (AW). Informativeness is the number of types with the same initial character trigram and of the same length as the given type:</text:p>
          <text:h text:style-name="Heading_20_3" text:outline-level="3">Formula:</text:h>
          <text:p text:style-name="Preformatted_20_Text"><text:span text:style-name="Source_20_Text">for each token:</text:span></text:p>
          <text:p text:style-name="Preformatted_20_Text"><text:span text:style-name="Source_20_Text"><text:s text:c="8"/>WI = number of words with the same first 3 characters and of the same length as this word in the subtlex-[LANG].csv file (this word included)</text:span></text:p>
          <text:p text:style-name="Preformatted_20_Text"/>
          <text:p text:style-name="P1"><text:span text:style-name="Source_20_Text">sum of WI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Word Frequency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of functional words (FW).</text:p>
          <text:h text:style-name="Heading_20_3" text:outline-level="3">Formula:</text:h>
          <text:p text:style-name="P1"><text:span text:style-name="Source_20_Text">sum of FREQCOUNTs of functional word tokens / number of functional word 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Lexical Sophistication Feature: Mean Age of Active Use in KCT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ean Age of Active Use in KCT list of lexical words (LW).</text:p>
          <text:h text:style-name="Heading_20_3" text:outline-level="3">Formula:</text:h>
          <text:p text:style-name="Preformatted_20_Text"><text:span text:style-name="Source_20_Text">sum of values for lexical word types found in the norm list / number of lexic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Expletive</text:h>
          <text:p text:style-name="Text_20_body">Counts the number of expletives in the text. Gives an absolute number.</text:p>
          <text:p text:style-name="Text_20_body">This relation captures an existential \there". The main verb of the clause is the governor</text:p>
          <text:p text:style-name="Text_20_body">Ex: "Se vi è un bersaglio" expl(è, vi); "Ci sarà un rinnovamento" expl(sarà, ci)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Number of Syntactic Constituents: Adverbial Modifier</text:h>
          <text:p text:style-name="Text_20_body">Calculates the number of a specific syntactic constituents in the text. This feature counts the number of adverbial modifiers in the text. Gives an absolute number.</text:p>
          <text:p text:style-name="Text_20_body">An adjectival modifier of an NP is any adjectival phrase that serves to modify the meaning of the NP Used also for numbers, when they represent age. John Smith (33) ...</text:p>
          <text:p text:style-name="Text_20_body">Ex: "nuovo record" amod(record, nuovo) "nell'ultima edizione della famosa maratona" amod(maratona, famosa)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POS Density Feature: Possessive Pronoun</text:h>
          <text:p text:style-name="Text_20_body">Calculates possessive pronoun density of the text. Possesive pronouns include for English: the Penn Treebank tag PRP$, for German: the Tiger tags PPOSS, PPOSAT, for Italian: PP.</text:p>
          <text:h text:style-name="Heading_20_3" text:outline-level="3">Formula:</text:h>
          <text:p text:style-name="P1"><text:span text:style-name="Source_20_Text">PRPSDensity = numPRPS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Richness: MTLD Lemma</text:h>
          <text:p text:style-name="Text_20_body">Calculates the MTLD measure of lexical diversity. Was translated into Java by Nadezda Okinina from the Python implementation of John Frens: https://github.com/jfrens/lexical_diversity</text:p>
          <text:p text:style-name="Text_20_body">MTLD is a more sophisticated measure of lexical diversity compared to TTR (type token ratio). TTR being highly text length dependent, more sophisticated formulas were invented to overcome this shortcoming, MTLD being one of them. The efficiency of such new formulas is subject to debate.</text:p>
          <text:p text:style-name="Text_20_body">If the text length is inferior to 50 tokens, gives the value -1.</text:p>
          <text:p text:style-name="Text_20_body"><text:soft-page-break/>Bib. ref.: McCarthy, P. M. and Jarvis, S. (2010). MTLD, vocd-D, and HD-D: A validation study of sophisticated approaches to lexical diversity assessment. Behavior Research Methods, 42(2):381–392.</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TokenTypeAnnotator.xml</text:span></text:p>
          <text:p text:style-name="Preformatted_20_Text"><text:span text:style-name="Source_20_Text">LemmaAnnotator.xml</text:span></text:p>
          <text:p text:style-name="Preformatted_20_Text"><text:span text:style-name="Source_20_Text">NTokenFeature.xml</text:span></text:p>
          <text:p text:style-name="Preformatted_20_Text"><text:span text:style-name="Source_20_Text">NLemmaFeature.xml</text:span></text:p>
          <text:p text:style-name="P1"><text:span text:style-name="Source_20_Text">NTokenTypeFeature.xml</text:span></text:p>
          <text:h text:style-name="Heading_20_1" text:outline-level="1">Lexical Sophistication Feature: SUBTLEX Word Informativeness Per Million Words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SUBTLEX Word Informativeness Per Million Words) of functional words (FW). Informativeness is the number of types with the same initial character trigram and of the same length as the given type:</text:p>
          <text:h text:style-name="Heading_20_3" text:outline-level="3">Formula:</text:h>
          <text:p text:style-name="Preformatted_20_Text"><text:span text:style-name="Source_20_Text">for each functional word type:</text:span></text:p>
          <text:p text:style-name="Preformatted_20_Text"><text:span text:style-name="Source_20_Text"><text:s text:c="8"/>WI = number of words with the same first 3 characters and of the same length as this word in the subtlex-[LANG].csv file (this word included)</text:span></text:p>
          <text:p text:style-name="Preformatted_20_Text"/>
          <text:p text:style-name="P1"><text:span text:style-name="Source_20_Text">sum of WIs / number of function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Dependency Locality Theory: Total IC at Finite Verb (no modifier weight)</text:h>
          <text:p text:style-name="Text_20_body">Calculates the total integration cost (according to the DLT with cancelled modifier weight configuration)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POS Density Feature: Comparative Adjective</text:h>
          <text:p text:style-name="Text_20_body">Calculates comparative adjective density of the text. Comparative adjectives include for English the Penn Treebank tag JJR.</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JJRDensity = numJJR <text:s text:c="4"/>/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Attributive</text:h>
          <text:p text:style-name="Text_20_body">Counts the number of attributives in the text. Gives an absolute number.</text:p>
          <text:p text:style-name="Text_20_body">An attributive is a complement of a copular verb such as "to be", "to seem", "to appear". Currently, the converter only recognizes WHNP complements.</text:p>
          <text:p text:style-name="Text_20_body"><text:soft-page-break/>Ex: benché Allende fosse già presidente attr(fosse, presidente) : Tint ha messo cop(fosse, presidente) "è la verità" attr(è, verità)</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Kucera and Francis (L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Kucera and Francis norm list of frequencies (1967), which is included in the MRC Psycholinguistic Database. http://websites.psychology.uwa.edu.au/school/MRCDatabase/mrc2.html</text:p>
          <text:h text:style-name="Heading_20_3" text:outline-level="3">Formula:</text:h>
          <text:p text:style-name="Preformatted_20_Text"><text:span text:style-name="Source_20_Text">sum of values for lexical word types found in the norm list / number of lexic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Number of Syntactic Constituents: Adverbial Clause Modifier</text:h>
          <text:p text:style-name="Text_20_body">Calculates the number of a specific syntactic constituents in the text. This feature counts the number of adverbial clause modifiers in the text. Gives an absolute number.</text:p>
          <text:p text:style-name="Text_20_body">An adverbial clause modifier of a VP or S is a clause modifying the verb (temporal clause, consequence, conditional clause, purpose clause, etc.)</text:p>
          <text:p text:style-name="Text_20_body">Ex: "Quando venne coniato il termine, esso era applicato a un particolare fenomeno atmosferico" advcl(applicato, coniato) "Se non entrano in contatto con goccioline d'acqua, questi gas possono depositarsi sul suolo" advcl(depositarsi, entrano)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Thorndike­ Lorge (A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Thorndike­-Lorge norm list of frequencies (1944), which is included in the MRC Psycholinguistic Database (http://websites.psychology.uwa.edu.au/school/MRCDatabase/mrc2.html). </text:p>
          <text:h text:style-name="Heading_20_3" text:outline-level="3">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German, Itali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Meaningfulness Pavio (L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Pavio norm list from the MRC Psycholinguistic Database. http://websites.psychology.uwa.edu.au/school/MRCDatabase/mrc2.html</text:p>
          <text:h text:style-name="Heading_20_3" text:outline-level="3">Formula:</text:h>
          <text:p text:style-name="Preformatted_20_Text"><text:span text:style-name="Source_20_Text">sum of values for lexical word types found in the norm list / number of lexic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Marker</text:h>
          <text:p text:style-name="Text_20_body">Counts the number of markers in the text. Gives an absolute number.</text:p>
          <text:p text:style-name="Text_20_body">A marker is the word introducing a finite clause subordinate to another clause. For a complement clause, this will typically be "that" or "whether". For an adverbial clause, the marker is typically a preposition like "while" or "although". The mark is a dependent of the subordinate clause head.</text:p>
          <text:p text:style-name="Text_20_body">Ex: "Quando sono stati investiti dalla violenza del fulmine" mark(investiti, quando); Tint ha dato: 'advmod(investiti-4, Quando-1)' "Mentre leggono le notizie" mark(leggono, mentre)</text:p>
          <text:h text:style-name="Heading_20_3" text:outline-level="3"><text:soft-page-break/>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SD Token Length in Letters</text:h>
          <text:p text:style-name="Text_20_body">Calculates the standard deviation of token length in number of letters.</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SyllableAnnotator.xml</text:span></text:p>
          <text:p text:style-name="P1"><text:span text:style-name="Source_20_Text">LetterAnnotator.xml</text:span></text:p>
          <text:h text:style-name="Heading_20_1" text:outline-level="1">Lexical Richness: HDD Token</text:h>
          <text:p text:style-name="Text_20_body">Calculates the HDD measure of lexical diversity. Was translated into Java by Nadezda Okinina from the Python implementation of John Frens: https://github.com/jfrens/lexical_diversity</text:p>
          <text:p text:style-name="Text_20_body">HDD is a more sophisticated measure of lexical diversity compared to TTR (type token ratio). TTR being highly text length dependent, more sophisticated formulas were invented to overcome this shortcoming, HDD being one of them. The efficiency of such new formulas is subject to debate.</text:p>
          <text:p text:style-name="Text_20_body">If the text length is inferior to 50 tokens, gives the value -1.</text:p>
          <text:p text:style-name="Text_20_body">Bib. ref.: McCarthy, P. M. and Jarvis, S. (2010). MTLD, vocd-D, and HD-D: A validation study of sophisticated approaches to lexical diversity assessment. Behavior Research Methods, 42(2):381–392.</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TokenTypeAnnotator.xml</text:span></text:p>
          <text:p text:style-name="Preformatted_20_Text"><text:span text:style-name="Source_20_Text">NTokenFeature.xml</text:span></text:p>
          <text:p text:style-name="P1"><text:span text:style-name="Source_20_Text">NTokenTypeFeature.xml</text:span></text:p>
          <text:h text:style-name="Heading_20_1" text:outline-level="1">POS Density Feature: Non 3rd Person Singular Verb</text:h>
          <text:p text:style-name="Text_20_body">Calculates non 3rd person singular verb density of the text. Non-third person singular verbs include for English the Penn Treebank tag VBP.</text:p>
          <text:h text:style-name="Heading_20_3" text:outline-level="3"><text:soft-page-break/>Availability:</text:h>
          <text:p text:style-name="P1"><text:span text:style-name="Source_20_Text">This feature is NOT available for: German, Italian.</text:span></text:p>
          <text:h text:style-name="Heading_20_3" text:outline-level="3">Formula:</text:h>
          <text:p text:style-name="P1"><text:span text:style-name="Source_20_Text">VBPDensity = numVBP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Cohesive Complexity Feature: Additive Connectives per Token (Eisenberg for German)</text:h>
          <text:p text:style-name="Text_20_body">Calculates the cohesive complexity of the text. Calculates the additive connectives per token, listed by Eisenberg for German. The list contains 41 connectives.</text:p>
          <text:p text:style-name="Text_20_body">Example: einschließlich samt nebst inklusive zuzüglich ohne zu</text:p>
          <text:h text:style-name="Heading_20_3" text:outline-level="3">Formula:</text:h>
          <text:p text:style-name="P1"><text:span text:style-name="Source_20_Text">number of additive connectives / number of tokens</text:span></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NConnectives_Breindl_Additive_Feature.xml</text:span></text:p>
          <text:h text:style-name="Heading_20_1" text:outline-level="1">Number of Connectives: Adversative or Concessive Connectives (Breindl for German)</text:h>
          <text:p text:style-name="Text_20_body">Calculates the number of adversative or concessive connectives listed by Breindl for German, by Nadezda Okinina and Lorenzo Zanasi for Italian. Gives an absolute number.</text:p>
          <text:p text:style-name="Text_20_body">The German list contains 17 connectives.</text:p>
          <text:p text:style-name="Text_20_body">Example: zwar : zwar-aber,zwar-doch aber sondern : sondern-auch nur : nicht-nur</text:p>
          <text:p text:style-name="Text_20_body">The Italian lists contains 38 connectives.</text:p>
          <text:p text:style-name="Text_20_body"><text:soft-page-break/>Example: al contrario all'inverso all'opposto anzi anziché cionondimeno</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Syntactic Complexity Feature: Verb Cluster per Sentence</text:h>
          <text:p text:style-name="Text_20_body">Calculates the syntactic complexity of the text. Calculates the verb cluster per sentence. </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verb cluster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VC_Feature.xml</text:span></text:p>
          <text:p text:style-name="P1"><text:span text:style-name="Source_20_Text">NSyntacticConstituent_S_Feature.xml</text:span></text:p>
          <text:h text:style-name="Heading_20_1" text:outline-level="1">Number of Syntactic Constituents: Auxiliary</text:h>
          <text:p text:style-name="Text_20_body">Counts the number of auxiliaries in the text. Gives an absolute number.</text:p>
          <text:p text:style-name="Text_20_body">An auxiliary of a clause is a non-main verb of the clause, e.g., a modal auxiliary, or a form of "be", "do" or "have" in a periphrastic tense</text:p>
          <text:p text:style-name="Text_20_body">Ex: "quella che ha fatto" aux(fatto, ha) "era convinto di dover vivere" aux(vivere, dover)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Lexical Variation Feature: Squared Verb Variation 1</text:h>
          <text:p text:style-name="Text_20_body">Calculates lexical variation of the text. Lexical words are certain types of verbs, nouns, adjectives, and adverb. This feature calculates Verb variation.</text:p>
          <text:h text:style-name="Heading_20_3" text:outline-level="3">Formula:</text:h>
          <text:p text:style-name="P1"><text:span text:style-name="Source_20_Text">SVV1 = nVerbType^2 / nVerbToke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Dependency Locality Theory: High Adjacent IC at Finite Verb (higher verb weight)</text:h>
          <text:p text:style-name="Text_20_body">Calculates the average frequency of high adjacent IC (according to the DLT with its additional verb weight configuration) at the finite verb. High costs are defined as costs higher than 2 after integration.</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Lexical Sophistication Feature: Google Books Word Informativeness Per Million Words (AW Type)</text:h>
          <text:p text:style-name="Text_20_body">Calculates lexical sophistication of the text. Three sophistication measures are calculated from each frequency list: AW: all words LW: lexical words, which are verbs, nouns, adverbs and adjectives <text:soft-page-break/>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Informativeness Per Million Words) of all words (AW). Informativeness is the number of types with the same initial character trigram and of the same length as the given type.</text:p>
          <text:h text:style-name="Heading_20_3" text:outline-level="3">Formula:</text:h>
          <text:p text:style-name="Preformatted_20_Text"><text:span text:style-name="Source_20_Text">for each word type:</text:span></text:p>
          <text:p text:style-name="Preformatted_20_Text"><text:span text:style-name="Source_20_Text"><text:s text:c="8"/>WI = number of words with the same first 3 characters and of the same length as this word (this word included)</text:span></text:p>
          <text:p text:style-name="Preformatted_20_Text"/>
          <text:p text:style-name="P1"><text:span text:style-name="Source_20_Text">sum of WIs / number of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roportion of Tokens with 2 or more Syllables</text:h>
          <text:p text:style-name="Text_20_body">Calculates percentage of word tokens with 2 or more syllables.</text:p>
          <text:h text:style-name="Heading_20_3" text:outline-level="3">Formula:</text:h>
          <text:p text:style-name="P1"><text:span text:style-name="Source_20_Text">number of tokens with 2 or more syllables / total number of 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SyllableAnnotator.xml</text:span></text:p>
          <text:h text:style-name="Heading_20_1" text:outline-level="1">Mean Token Length in Syllables</text:h>
          <text:p text:style-name="Text_20_body">Calculates the mean token length in syllables.</text:p>
          <text:h text:style-name="Heading_20_3" text:outline-level="3">Formula:</text:h>
          <text:p text:style-name="P1"><text:span text:style-name="Source_20_Text">sum of the lengths of all the tokens of the text / number of tokens</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SyllableAnnotator.xml</text:span></text:p>
          <text:p text:style-name="Preformatted_20_Text"><text:span text:style-name="Source_20_Text">NSyllableFeature.xml</text:span></text:p>
          <text:p text:style-name="Preformatted_20_Text"><text:span text:style-name="Source_20_Text">LetterAnnotator.xml</text:span></text:p>
          <text:p text:style-name="P1"><text:span text:style-name="Source_20_Text">NLetterFeature.xml</text:span></text:p>
          <text:h text:style-name="Heading_20_1" text:outline-level="1">Dependency Locality Theory: Maximal IC at Finite Verb (less coordination weight)</text:h>
          <text:p text:style-name="Text_20_body">Calculates the average maximal integration cost per clause (according to the DLT with reduced coordination weight configuration) at the finite verb.</text:p>
          <text:h text:style-name="Heading_20_3" text:outline-level="3">Availability:</text:h>
          <text:p text:style-name="P1"><text:span text:style-name="Source_20_Text">This feature is NOT available for English, Italian.</text:span></text:p>
          <text:p text:style-name="Text_20_body">Bib. ref.: Gibson, Edward. 2000. The dependency locality theory: A distance-based theory of linguistic complexity. In: Image, language, brain, pp. 95–126.</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Lexical Sophistication Feature: Imageability (Unique Lemmas)</text:h>
          <text:p text:style-name="Text_20_body">Calculates lexical sophistication of the text.</text:p>
          <text:p text:style-name="Text_20_body">A norm list is a list where a norm value that describes a certain aspect of a word is given to each word. Only words that are included in the norm list are calculated. Words that do not appear in the norm list are omitted.</text:p>
          <text:p text:style-name="Text_20_body">All lemmas features take into consideration all lemmas, while unique lemmas features calculate only unique lemmas.</text:p>
          <text:p text:style-name="Text_20_body">This feature calculates lexical sophistication with the Imageability norm list from the Burani et al., 2001, containing 626 Italian nouns. https://www.istc.cnr.it/en/grouppage/varless</text:p>
          <text:h text:style-name="Heading_20_3" text:outline-level="3">Formula:</text:h>
          <text:p text:style-name="Preformatted_20_Text"><text:span text:style-name="Source_20_Text">sum of Imageability values for lemmas of the text found in Burani's list / number of lemmas of the text found in Burani's list</text:span></text:p>
          <text:p text:style-name="Preformatted_20_Text"><text:soft-page-break/></text:p>
          <text:p text:style-name="P1"><text:span text:style-name="Source_20_Text">Words of the text that are not in Burani's list are ignored.</text:span></text:p>
          <text:p text:style-name="Text_20_body">Bib. ref.: Cristina Burani, Lisa S Arduino, Laura Barca, "Una base di dati sui valori di età di acquisizione, frequenza, familiarità, immaginabilità, concretezza, e altre variabili lessicali e sublessicali per 626 nomi dell'italiano", Giornale Italiano di Psicologia, January 2001</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LemmaAnnotator.xml</text:span></text:p>
          <text:h text:style-name="Heading_20_1" text:outline-level="1">Syntactic Complexity Feature: Postnominal Modifier per Complex Noun Phrase</text:h>
          <text:p text:style-name="Text_20_body">Calculates the syntactic complexity of the text. Calculates the postnominal modifier per complex noun phrase.</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postnominal modifier / number of complex noun phra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PostN_Feature.xml</text:span></text:p>
          <text:p text:style-name="P1"><text:span text:style-name="Source_20_Text">NSyntacticConstituent_CN_Feature.xml</text:span></text:p>
          <text:h text:style-name="Heading_20_1" text:outline-level="1">Lexical Sophistication Feature: SUBTLEX Word Informativeness Per Million Words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ext:soft-page-break/>Token features take into consideration all word tokens, while type features calculate only unique tokens.</text:p>
          <text:p text:style-name="Text_20_body">This feature calculates lexical sophistication with the SUBTLEX word frequency list (SUBTLEX Word Informativeness Per Million Words) of lexical words (LW). Informativeness is the number of types with the same initial character trigram and of the same length as the given type.</text:p>
          <text:h text:style-name="Heading_20_3" text:outline-level="3">Formula:</text:h>
          <text:p text:style-name="Preformatted_20_Text"><text:span text:style-name="Source_20_Text">for each lexical word token:</text:span></text:p>
          <text:p text:style-name="Preformatted_20_Text"><text:span text:style-name="Source_20_Text"><text:s text:c="8"/>WI = number of words with the same first 3 characters and of the same length as this word in the subtlex-[LANG].csv file (this word included)</text:span></text:p>
          <text:p text:style-name="Preformatted_20_Text"/>
          <text:p text:style-name="P1"><text:span text:style-name="Source_20_Text">sum of WIs / number of lexical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Cohesive Complexity Feature: Causal Connectives per Token (Eisenberg for German)</text:h>
          <text:p text:style-name="Text_20_body">Calculates the cohesive complexity of the text. Calculates the causal connectives per token, listed by Eisenberg for German. The list contains 58 connectives.</text:p>
          <text:p text:style-name="Text_20_body">Example: andernfalls ansonsten dann : selbst dann wenn,auch dann wenn,sogar dann wenn,wenn-dann unter Umständen eventuell wegen</text:p>
          <text:h text:style-name="Heading_20_3" text:outline-level="3">Formula:</text:h>
          <text:p text:style-name="P1"><text:span text:style-name="Source_20_Text">number of temporal connectives / number of tokens</text:span></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Causal_Feature.xml</text:span></text:p>
          <text:p text:style-name="P1"><text:span text:style-name="Source_20_Text">POSDensity_NonPunctuationWords.xml</text:span></text:p>
          <text:h text:style-name="Heading_20_1" text:outline-level="1"><text:soft-page-break/>Lexical Richness: Type Token Ratio (Corrected TTR)</text:h>
          <text:p text:style-name="Text_20_body">Calculates the type token ratio of a text. A word type is a non-duplicated token.</text:p>
          <text:h text:style-name="Heading_20_3" text:outline-level="3">Formula:</text:h>
          <text:p text:style-name="Preformatted_20_Text"><text:span text:style-name="Source_20_Text">This features calculates the corrected TTR with the ### Formula:</text:span></text:p>
          <text:p text:style-name="Preformatted_20_Text"><text:span text:style-name="Source_20_Text">CTTR = T/sqrt(2*N)</text:span></text:p>
          <text:p text:style-name="Preformatted_20_Text"/>
          <text:p text:style-name="Preformatted_20_Text"><text:span text:style-name="Source_20_Text">T stands for number of word types,</text:span></text:p>
          <text:p text:style-name="P1"><text:span text:style-name="Source_20_Text">N stands for number of tokens.</text:span></text:p>
          <text:p text:style-name="Text_20_body">Bib. ref.: Carroll, J. B. 1964. Language and Thought. Englewood Cliffs, NJ: Prentice-Hall.</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TokenTypeAnnotator.xml</text:span></text:p>
          <text:p text:style-name="Preformatted_20_Text"><text:span text:style-name="Source_20_Text">NTokenFeature.xml</text:span></text:p>
          <text:p text:style-name="P1"><text:span text:style-name="Source_20_Text">NTokenTypeFeature.xml</text:span></text:p>
          <text:h text:style-name="Heading_20_1" text:outline-level="1">Lexical Sophistication Feature: Google Books Word Informativeness Per Million Words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Informativeness Per Million Words) of functional words (FW). Informativeness is the number of types with the same initial character trigram and of the same length as the given type.</text:p>
          <text:h text:style-name="Heading_20_3" text:outline-level="3">Formula:</text:h>
          <text:p text:style-name="Preformatted_20_Text"><text:span text:style-name="Source_20_Text">for each functional word token:</text:span></text:p>
          <text:p text:style-name="Preformatted_20_Text"><text:span text:style-name="Source_20_Text"><text:s text:c="8"/>WI = number of words with the same first 3 characters and of the same length as this word (this word included)</text:span></text:p>
          <text:p text:style-name="Preformatted_20_Text"/>
          <text:p text:style-name="P1"><text:span text:style-name="Source_20_Text">sum of WIs / number of functional word tokens</text:span></text:p>
          <text:h text:style-name="Heading_20_3" text:outline-level="3"><text:soft-page-break/>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Sentence Coordination Ratio</text:h>
          <text:p text:style-name="Text_20_body">Calculates the syntactic complexity of the text. Calculates the sentence coordination ratio.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lause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T_Feature.xml</text:span></text:p>
          <text:p text:style-name="P1"><text:span text:style-name="Source_20_Text">NSyntacticConstituent_S_Feature.xml</text:span></text:p>
          <text:h text:style-name="Heading_20_1" text:outline-level="1">Cohesive Complexity Feature: Hierarchy Connectives per Token</text:h>
          <text:p text:style-name="Text_20_body">Calculates the cohesive complexity of the text. Calculates the hierarchy connectives per token, listed by Nadezda Okinina and Lorenzo Zanasi for Italian. The lists contains 36 connectives.</text:p>
          <text:p text:style-name="Text_20_body">Example: a questo punto anche anteriormente anzitutto appresso come di seguito dopo in aggiunta in conclusione</text:p>
          <text:h text:style-name="Heading_20_3" text:outline-level="3">Formula:</text:h>
          <text:p text:style-name="P1"><text:span text:style-name="Source_20_Text">number of hierarchy connectives / number of tokens</text:span></text:p>
          <text:h text:style-name="Heading_20_3" text:outline-level="3">Availability:</text:h>
          <text:p text:style-name="P1"><text:span text:style-name="Source_20_Text">This feature is NOT available for English,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Cohesive Complexity Feature: Causal Connectives per Token (Breindl for German)</text:h>
          <text:p text:style-name="Text_20_body">Calculates the cohesive complexity of the text. Calculates the causal connectives per token, listed by Breindl for German, by Nadezda Okinina and Lorenzo Zanasi for Italian.</text:p>
          <text:p text:style-name="Text_20_body">The Italian list contains 16 connectives.</text:p>
          <text:p text:style-name="Text_20_body">Example: ché considerato che dacché dal momento che dappoiché dato che</text:p>
          <text:p text:style-name="Text_20_body">The German list contains 8 connectives: denn : geschweige denn also deshalb deswegen folglich nämlich somit weil</text:p>
          <text:h text:style-name="Heading_20_3" text:outline-level="3">Formula:</text:h>
          <text:p text:style-name="P1"><text:span text:style-name="Source_20_Text">number of temporal connective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Causal_Feature.xml</text:span></text:p>
          <text:p text:style-name="P1"><text:span text:style-name="Source_20_Text">POSDensity_NonPunctuationWords.xml</text:span></text:p>
          <text:h text:style-name="Heading_20_1" text:outline-level="1">Syntactic Complexity Feature: Complex T-unit Ratio</text:h>
          <text:p text:style-name="Text_20_body">Calculates the syntactic complexity of the text. Calculates the complex T-unit ratio.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omplex T-units / number of T-units</text:span></text:p>
          <text:h text:style-name="Heading_20_3" text:outline-level="3">AAE dependency:</text:h>
          <text:p text:style-name="Preformatted_20_Text"><text:span text:style-name="Source_20_Text">SentenceAnnotator.xml</text:span></text:p>
          <text:p text:style-name="Preformatted_20_Text"><text:soft-page-break/><text:span text:style-name="Source_20_Text">TokenAnnotator.xml</text:span></text:p>
          <text:p text:style-name="Preformatted_20_Text"><text:span text:style-name="Source_20_Text">ParseTreeAnnotator.xml</text:span></text:p>
          <text:p text:style-name="Preformatted_20_Text"><text:span text:style-name="Source_20_Text">NSyntacticConstituent_CT_Feature.xml</text:span></text:p>
          <text:p text:style-name="P1"><text:span text:style-name="Source_20_Text">NSyntacticConstituent_T_Feature.xml</text:span></text:p>
          <text:h text:style-name="Heading_20_1" text:outline-level="1">Number of Syntactic Constituents: Numeric Modifier</text:h>
          <text:p text:style-name="Text_20_body">Calculates the number of a specific syntactic constituents in the text. This feature counts the number of numeric modifiers in the text. Gives an absolute number.</text:p>
          <text:p text:style-name="Text_20_body">A numeric modifier of a noun is any number phrase that serves to modify the meaning of the noun</text:p>
          <text:p text:style-name="Text_20_body">Ex: "Ha cambiato due ministri" num(ministri, due); "Dopo cinque anni di lavoro" num(anni, cinque)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Mean Sentence Length in Letters</text:h>
          <text:p text:style-name="Text_20_body">Calculates the mean sentence length in letters.</text:p>
          <text:h text:style-name="Heading_20_3" text:outline-level="3">Formula:</text:h>
          <text:p text:style-name="P1"><text:span text:style-name="Source_20_Text">sum of the lengths of all the sentences of the text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NSentenceFeature.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SyllableAnnotator.xml</text:span></text:p>
          <text:p text:style-name="Preformatted_20_Text"><text:span text:style-name="Source_20_Text">NSyllableFeature.xml</text:span></text:p>
          <text:p text:style-name="Preformatted_20_Text"><text:span text:style-name="Source_20_Text">LetterAnnotator.xml</text:span></text:p>
          <text:p text:style-name="P1"><text:span text:style-name="Source_20_Text">NLetterFeature.xml</text:span></text:p>
          <text:h text:style-name="Heading_20_1" text:outline-level="1">POS Density Feature: Singular Proper Noun</text:h>
          <text:p text:style-name="Text_20_body">Calculates singular proper noun density of the text. Singular proper nouns include for English: the Penn Treebank tag NNP, for German: NE</text:p>
          <text:h text:style-name="Heading_20_3" text:outline-level="3"><text:soft-page-break/>Availability:</text:h>
          <text:p text:style-name="P1"><text:span text:style-name="Source_20_Text">This feature is NOT available for Italian.</text:span></text:p>
          <text:h text:style-name="Heading_20_3" text:outline-level="3">Formula:</text:h>
          <text:p text:style-name="P1"><text:span text:style-name="Source_20_Text">NNPDensity = numNNP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Clausal Passive Subject</text:h>
          <text:p text:style-name="Text_20_body">Counts the number of clausal passive subjects in the text. Gives an absolute number.</text:p>
          <text:p text:style-name="Text_20_body">A clausal passive subject is a clausal syntactic subject of a passive clause. In the example below, "that she lied" is the subject.</text:p>
          <text:p text:style-name="Text_20_body">"Che mentisse era sospettato da tutti" csubjpass(sospettato, mentisse): Tint ha dato 'nsubjpass(sospettato-4, mentisse-2)'</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SUBTLEX Word Familiarity Per Million Words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ext:soft-page-break/>This feature calculates lexical sophistication with the SUBTLEX word frequency list (SUBTLEX Word Familiarity Per Million Words) of all words (A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word type:</text:span></text:p>
          <text:p text:style-name="Preformatted_20_Text"><text:span text:style-name="Source_20_Text"><text:s text:c="8"/>FA = sum of FREQCOUNTs of all the words with the same first 3 characters and of the same length as this word in the subtlex-[LANG].csv file (this word’s FREQCOUNT added to the sum)</text:span></text:p>
          <text:p text:style-name="Preformatted_20_Text"/>
          <text:p text:style-name="P1"><text:span text:style-name="Source_20_Text">sum of FAs / number of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Coordinate Phrases per Sentence</text:h>
          <text:p text:style-name="Text_20_body">Calculates the syntactic complexity of the text. Calculates the coordinate phrases per sentence.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oordinate phrase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P_Feature.xml</text:span></text:p>
          <text:p text:style-name="P1"><text:span text:style-name="Source_20_Text">NSyntacticConstituent_S_Feature.xml</text:span></text:p>
          <text:h text:style-name="Heading_20_1" text:outline-level="1">Lexical Richness: MTLD Token</text:h>
          <text:p text:style-name="Text_20_body">Calculates the MTLD measure of lexical diversity. Was translated into Java by Nadezda Okinina from the Python implementation of John Frens: https://github.com/jfrens/lexical_diversity</text:p>
          <text:p text:style-name="Text_20_body">MTLD is a more sophisticated measure of lexical diversity compared to TTR (type token ratio). TTR being highly text length dependent, more sophisticated formulas were invented to overcome <text:soft-page-break/>this shortcoming, MTLD being one of them. The efficiency of such new formulas is subject to debate.</text:p>
          <text:p text:style-name="Text_20_body">If the text length is inferior to 50 tokens, gives the value -1.</text:p>
          <text:p text:style-name="Text_20_body">Bib. ref.: McCarthy, P. M. and Jarvis, S. (2010). MTLD, vocd-D, and HD-D: A validation study of sophisticated approaches to lexical diversity assessment. Behavior Research Methods, 42(2):381–392.</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TokenTypeAnnotator.xml</text:span></text:p>
          <text:p text:style-name="Preformatted_20_Text"><text:span text:style-name="Source_20_Text">NTokenFeature.xml</text:span></text:p>
          <text:p text:style-name="P1"><text:span text:style-name="Source_20_Text">NTokenTypeFeature.xml</text:span></text:p>
          <text:h text:style-name="Heading_20_1" text:outline-level="1">Cohesive Complexity Feature: Temporal Connectives per Token (Eisenberg for German)</text:h>
          <text:p text:style-name="Text_20_body">Calculates the cohesive complexity of the text. Calculates the temporal connectives per token, listed by Breindl for German, by Nadezda Okinina and Lorenzo Zanasi for Italian.</text:p>
          <text:p text:style-name="Text_20_body">The German list contains 71 connectives.</text:p>
          <text:p text:style-name="Text_20_body">Example: nach nachdem kaum wonach worauf dann : selbst dann wenn,auch dann wenn,sogar dann wenn,wenn-dann</text:p>
          <text:p text:style-name="Text_20_body">The Italian list contains 55 connectives.</text:p>
          <text:p text:style-name="Text_20_body">Example: a quei tempi adesso alla fine allora allorché allorquando anni fa</text:p>
          <text:h text:style-name="Heading_20_3" text:outline-level="3">Formula:</text:h>
          <text:p text:style-name="P1"><text:span text:style-name="Source_20_Text">number of temporal connective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NConnectives_Eisenberg_Temporal_Feature.xml</text:span></text:p>
          <text:h text:style-name="Heading_20_1" text:outline-level="1"><text:soft-page-break/>POS Density Feature: Personal Pronoun</text:h>
          <text:p text:style-name="Text_20_body">Calculates Personal Pronoun density of the text. Personal Pronouns include for English: the Penn Treebank tag PRP, for German: the Tiger tags PPER PRF, for Italian: PE.</text:p>
          <text:h text:style-name="Heading_20_3" text:outline-level="3">Formula:</text:h>
          <text:p text:style-name="P1"><text:span text:style-name="Source_20_Text">persPronDensity = numPersPron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Singular Adjective</text:h>
          <text:p text:style-name="Text_20_body">Calculates adjective density of the text. Plural adjectives include for Italian: As APs</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adjDensity = numSingularAdjective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Richness: HDD Lemma</text:h>
          <text:p text:style-name="Text_20_body">Calculates the HDD measure of lexical diversity. Was translated into Java by Nadezda Okinina from the Python implementation of John Frens: https://github.com/jfrens/lexical_diversity</text:p>
          <text:p text:style-name="Text_20_body">HDD is a more sophisticated measure of lexical diversity compared to TTR (type token ratio). TTR being highly text length dependent, more sophisticated formulas were invented to overcome this shortcoming, HDD being one of them. The efficiency of such new formulas is subject to debate.</text:p>
          <text:p text:style-name="Text_20_body">If the text length is inferior to 50 tokens, gives the value -1.</text:p>
          <text:p text:style-name="Text_20_body">Bib. ref.: McCarthy, P. M. and Jarvis, S. (2010). MTLD, vocd-D, and HD-D: A validation study of sophisticated approaches to lexical diversity assessment. Behavior Research Methods, 42(2):381–392.</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TokenTypeAnnotator.xml</text:span></text:p>
          <text:p text:style-name="Preformatted_20_Text"><text:span text:style-name="Source_20_Text">LemmaAnnotator.xml</text:span></text:p>
          <text:p text:style-name="Preformatted_20_Text"><text:span text:style-name="Source_20_Text">NTokenFeature.xml</text:span></text:p>
          <text:p text:style-name="Preformatted_20_Text"><text:span text:style-name="Source_20_Text">NLemmaFeature.xml</text:span></text:p>
          <text:p text:style-name="P1"><text:span text:style-name="Source_20_Text">NTokenTypeFeature.xml</text:span></text:p>
          <text:h text:style-name="Heading_20_1" text:outline-level="1">Syntactic Complexity Feature: Noun Phrases per Sentence</text:h>
          <text:p text:style-name="Text_20_body">Calculates the syntactic complexity of the text. Calculates the noun phrases per sentence.</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noun phrase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NP_Feature.xml</text:span></text:p>
          <text:p text:style-name="P1"><text:span text:style-name="Source_20_Text">NSyntacticConstituent_S_Feature.xml</text:span></text:p>
          <text:h text:style-name="Heading_20_1" text:outline-level="1">Number of Syntactic Constituents: Case</text:h>
          <text:p text:style-name="Text_20_body">Counts the number of cases in the text. Gives an absolute number.</text:p>
          <text:p text:style-name="Text_20_body">"programmi per il trattamento della pelle" </text:p>
          <text:p text:style-name="Text_20_body">Tint ha dato:</text:p>
          <text:p text:style-name="Text_20_body">Dependency Parse (enhanced plus plus dependencies): root(ROOT-0, programmi-1) case(trattamento-4, per-2) det(trattamento-4, il-3) nmod:per(programmi-1, trattamento-4) case(pelle-6, della-5) nmod:della(trattamento-4, pelle-6) punct(programmi-1, .-7)</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Lexical Sophistication Feature: SUBTLEX Logarithmic Word Frequency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10 word frequency measure) of lexical words (LW).</text:p>
          <text:h text:style-name="Heading_20_3" text:outline-level="3">Formula:</text:h>
          <text:p text:style-name="Preformatted_20_Text"><text:span text:style-name="Source_20_Text">for each lexical word type:</text:span></text:p>
          <text:p text:style-name="Preformatted_20_Text"><text:span text:style-name="Source_20_Text"><text:s text:c="8"/>LF = log10 ( FREQCOUNT + 1 )</text:span></text:p>
          <text:p text:style-name="Preformatted_20_Text"/>
          <text:p text:style-name="P1"><text:span text:style-name="Source_20_Text">sum of LFs / number of lexical word typ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Relative Clauses per Sentence</text:h>
          <text:p text:style-name="Text_20_body">Calculates the syntactic complexity of the text. Calculates the relative clauses per sentence. </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relative clause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RS_Feature.xml</text:span></text:p>
          <text:p text:style-name="P1"><text:span text:style-name="Source_20_Text">NSyntacticConstituent_S_Feature.xml</text:span></text:p>
          <text:h text:style-name="Heading_20_1" text:outline-level="1"><text:soft-page-break/>Dependency Locality Theory: Maximal IC at Finite Verb (less coordination weight + higher verb weight)</text:h>
          <text:p text:style-name="Text_20_body">Calculates the average maximal integration cost per clause (according to the DLT with less coordination weight and increased verb weight)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Syntactic Complexity Feature: Dependent Clauses per Sentence</text:h>
          <text:p text:style-name="Text_20_body">Calculates the syntactic complexity of the text. Calculates the dependent clause per sentence.</text:p>
          <text:h text:style-name="Heading_20_3" text:outline-level="3">Formula:</text:h>
          <text:p text:style-name="P1"><text:span text:style-name="Source_20_Text">number of dependent clause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DC_Feature.xml</text:span></text:p>
          <text:p text:style-name="P1"><text:span text:style-name="Source_20_Text">NSyntacticConstituent_S_Feature.xml</text:span></text:p>
          <text:h text:style-name="Heading_20_1" text:outline-level="1">Number of Syntactic Constituents: Multi-Word Expression</text:h>
          <text:p text:style-name="Text_20_body">Counts the number of multi-word expressions in the text. Gives an absolute number.</text:p>
          <text:p text:style-name="Text_20_body"><text:soft-page-break/>the multi-word expression (modifier) relation is used for certain multi-word idioms that behave like a single function word. It is used for a closed set of dependencies between words in common multi-word expressions for which it seems difficult or unclear to assign any other relationships. At present, this relation is used inside the following expressions: rather than, as well as, instead of, such as, because of, instead of, in addition to, all but, such as, because of, instead of, due to. The boundaries of this class are unclear; it could grow or shrink a little over time</text:p>
          <text:p text:style-name="Text_20_body">Ex: "top secret" mwe(top, secret); "meno che meno" mwe(meno, che) mwe(che, meno); "fino a prova contraria" mwe(fino, a)</text:p>
          <text:p text:style-name="Text_20_body">Tint ha dato per la frase "Questo è un top secret fino a prova contraria." l'analisi seguente: Dependency Parse (enhanced plus plus dependencies): root(ROOT-0, secret-5) nsubj(secret-5, Questo-1) cop(secret-5, è-2) det(secret-5, un-3) amod(secret-5, top-4) case(prova-8, fino-6) mwe(fino-6, a-7) nmod:fino_a(secret-5, prova-8) amod(prova-8, contraria-9) punct(secret-5, .-10)</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POS Density Feature: Adverb RB</text:h>
          <text:p text:style-name="Text_20_body">Calculates adverb RB density of the text. Adverb RBs include for English the Penn Treebank tag RB.</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RBDensity = num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Syntactic Complexity Feature: Noun Phrases per Clause</text:h>
          <text:p text:style-name="Text_20_body">Calculates the syntactic complexity of the text. Calculates the noun phrases per clause.</text:p>
          <text:h text:style-name="Heading_20_3" text:outline-level="3"><text:soft-page-break/>Availability:</text:h>
          <text:p text:style-name="P1"><text:span text:style-name="Source_20_Text">This feature is NOT available for English, Italian.</text:span></text:p>
          <text:h text:style-name="Heading_20_3" text:outline-level="3">Formula:</text:h>
          <text:p text:style-name="P1"><text:span text:style-name="Source_20_Text">number of noun phrases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NP_Feature.xml</text:span></text:p>
          <text:p text:style-name="P1"><text:span text:style-name="Source_20_Text">NSyntacticConstituent_C_Feature.xml</text:span></text:p>
          <text:h text:style-name="Heading_20_1" text:outline-level="1">Number of Syntactic Constituents: Open Clausal Compliment</text:h>
          <text:p text:style-name="Text_20_body">Calculates the number of a specific syntactic constituents in the text. This feature counts the number of open clausal complements in the text. Gives an absolute number.</text:p>
          <text:p text:style-name="Text_20_body">An open clausal complement (xcomp) of a VP or an ADJP is a clausal complement without its own subject, whose reference is determined by an external subject. These complements are always non-finite. The name xcomp is borrowed from Lexical-Functional Grammar</text:p>
          <text:p text:style-name="Text_20_body">Ex: "Si dice che ami nuotare" xcomp(ami, nuotare) "Tutti gli esseri umani sanno di poter essere più di ciò che sono" xcomp(sanno, essere) Tint ha dato: 'xcomp(sanno-5, più-9)'</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Number of Syntactic Constituents: Possession Modifier</text:h>
          <text:p text:style-name="Text_20_body">Calculates the number of a specific syntactic constituents in the text. This feature counts the number of possession modifiers in the text. Gives an absolute number.</text:p>
          <text:p text:style-name="Text_20_body">The possession modifier relation holds between the head of an NP and its possessive determiner</text:p>
          <text:p text:style-name="Text_20_body">Ex: "voce spese generali del suo studio" poss(studio, suo); Tint ha dato: det:poss(studio-6, suo-5)</text:p>
          <text:h text:style-name="Heading_20_3" text:outline-level="3"><text:soft-page-break/>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Cohesive Complexity Feature: Consequence Connectives per Token</text:h>
          <text:p text:style-name="Text_20_body">Calculates the cohesive complexity of the text. Calculates the consequence connectives per token, listed by Nadezda Okinina and Lorenzo Zanasi for Italian. The list contains 14 connectives.</text:p>
          <text:p text:style-name="Text_20_body">Example: così che da ciò si deduce che di conseguenza dunque</text:p>
          <text:h text:style-name="Heading_20_3" text:outline-level="3">Formula:</text:h>
          <text:p text:style-name="P1"><text:span text:style-name="Source_20_Text">number of consequence connectives / number of token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Lexical Sophistication Feature: Minimal Age of Active Use in KCT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inimal Age of Active Use in KCT list of functional words (FW).</text:p>
          <text:h text:style-name="Heading_20_3" text:outline-level="3"><text:soft-page-break/>Formula:</text:h>
          <text:p text:style-name="Preformatted_20_Text"><text:span text:style-name="Source_20_Text">sum of values for functional word types found in the norm list / number of function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Indirect Object</text:h>
          <text:p text:style-name="Text_20_body">Counts the number of indirect objects in the text. Gives an absolute number.</text:p>
          <text:p text:style-name="Text_20_body">The indirect object of a VP is the noun phrase which is the (dative) object of the verb</text:p>
          <text:p text:style-name="Text_20_body">Ex: "assegna alla proprietà anche una funzione sociale" iobj(assegna, proprietà); Tint ha dato: 'nmod:alla(assegna-1, proprietà-3)' "capacità riconosciuta- gli" iobj(riconosciuta-, gli); "ti ho dato l'oro" iobj(dato, ti)</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Number of Syntactic Constituents: Number</text:h>
          <text:p text:style-name="Text_20_body">Calculates the number of a specific syntactic constituents in the text. This feature counts the number of numbers in the text. Gives an absolute number.</text:p>
          <text:p text:style-name="Text_20_body">An element of compound number is a part of a number phrase or currency amount</text:p>
          <text:p text:style-name="Text_20_body">Ex: "35 milioni lordi a stagione" number(milioni, 35); "In città ci sono 500 mila persone" number(mila, 500) Tint ha dato: 'compound(mila-6, 500-5)'</text:p>
          <text:h text:style-name="Heading_20_3" text:outline-level="3">Availability:</text:h>
          <text:p text:style-name="P1"><text:span text:style-name="Source_20_Text">This feature is NOT available for English,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Dependency Locality Theory: Maximal IC at Finite Verb (original cost configuration)</text:h>
          <text:p text:style-name="Text_20_body">Calculates the average maximal integration cost per clause (according to the DLT with its original cost configuration)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Syntactic Complexity Feature: Verb Phrases per Sentence</text:h>
          <text:p text:style-name="Text_20_body">Calculates the syntactic complexity of the text. Calculates the verb phrases per sentence.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verb phrase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VP_Feature.xml</text:span></text:p>
          <text:p text:style-name="P1"><text:span text:style-name="Source_20_Text">NSyntacticConstituent_S_Feature.xml</text:span></text:p>
          <text:h text:style-name="Heading_20_1" text:outline-level="1"><text:soft-page-break/>POS Density Feature: Adverb</text:h>
          <text:p text:style-name="Text_20_body">Calculates adverb density of the text. Adverbs include for English: the Penn Treebank tags RB, RBR, RBS, WRB. for German: the Tiger tag ADV. for Italian: B, BN</text:p>
          <text:h text:style-name="Heading_20_3" text:outline-level="3">Formula:</text:h>
          <text:p text:style-name="P1"><text:span text:style-name="Source_20_Text">advDensity = numAd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Dependency Locality Theory: High Adjacent IC at Finite Verb (less coordination weight + added verb weight)</text:h>
          <text:p text:style-name="Text_20_body">Calculates the average frequency of high adjacent IC (according to the DLT with less coordination weight, and increased verb weight) at the finite verb. High costs are defined as costs higher than 2 after integration.</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Syntactic Complexity Feature: Adjectival Complements per Sentence</text:h>
          <text:p text:style-name="Text_20_body">Calculates the syntactic complexity of the text. Calculates the number of adjectival complements per sentence. </text:p>
          <text:p text:style-name="Text_20_body"><text:soft-page-break/>An adjectival complement of a verb is an adjectival phrase which functions as the complement (like an object of the verb)</text:p>
          <text:p text:style-name="Text_20_body">"Lo hanno dichiarato colpevole" acomp(dichiarato, colpevole) : Tint a dato 'amod' in questo caso. "Considero Maria simpatica" acomp(considero, simpatica) </text:p>
          <text:h text:style-name="Heading_20_3" text:outline-level="3">Formula:</text:h>
          <text:p text:style-name="P1"><text:span text:style-name="Source_20_Text">number of adjectival complements / number of sentence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AdjectivalComplement_Feature.xml</text:span></text:p>
          <text:p text:style-name="P1"><text:span text:style-name="Source_20_Text">NSyntacticConstituent_S_Feature.xml</text:span></text:p>
          <text:h text:style-name="Heading_20_1" text:outline-level="1">Mean Token Length in Letters</text:h>
          <text:p text:style-name="Text_20_body">Calculates the mean token length in letters.</text:p>
          <text:h text:style-name="Heading_20_3" text:outline-level="3">Formula:</text:h>
          <text:p text:style-name="P1"><text:span text:style-name="Source_20_Text">sum of the lengths of all the tokens of the text / number of 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SyllableAnnotator.xml</text:span></text:p>
          <text:p text:style-name="Preformatted_20_Text"><text:span text:style-name="Source_20_Text">NSyllableFeature.xml</text:span></text:p>
          <text:p text:style-name="Preformatted_20_Text"><text:span text:style-name="Source_20_Text">LetterAnnotator.xml</text:span></text:p>
          <text:p text:style-name="P1"><text:span text:style-name="Source_20_Text">NLetterFeature.xml</text:span></text:p>
          <text:h text:style-name="Heading_20_1" text:outline-level="1">Number Of Letters</text:h>
          <text:p text:style-name="Text_20_body">Count the number of letters in the document. Gives an absolute number.</text:p>
          <text:p text:style-name="Text_20_body">AAE dependency: SentenceAnnotator.xml TokenAnnotator.xml LetterAnnotator.xml</text:p>
          <text:h text:style-name="Heading_20_1" text:outline-level="1">POS Density Feature: Conjunctive Verb</text:h>
          <text:p text:style-name="Text_20_body">Calculates conjunctive verbs density of the text. Conjunctive verbs include for Italian: Vcp Vcp3 Vci Vci3 VAcp VAcp3 VAci VAci3 VMcp VMcp3 VMci VMci3</text:p>
          <text:h text:style-name="Heading_20_3" text:outline-level="3"><text:soft-page-break/>Availability:</text:h>
          <text:p text:style-name="P1"><text:span text:style-name="Source_20_Text">This feature is NOT available for: English, German.</text:span></text:p>
          <text:h text:style-name="Heading_20_3" text:outline-level="3">Formula:</text:h>
          <text:p text:style-name="P1"><text:span text:style-name="Source_20_Text">conjunctiveVerbDensity = numConjunctive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Minimal Age of Active Use in KCT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inimal Age of Active Use in KCT list of all words (AW).</text:p>
          <text:h text:style-name="Heading_20_3" text:outline-level="3">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D Sentence Length in Syllables</text:h>
          <text:p text:style-name="Text_20_body">Calculates the standard deviation of sentence length in number of syllables.</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SyllableAnnotator.xml</text:span></text:p>
          <text:p text:style-name="P1"><text:span text:style-name="Source_20_Text">LetterAnnotator.xml</text:span></text:p>
          <text:h text:style-name="Heading_20_1" text:outline-level="1">Lexical Sophistication Feature: SUBTLEX Word Frequency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of lexical words (LW).</text:p>
          <text:h text:style-name="Heading_20_3" text:outline-level="3">Formula:</text:h>
          <text:p text:style-name="P1"><text:span text:style-name="Source_20_Text">sum of FREQCOUNTs of lexical word tokens / number of lexical word 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Sentences</text:h>
          <text:p text:style-name="Text_20_body">Counts the number of sentences in the text.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Variation Feature: Modifier</text:h>
          <text:p text:style-name="Text_20_body">Calculates lexical variation of the text. Lexical words are verbs, nouns, adjectives, and adverbs. This feature calculates Modifier variation. Modifiers are adjectives and adverbs.</text:p>
          <text:h text:style-name="Heading_20_3" text:outline-level="3">Formula:</text:h>
          <text:p text:style-name="P1"><text:span text:style-name="Source_20_Text">modifierVariation = nModifierType / nLexicalToke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Past Tense Verb</text:h>
          <text:p text:style-name="Text_20_body">Calculates past tense verb density of the text. Past tense verbs include for English the Penn Treebank tag VBD.</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VBDDensity = numVBD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Nominal Subject</text:h>
          <text:p text:style-name="Text_20_body">Calculates the number of a specific syntactic constituents in the text. This feature counts the number of nominal subjects in the text. Gives an absolute number.</text:p>
          <text:p text:style-name="Text_20_body">A nominal subject is a noun phrase which is the syntactic subject of a clause. The governor of this relation might not always be a verb: when the verb is a copular verb, the root of the clause is the complement of the copular verb, which can be an adjective or noun.</text:p>
          <text:p text:style-name="Text_20_body">Ex: "è bastata una decisa accelerazione" nsubj(bastata, accelerazione); "Fabiana Luperini sta dominando la gara" nsubj(dominando, Luperini)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POS Density Feature: Base Form Verb</text:h>
          <text:p text:style-name="Text_20_body">Calculates base form verb density of the text. Base form verbs include for English the Penn Treebank tag VB.</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VBDensity = numV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Determiner</text:h>
          <text:p text:style-name="Text_20_body">Calculates determiner density of the text. Determiners include for English: the Penn Treebank tags PDT, DT and WDT, for German: the Tiger tags ART PDAT PIAT PPOSAT PRELAT PWAT, for Italian: DD, DE, DI, RD, RI</text:p>
          <text:h text:style-name="Heading_20_3" text:outline-level="3">Formula:</text:h>
          <text:p text:style-name="P1"><text:span text:style-name="Source_20_Text">detDensity = numDet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Existential There</text:h>
          <text:p text:style-name="Text_20_body">Calculates existential there density of the text. Existential there include for English the Penn Treebank tag EX.</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EXDensity = numEXs / numTokens</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Concreteness (F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Concreteness norm list from the MRC Psycholinguistic Database. http://websites.psychology.uwa.edu.au/school/MRCDatabase/mrc2.html </text:p>
          <text:h text:style-name="Heading_20_3" text:outline-level="3">Formula:</text:h>
          <text:p text:style-name="Preformatted_20_Text"><text:span text:style-name="Source_20_Text">sum of values for functional words found in the norm list / number of functional words of the text found in the norm list</text:span></text:p>
          <text:p text:style-name="Preformatted_20_Text"/>
          <text:p text:style-name="P1"><text:span text:style-name="Source_20_Text">Function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Gerund Verb</text:h>
          <text:p text:style-name="Text_20_body">Calculates gerund verb density of the text. Gerund verbs include for English the Penn Treebank tag VBG, for Italian: Vg VAg VMg.</text:p>
          <text:h text:style-name="Heading_20_3" text:outline-level="3">Availability:</text:h>
          <text:p text:style-name="P1"><text:span text:style-name="Source_20_Text">This feature is NOT available for: German</text:span></text:p>
          <text:h text:style-name="Heading_20_3" text:outline-level="3">Formula:</text:h>
          <text:p text:style-name="P1"><text:span text:style-name="Source_20_Text">VBGDensity = numVBGs / numTokens</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Cohesive Complexity Feature: Concessive Connectives per Token (Breindl for German)</text:h>
          <text:p text:style-name="Text_20_body">Calculates the cohesive complexity of the text. Calculates the concessive connectives per token, listed by Breindl for German, by Nadezda Okinina and Lorenzo Zanasi for Italian.</text:p>
          <text:p text:style-name="Text_20_body">The German list contains 6 connectives: allerdings dennoch obwohl sowieso trotzdem wenngleich</text:p>
          <text:p text:style-name="Text_20_body">The Italian lists contains 7 connectives: ancorché ancorquando benché malgrado quantunque sebbene seppure</text:p>
          <text:h text:style-name="Heading_20_3" text:outline-level="3">Formula:</text:h>
          <text:p text:style-name="P1"><text:span text:style-name="Source_20_Text">number of concessive connective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Concessive_Feature.xml</text:span></text:p>
          <text:p text:style-name="P1"><text:span text:style-name="Source_20_Text">POSDensity_NonPunctuationWords.xml</text:span></text:p>
          <text:h text:style-name="Heading_20_1" text:outline-level="1">Dependency Locality Theory: Total IC at Finite Verb (no modifier weight + less coordination weight)</text:h>
          <text:p text:style-name="Text_20_body">Calculates the total integration cost (according to the DLT with cancelled modifier weight and reduced coordination costs configuration)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POS Density Feature: Possessive Adjective</text:h>
          <text:p text:style-name="Text_20_body">Calculates adjective density of the text. Possessive adjectives include for Italian: APs APp APn</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adjDensity = numPossessiveAdjective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SUBTLEX Logarithmic Contextual Diversity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arithmic Contextual Diversity measure) of functional words (FW).</text:p>
          <text:h text:style-name="Heading_20_3" text:outline-level="3">Formula:</text:h>
          <text:p text:style-name="Preformatted_20_Text"><text:span text:style-name="Source_20_Text">for each function word type:</text:span></text:p>
          <text:p text:style-name="Preformatted_20_Text"><text:span text:style-name="Source_20_Text"><text:s text:c="8"/>CD = log10 (number of films in which the word appears + 1)</text:span></text:p>
          <text:p text:style-name="Preformatted_20_Text"/>
          <text:p text:style-name="P1"><text:span text:style-name="Source_20_Text">sum of CDs / number of function word types</text:span></text:p>
          <text:h text:style-name="Heading_20_3" text:outline-level="3">Availability:</text:h>
          <text:p text:style-name="P1"><text:span text:style-name="Source_20_Text">This feature is NOT available for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Concreteness (All Lemmas)</text:h>
          <text:p text:style-name="Text_20_body">Calculates lexical sophistication of the text.</text:p>
          <text:p text:style-name="Text_20_body">A norm list is a list where a norm value that describes a certain aspect of a word is given to each word. Only words that are included in the norm list are calculated. Words that do not appear in the norm list are omitted.</text:p>
          <text:p text:style-name="Text_20_body">All lemmas features take into consideration all lemmas, while unique lemmas features calculate only unique lemmas.</text:p>
          <text:p text:style-name="Text_20_body">This feature calculates lexical sophistication with the Concreteness norm list from the Burani et al., 2001, containing 626 Italian nouns. https://www.istc.cnr.it/en/grouppage/varless</text:p>
          <text:h text:style-name="Heading_20_3" text:outline-level="3">Formula:</text:h>
          <text:p text:style-name="Preformatted_20_Text"><text:span text:style-name="Source_20_Text">sum of Concreteness values for lemmas of the text found in Burani's list / number of lemmas of the text found in Burani's list</text:span></text:p>
          <text:p text:style-name="Preformatted_20_Text"/>
          <text:p text:style-name="P1"><text:span text:style-name="Source_20_Text">Words of the text that are not in Burani's list are ignored.</text:span></text:p>
          <text:p text:style-name="Text_20_body">Bib. ref.: Cristina Burani, Lisa S Arduino, Laura Barca, "Una base di dati sui valori di età di acquisizione, frequenza, familiarità, immaginabilità, concretezza, e altre variabili lessicali e sublessicali per 626 nomi dell'italiano", Giornale Italiano di Psicologia, January 2001</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LemmaAnnotator.xml</text:span></text:p>
          <text:h text:style-name="Heading_20_1" text:outline-level="1">POS Density Feature: To</text:h>
          <text:p text:style-name="Text_20_body">Calculates To density of the text. Tos include for English the Penn Treebank tag TO, for German the Tiger tags VVIZU </text:p>
          <text:h text:style-name="Heading_20_3" text:outline-level="3">Availability:</text:h>
          <text:p text:style-name="P1"><text:span text:style-name="Source_20_Text">This feature is NOT available for Italian.</text:span></text:p>
          <text:h text:style-name="Heading_20_3" text:outline-level="3"><text:soft-page-break/>Formula:</text:h>
          <text:p text:style-name="P1"><text:span text:style-name="Source_20_Text">TODensity = numTO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Variation Feature: Adjective</text:h>
          <text:p text:style-name="Text_20_body">Calculates lexical variation of the text. Lexical words are verbs, nouns, adjectives, and adverb. This feature calculates Adjective variation.</text:p>
          <text:h text:style-name="Heading_20_3" text:outline-level="3">Formula:</text:h>
          <text:p text:style-name="P1"><text:span text:style-name="Source_20_Text">adjectiveVariation = nAdjectiveType / nLexicalToke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Verb Phrase</text:h>
          <text:p text:style-name="Text_20_body">Calculates the number of a specific syntactic constituents in the text. This feature counts the number of verb phrases in the text. Gives an absolute number.</text:p>
          <text:h text:style-name="Heading_20_3" text:outline-level="3">Availability:</text:h>
          <text:p text:style-name="P1"><text:span text:style-name="Source_20_Text">This feature is NOT available for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Lexical Sophistication Feature: SUBTLEX Word Informativeness Per Million Words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SUBTLEX Word Informativeness Per Million Words) of all words (AW). Informativeness is the number of types with the same initial character trigram and of the same length as the given type:</text:p>
          <text:h text:style-name="Heading_20_3" text:outline-level="3">Formula:</text:h>
          <text:p text:style-name="Preformatted_20_Text"><text:span text:style-name="Source_20_Text">for each word type:</text:span></text:p>
          <text:p text:style-name="Preformatted_20_Text"><text:span text:style-name="Source_20_Text"><text:s text:c="8"/>WI = number of words with the same first 3 characters and of the same length as this word in the subtlex-[LANG].csv file (this word included)</text:span></text:p>
          <text:p text:style-name="Preformatted_20_Text"/>
          <text:p text:style-name="P1"><text:span text:style-name="Source_20_Text">sum of WIs / number of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Kucera and Francis (A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ext:soft-page-break/>This feature calculates lexical sophistication with the Kucera and Francis norm list of frequencies (1967), which is included in the MRC Psycholinguistic Database. http://websites.psychology.uwa.edu.au/school/MRCDatabase/mrc2.html </text:p>
          <text:h text:style-name="Heading_20_3" text:outline-level="3">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Age of Acquisition (L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Age of Acquisition norm list by Gilhooly and Logie (1980), which is included in the MRC Psycholinguistic Database. http://websites.psychology.uwa.edu.au/school/MRCDatabase/mrc2.html </text:p>
          <text:h text:style-name="Heading_20_3" text:outline-level="3">Formula:</text:h>
          <text:p text:style-name="Preformatted_20_Text"><text:span text:style-name="Source_20_Text">sum of AoA values for lexical words found in the norm list / number of lexical words of the text found in the norm list</text:span></text:p>
          <text:p text:style-name="Preformatted_20_Text"/>
          <text:p text:style-name="P1"><text:span text:style-name="Source_20_Text">Lexic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oft-page-break/><text:span text:style-name="Source_20_Text">TokenAnnotator.xml</text:span></text:p>
          <text:p text:style-name="P1"><text:span text:style-name="Source_20_Text">POSAnnotator.xml</text:span></text:p>
          <text:h text:style-name="Heading_20_1" text:outline-level="1">Lexical Sophistication Feature: Concreteness (L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Concreteness norm list from the MRC Psycholinguistic Database. http://websites.psychology.uwa.edu.au/school/MRCDatabase/mrc2.html </text:p>
          <text:h text:style-name="Heading_20_3" text:outline-level="3">Formula:</text:h>
          <text:p text:style-name="Preformatted_20_Text"><text:span text:style-name="Source_20_Text">sum of values for lexical words found in the norm list / number of lexical words of the text found in the norm list</text:span></text:p>
          <text:p text:style-name="Preformatted_20_Text"/>
          <text:p text:style-name="P1"><text:span text:style-name="Source_20_Text">Lexic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Adversative Connectives (Eisenberg for German)</text:h>
          <text:p text:style-name="Text_20_body">Calculates the number of adversative connectives for German listed by Eisenberg. Gives an absolute number.</text:p>
          <text:p text:style-name="Text_20_body">The list contains 38 connectives.</text:p>
          <text:p text:style-name="Text_20_body">Example: gegen entgegen zuwider statt : statt dass</text:p>
          <text:h text:style-name="Heading_20_3" text:outline-level="3">Availability:</text:h>
          <text:p text:style-name="P1"><text:span text:style-name="Source_20_Text">This feature is NOT available for English, Italian.</text:span></text:p>
          <text:h text:style-name="Heading_20_3" text:outline-level="3"><text:soft-page-break/>AAE dependency:</text:h>
          <text:p text:style-name="Preformatted_20_Text"><text:span text:style-name="Source_20_Text">SentenceAnnotator.xml</text:span></text:p>
          <text:p text:style-name="P1"><text:span text:style-name="Source_20_Text">TokenAnnotator.xml</text:span></text:p>
          <text:h text:style-name="Heading_20_1" text:outline-level="1">POS Density Feature: Subordinating Conjunction</text:h>
          <text:p text:style-name="Text_20_body">Calculates the density of Subordinating Conjunctions in the text. Subordinating Conjunctions include for German: the Tiger tags KOUS KOUI, for Italian: CS.</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subConjDensity = numSubordConj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Syntactic Complexity Feature: Noun Phrases per T-unit</text:h>
          <text:p text:style-name="Text_20_body">Calculates the syntactic complexity of the text. Calculates the noun phrases per T-unit.</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noun phrase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NP_Feature.xml</text:span></text:p>
          <text:p text:style-name="P1"><text:span text:style-name="Source_20_Text">NSyntacticConstituent_T_Feature.xml</text:span></text:p>
          <text:h text:style-name="Heading_20_1" text:outline-level="1"><text:soft-page-break/>POS Density Feature: Predeterminer</text:h>
          <text:p text:style-name="Text_20_body">Calculates predeterminer density of the text. Predeterminers include for English the Penn Treebank tag PDT, for Italian: T.</text:p>
          <text:h text:style-name="Heading_20_3" text:outline-level="3">Availability:</text:h>
          <text:p text:style-name="P1"><text:span text:style-name="Source_20_Text">This feature is NOT available for: German.</text:span></text:p>
          <text:h text:style-name="Heading_20_3" text:outline-level="3">Formula:</text:h>
          <text:p text:style-name="P1"><text:span text:style-name="Source_20_Text">PDTDensity = numPDT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Clausal Subject</text:h>
          <text:p text:style-name="Text_20_body">Calculates the number of a specific syntactic constituents in the text. This feature counts the number of clausal subjects in the text. Gives an absolute number.</text:p>
          <text:p text:style-name="Text_20_body">A clausal subject is a clausal syntactic subject of a clause, i.e., the subject is itself a clause. The governor of this relation might not always be a verb: when the verb is a copular verb, the root of the clause is the complement of the copular verb. In the two following examples, "what she said" is the subject.</text:p>
          <text:p text:style-name="Text_20_body">Ex: "Che tu abbia ragione è indubbio" csubj(è, abbia) "A tutti è noto che il Costanzo decedette il giorno stesso" csubj(è, decedette). Tint ha dato: 'csubj(noto-4, decedette-8)'</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Lexical Sophistication Feature: Thorndike­ Lorge (A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Thorndike­-Lorge norm list of frequencies (1944), which is included in the MRC Psycholinguistic Database (http://websites.psychology.uwa.edu.au/school/MRCDatabase/mrc2.html). </text:p>
          <text:h text:style-name="Heading_20_3" text:outline-level="3">Formula:</text:h>
          <text:p text:style-name="Preformatted_20_Text"><text:span text:style-name="Source_20_Text">sum of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T-units</text:h>
          <text:p text:style-name="Text_20_body">Calculates the number of a specific syntactic constituents in the text. This feature counts the number of T-units in the text.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POS Density Feature: Interjection</text:h>
          <text:p text:style-name="Text_20_body">Calculates interjection density of the text. Interjections include for English: the Penn Treebank tags UH for German: the Tiger tag ITJ for Italian: the tag I</text:p>
          <text:h text:style-name="Heading_20_3" text:outline-level="3"><text:soft-page-break/>Formula:</text:h>
          <text:p text:style-name="P1"><text:span text:style-name="Source_20_Text">interDensity = numInter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roportion of Word Types with 2 or more Syllables</text:h>
          <text:p text:style-name="Text_20_body">Calculates the percentage of words types with 2 or more syllables.</text:p>
          <text:h text:style-name="Heading_20_3" text:outline-level="3">Formula:</text:h>
          <text:p text:style-name="P1"><text:span text:style-name="Source_20_Text">number of word types with 2 or more syllables / total number of 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SyllableAnnotator.xml</text:span></text:p>
          <text:h text:style-name="Heading_20_1" text:outline-level="1">Lexical Sophistication Feature: Google Books Word Informativeness Per Million Words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Informativeness Per Million Words) of functional words (FW). Informativeness is the number of types with the same initial character trigram and of the same length as the given type.</text:p>
          <text:h text:style-name="Heading_20_3" text:outline-level="3">Formula:</text:h>
          <text:p text:style-name="Preformatted_20_Text"><text:span text:style-name="Source_20_Text">for each functional word type:</text:span></text:p>
          <text:p text:style-name="Preformatted_20_Text"><text:span text:style-name="Source_20_Text"><text:s text:c="8"/>WI = number of words with the same first 3 characters and of the same length as this word (this word included)</text:span></text:p>
          <text:p text:style-name="Preformatted_20_Text"/>
          <text:p text:style-name="P1"><text:soft-page-break/><text:span text:style-name="Source_20_Text">sum of WIs / number of function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Logarithmic Word Frequency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10 word frequency measure) of all words (AW).</text:p>
          <text:h text:style-name="Heading_20_3" text:outline-level="3">Formula:</text:h>
          <text:p text:style-name="Preformatted_20_Text"><text:span text:style-name="Source_20_Text">for each token:</text:span></text:p>
          <text:p text:style-name="Preformatted_20_Text"><text:span text:style-name="Source_20_Text"><text:s text:c="8"/>LF = log10 ( FREQCOUNT + 1 )</text:span></text:p>
          <text:p text:style-name="Preformatted_20_Text"/>
          <text:p text:style-name="P1"><text:span text:style-name="Source_20_Text">sum of LFs / number of 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Interrogative Pronoun</text:h>
          <text:p text:style-name="Text_20_body">Calculates Interrogative Pronoun density of the text. Interrogative Pronouns include for German: the Tiger tags PWS PWAT PWAV. for Italian: the tag PQ.</text:p>
          <text:h text:style-name="Heading_20_3" text:outline-level="3">Availability:</text:h>
          <text:p text:style-name="P1"><text:span text:style-name="Source_20_Text">This feature is NOT available for: English</text:span></text:p>
          <text:h text:style-name="Heading_20_3" text:outline-level="3"><text:soft-page-break/>Formula:</text:h>
          <text:p text:style-name="P1"><text:span text:style-name="Source_20_Text">interPronDensity = numInterPron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Variation Feature: Verb</text:h>
          <text:p text:style-name="Text_20_body">Calculates lexical variation of the text. Lexical words are certain types of verbs, nouns, adjectives, and adverbs. This feature calculates Verb variation.</text:p>
          <text:h text:style-name="Heading_20_3" text:outline-level="3">Formula:</text:h>
          <text:p text:style-name="P1"><text:span text:style-name="Source_20_Text">verbVariation = nVerbType / nLexicalToke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Adjective JJ</text:h>
          <text:p text:style-name="Text_20_body">Calculates adjective JJ density of the text. Adjective JJs include for English the Penn Treebank tag JJ.</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JJDensity = numJJ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Plural Noun</text:h>
          <text:p text:style-name="Text_20_body">Calculates plural noun density of the text. Plural nouns include for English the Penn Treebank tag NNS, for Italian: Sp SWp.</text:p>
          <text:h text:style-name="Heading_20_3" text:outline-level="3"><text:soft-page-break/>Availability:</text:h>
          <text:p text:style-name="P1"><text:span text:style-name="Source_20_Text">This feature is NOT available for: German</text:span></text:p>
          <text:h text:style-name="Heading_20_3" text:outline-level="3">Formula:</text:h>
          <text:p text:style-name="P1"><text:span text:style-name="Source_20_Text">NNSDensity = numNN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Dependency Locality Theory: Maximal IC at Finite Verb (higher verb weight)</text:h>
          <text:p text:style-name="Text_20_body">Calculates the average maximal integration cost per clause (according to the DLT with its additional verb weight configuration)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Syntactic Complexity Feature: Mean Length of Prepositional Phrase</text:h>
          <text:p text:style-name="Text_20_body">Calculates the syntactic complexity of the text. T Calculates the mean length of prepositional phrase. </text:p>
          <text:h text:style-name="Heading_20_3" text:outline-level="3">Availability:</text:h>
          <text:p text:style-name="P1"><text:span text:style-name="Source_20_Text">This feature is NOT available for English, Italian.</text:span></text:p>
          <text:h text:style-name="Heading_20_3" text:outline-level="3"><text:soft-page-break/>Formula:</text:h>
          <text:p text:style-name="P1"><text:span text:style-name="Source_20_Text">number of word / number of prepositional phra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ParseTreeAnnotator.xml</text:span></text:p>
          <text:p text:style-name="P1"><text:span text:style-name="Source_20_Text">NSyntacticConstituent_PP_Feature.xml</text:span></text:p>
          <text:h text:style-name="Heading_20_1" text:outline-level="1">Lexical Variation Feature: Lexical</text:h>
          <text:p text:style-name="Text_20_body">Calculates lexical variation of the text. Lexical words are verbs, nouns, adjectives, and adverb.</text:p>
          <text:h text:style-name="Heading_20_3" text:outline-level="3">Formula:</text:h>
          <text:p text:style-name="P1"><text:span text:style-name="Source_20_Text">lexicalVariation = nLexicalType / nLexicalToke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Logarithmic Contextual Diversity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arithmic Contextual Diversity measure) of functional words (FW).</text:p>
          <text:h text:style-name="Heading_20_3" text:outline-level="3">Formula:</text:h>
          <text:p text:style-name="Preformatted_20_Text"><text:span text:style-name="Source_20_Text">for each function word token:</text:span></text:p>
          <text:p text:style-name="Preformatted_20_Text"><text:span text:style-name="Source_20_Text"><text:s text:c="8"/>CD = log10 (number of films in which the word appears + 1)</text:span></text:p>
          <text:p text:style-name="Preformatted_20_Text"/>
          <text:p text:style-name="P1"><text:span text:style-name="Source_20_Text">sum of CDs / number of function word tokens</text:span></text:p>
          <text:h text:style-name="Heading_20_3" text:outline-level="3">Availability:</text:h>
          <text:p text:style-name="P1"><text:span text:style-name="Source_20_Text">This feature is NOT available for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Prepositional Phrases per Clause</text:h>
          <text:p text:style-name="Text_20_body">Calculates the syntactic complexity of the text. Calculates the prepositional phrases per clause.</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prepositional phrases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PP_Feature.xml</text:span></text:p>
          <text:p text:style-name="P1"><text:span text:style-name="Source_20_Text">NSyntacticConstituent_C_Feature.xml</text:span></text:p>
          <text:h text:style-name="Heading_20_1" text:outline-level="1">Number of Syntactic Constituents: Coordination</text:h>
          <text:p text:style-name="Text_20_body">Calculates the number of a specific syntactic constituents in the text. This feature counts the number of coordinations in the text. Gives an absolute number.</text:p>
          <text:p text:style-name="Text_20_body">A coordination is the relation between an element of a conjunct and the coordinating conjunction word of the conjunct. (Note: different dependency grammars have different treatments of coordination. We take one conjunct of a conjunction (normally the first) as the head of the conjunction.) A conjunction may also appear at the beginning of a sentence. This is also called a cc, and dependent on the root predicate of the sentence.</text:p>
          <text:p text:style-name="Text_20_body">balliamo, suoniamo e cantiamo : 1 coordination balliamo, e suoniamo e cantiamo: 2 coordinations </text:p>
          <text:p text:style-name="Text_20_body">"arriviste ed ambiziose" cc(arriviste, ed) "molto o abbastanza" cc(molto, o)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oft-page-break/><text:span text:style-name="Source_20_Text">TokenAnnotator.xml</text:span></text:p>
          <text:p text:style-name="P1"><text:span text:style-name="Source_20_Text">ParseTreeAnnotator.xml</text:span></text:p>
          <text:h text:style-name="Heading_20_1" text:outline-level="1">Lexical Variation Feature: Adverb</text:h>
          <text:p text:style-name="Text_20_body">Calculates lexical variation of the text. Lexical words are verbs, nouns, adjectives, and adverb. This feature calculates Adverb variation.</text:p>
          <text:h text:style-name="Heading_20_3" text:outline-level="3">Formula:</text:h>
          <text:p text:style-name="P1"><text:span text:style-name="Source_20_Text">adverbVariation = nAdverbType / nLexicalToke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Mean Length of Noun Phrase</text:h>
          <text:p text:style-name="Text_20_body">Calculates the syntactic complexity of the text. Calculates the mean length of noun phrase.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words / number of noun phra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ParseTreeAnnotator.xml</text:span></text:p>
          <text:p text:style-name="P1"><text:span text:style-name="Source_20_Text">NSyntacticConstituent_NP_Feature.xml</text:span></text:p>
          <text:h text:style-name="Heading_20_1" text:outline-level="1">Lexical Sophistication Feature: Minimal Age of Active Use in KCT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ext:soft-page-break/>Token features take into consideration all word tokens, while type features calculate only unique tokens.</text:p>
          <text:p text:style-name="Text_20_body">This feature calculates lexical sophistication with the Minimal Age of Active Use in KCT list of lexical words (LW).</text:p>
          <text:h text:style-name="Heading_20_3" text:outline-level="3">Formula:</text:h>
          <text:p text:style-name="Preformatted_20_Text"><text:span text:style-name="Source_20_Text">sum of values for lexical word tokens found in the norm list / number of lexic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Adversative Connectives (Breindl for German)</text:h>
          <text:p text:style-name="Text_20_body">Calculates the number of adversative connectives listed by Breindl for German, by Nadezda Okinina and Lorenzo Zanasi for Italian. Gives an absolute number.</text:p>
          <text:p text:style-name="Text_20_body">The German list contains 10 connective groups.</text:p>
          <text:p text:style-name="Text_20_body">Example: zwar : zwar-aber,zwar-doch aber sondern : sondern-auch nur : nicht-nur einerseits</text:p>
          <text:p text:style-name="Text_20_body">The Italian lists contains 38 connectives.</text:p>
          <text:p text:style-name="Text_20_body">Example: al contrario all'inverso all'opposto anzi anziché cionondimeno</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Dependency Locality Theory: Total IC at Finite Verb (original cost configuration)</text:h>
          <text:p text:style-name="Text_20_body">Calculates the total integration cost (according to the DLT with its original cost configuration) at the finite verb.</text:p>
          <text:h text:style-name="Heading_20_3" text:outline-level="3">Availability:</text:h>
          <text:p text:style-name="P1"><text:span text:style-name="Source_20_Text">This feature is NOT available for English, Italian.</text:span></text:p>
          <text:h text:style-name="Heading_20_3" text:outline-level="3"><text:soft-page-break/>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POS Density Feature: Noun</text:h>
          <text:p text:style-name="Text_20_body">Calculates noun density of the text. Nouns include for English: the Penn Treebank tags NN, NNS, NNP and NNPS, for German: the Tiger tags NN NE, for Italian: the tags Ss Sp Sn SWs SWp SWn.</text:p>
          <text:h text:style-name="Heading_20_3" text:outline-level="3">Formula:</text:h>
          <text:p text:style-name="P1"><text:span text:style-name="Source_20_Text">nounDensity = numNoun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Abbreviation</text:h>
          <text:p text:style-name="Text_20_body">Calculates abbreviation density of the text. Abbreviations include for Italian: SA.</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abbreviationDensity = numAbbreviation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text:soft-page-break/>Dependency Locality Theory: Maximal IC at Finite Verb (no modifier weight)</text:h>
          <text:p text:style-name="Text_20_body">Calculates the average maximal integration cost per clause (according to the DLT with cancelled modifier weight configuration)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Lexical Sophistication Feature: Kucera and Francis (A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Kucera and Francis norm list of frequencies (1967), which is included in the MRC Psycholinguistic Database. http://websites.psychology.uwa.edu.au/school/MRCDatabase/mrc2.html </text:p>
          <text:h text:style-name="Heading_20_3" text:outline-level="3">Formula:</text:h>
          <text:p text:style-name="Preformatted_20_Text"><text:span text:style-name="Source_20_Text">sum of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Meaningfulness Pavio (F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Pavio norm list from the MRC Psycholinguistic Database. http://websites.psychology.uwa.edu.au/school/MRCDatabase/mrc2.html </text:p>
          <text:h text:style-name="Heading_20_3" text:outline-level="3">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3d Person Verb</text:h>
          <text:p text:style-name="Text_20_body">Calculates 3d person (singular and plural) verbs density of the text. 3d person verbs include for Italian: Vip3 Vii3 Vis3 Vif3 Vcp3 Vci3 Vdp3 VAip3 VAii3 VAis3 VAif3 VAcp3 VAci3 VAdp3 VMip3 VMii3 VMis3 VMif3 VMcp3 VMci3 VMdp3</text:p>
          <text:h text:style-name="Heading_20_3" text:outline-level="3">Availability:</text:h>
          <text:p text:style-name="P1"><text:span text:style-name="Source_20_Text">This feature is NOT available for: English, German.</text:span></text:p>
          <text:h text:style-name="Heading_20_3" text:outline-level="3"><text:soft-page-break/>Formula:</text:h>
          <text:p text:style-name="P1"><text:span text:style-name="Source_20_Text">3dPersonVerbDensity = num3dPerson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Appositional Modifier</text:h>
          <text:p text:style-name="Text_20_body">Calculates the number of a specific syntactic constituents in the text. This feature counts the number of appositional modifiers in the text. Gives an absolute number.</text:p>
          <text:p text:style-name="Text_20_body">An appositional modifier of an NP is an NP immediately to the right of the first NP that serves to define or modify that NP. It includes parenthesized examples, as well as defining abbreviations in one of these structures.</text:p>
          <text:p text:style-name="Text_20_body">Ex: "Marcello Pagliacci, direttore del centro" appos(Pagliacci, direttore) "il presidente Scalfaro" appos(Scalfaro, presidente) "piccole e medie imprese (PMI)" appos(imprese, PMI)</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SUBTLEX Logarithmic Word Frequency Per Million Words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10 word frequency measure per million words) of functional words (FW).</text:p>
          <text:h text:style-name="Heading_20_3" text:outline-level="3"><text:soft-page-break/>Formula:</text:h>
          <text:p text:style-name="Preformatted_20_Text"><text:span text:style-name="Source_20_Text">for each functional word type:</text:span></text:p>
          <text:p text:style-name="Preformatted_20_Text"><text:span text:style-name="Source_20_Text"><text:s text:c="8"/>LF = log10 ( FREQCOUNT + 1 ) - log10 ( total number of words <text:s/>in the open subtitles corpus ( number of lines in the SUBTLEX-[lang].csv file ) / 1000 000 )</text:span></text:p>
          <text:p text:style-name="Preformatted_20_Text"/>
          <text:p text:style-name="P1"><text:span text:style-name="Source_20_Text">sum of LFs / number of function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Logarithmic Word Frequency Per Million Words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10 word frequency measure per million words) of functional words (FW).</text:p>
          <text:h text:style-name="Heading_20_3" text:outline-level="3">Formula:</text:h>
          <text:p text:style-name="Preformatted_20_Text"><text:span text:style-name="Source_20_Text">for each functional word token:</text:span></text:p>
          <text:p text:style-name="Preformatted_20_Text"><text:span text:style-name="Source_20_Text"><text:s text:c="8"/>LF = log10 ( FREQCOUNT + 1 ) - log10 ( total number of words <text:s/>in the open subtitles corpus ( number of lines in the SUBTLEX-[lang].csv file ) / 1000 000 )</text:span></text:p>
          <text:p text:style-name="Preformatted_20_Text"/>
          <text:p text:style-name="P1"><text:span text:style-name="Source_20_Text">sum of LFs / number of functional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Number of Syntactic Constituents: Copula</text:h>
          <text:p text:style-name="Text_20_body">Calculates the number of a specific syntactic constituents in the text. This feature counts the number of copulas in the text. Gives an absolute number.</text:p>
          <text:p text:style-name="Text_20_body">A copula is the relation between the complement of a copular verb and the copular verb.</text:p>
          <text:p text:style-name="Text_20_body">Ex: "Giovanni è un uomo onesto" cop(uomo, è)</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POS Density Feature: Conditional Present Verb</text:h>
          <text:p text:style-name="Text_20_body">Calculates conditional present verbs density of the text. Conditional present verbs include for Italian: Vdp Vdp3 VAdp VAdp3 VMdp VMdp3</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conditionalPresentVerbDensity = numConditionalPresent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Minimal Age of Active Use in KCT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ext:soft-page-break/>Token features take into consideration all word tokens, while type features calculate only unique tokens.</text:p>
          <text:p text:style-name="Text_20_body">This feature calculates lexical sophistication with the Minimal Age of Active Use in KCT list of lexical words (LW).</text:p>
          <text:h text:style-name="Heading_20_3" text:outline-level="3">Formula:</text:h>
          <text:p text:style-name="Preformatted_20_Text"><text:span text:style-name="Source_20_Text">sum of values for lexical word types found in the norm list / number of lexic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Determiner DT</text:h>
          <text:p text:style-name="Text_20_body">Calculates determiner DT density of the text. Determiner DTs include the Penn Treebank tag DT.</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DTDensity = numDT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Negation Adverb</text:h>
          <text:p text:style-name="Text_20_body">Calculates negation adverb density of the text. Negation adverb for Italian: BN</text:p>
          <text:h text:style-name="Heading_20_3" text:outline-level="3">Availability:</text:h>
          <text:p text:style-name="P1"><text:span text:style-name="Source_20_Text">This feature is NOT available for English, German.</text:span></text:p>
          <text:h text:style-name="Heading_20_3" text:outline-level="3"><text:soft-page-break/>Formula:</text:h>
          <text:p text:style-name="P1"><text:span text:style-name="Source_20_Text">negationAdvDensity = numNegationAd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Syntactic Complexity Feature: Complex Prepositional Phrases per Clause</text:h>
          <text:p text:style-name="Text_20_body">Calculates the syntactic complexity of the text. Calculates the complex prepositional phrases per clause.</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complex prepositional phrases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PP_Feature.xml</text:span></text:p>
          <text:p text:style-name="P1"><text:span text:style-name="Source_20_Text">NSyntacticConstituent_C_Feature.xml</text:span></text:p>
          <text:h text:style-name="Heading_20_1" text:outline-level="1">Lexical Sophistication Feature: SUBTLEX Logarithmic Word Frequency Per Million Words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10 word frequency measure per million words) of all words (AW).</text:p>
          <text:h text:style-name="Heading_20_3" text:outline-level="3"><text:soft-page-break/>Formula:</text:h>
          <text:p text:style-name="Preformatted_20_Text"><text:span text:style-name="Source_20_Text">for each word type:</text:span></text:p>
          <text:p text:style-name="Preformatted_20_Text"><text:span text:style-name="Source_20_Text"><text:s text:c="8"/>LF = log10 ( FREQCOUNT + 1 ) - log10 ( total number of words <text:s/>in the open subtitles corpus ( number of lines in the SUBTLEX-[lang].csv file ) / 1000 000 )</text:span></text:p>
          <text:p text:style-name="Preformatted_20_Text"/>
          <text:p text:style-name="P1"><text:span text:style-name="Source_20_Text">sum of LFs/ number of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Purpose Connectives</text:h>
          <text:p text:style-name="Text_20_body">Calculates the number of purpose connectives listed by Nadezda Okinina and Lorenzo Zanasi for Italian. Gives an absolute number.</text:p>
          <text:p text:style-name="Text_20_body">The lists contains 6 connectives: acciocché affinché al fine di allo scopo che allo scopo di onde</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POS Density Feature: Non Finite Verb</text:h>
          <text:p text:style-name="Text_20_body">Calculates Non Finite Verb density of the text. Non Finite Verbs include for German: the Tiger tags VVINF VVIZU VVPP VAINF VAPP VMINF VMPP. for Italian: the tags Vg Vp Vf Vm VAg VAp VAf VAm VMg VMp VMf VMm.</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nonFinVerbDensity = numNonFinVerb / numTokens</text:span></text:p>
          <text:h text:style-name="Heading_20_3" text:outline-level="3">AAE dependency:</text:h>
          <text:p text:style-name="Preformatted_20_Text"><text:span text:style-name="Source_20_Text">SentenceAnnotator.xml</text:span></text:p>
          <text:p text:style-name="Preformatted_20_Text"><text:soft-page-break/><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Dependency Locality Theory: High Adjacent IC at Finite Verb (original cost configuration)</text:h>
          <text:p text:style-name="Text_20_body">Calculates the average frequency of high adjacent IC (according to the DLT with its original cost configuration) at the finite verb. High costs are defined as costs higher than 2 after integration.</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Number of Connectives: Additive Connectives (Breindl for German)</text:h>
          <text:p text:style-name="Text_20_body">Calculates the number of additive connectives according to Breindl for German, to Nadezda Okinina and Lorenzo Zanasi for Italian. Gives an absolute number.</text:p>
          <text:p text:style-name="Text_20_body">The German list contains 9 connectives.</text:p>
          <text:p text:style-name="Text_20_body">Example: außerdem ebenfalls ebenso überdies übrigens und</text:p>
          <text:p text:style-name="Text_20_body">The Italian list contains 17 connectives.</text:p>
          <text:p text:style-name="Text_20_body">Example: anche ancora e ed in aggiunta in oltre in più</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text:soft-page-break/>Cohesive Complexity Feature: Adversative Connectives per Token (Breindl for German)</text:h>
          <text:p text:style-name="Text_20_body">Calculates the cohesive complexity of the text. Calculates the adversative connectives per token, listed by Breindl for German, by Nadezda Okinina and Lorenzo Zanasi for Italian.</text:p>
          <text:p text:style-name="Text_20_body">The German list contains 10 connective groups.</text:p>
          <text:p text:style-name="Text_20_body">Example: zwar : zwar-aber,zwar-doch aber sondern : sondern-auch nur : nicht-nur einerseits</text:p>
          <text:p text:style-name="Text_20_body">The Italian lists contains 38 connectives.</text:p>
          <text:p text:style-name="Text_20_body">Example: al contrario all'inverso all'opposto anzi anziché cionondimeno</text:p>
          <text:h text:style-name="Heading_20_3" text:outline-level="3">Formula:</text:h>
          <text:p text:style-name="P1"><text:span text:style-name="Source_20_Text">number of adversative connective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POS Density Feature: Adjective</text:h>
          <text:p text:style-name="Text_20_body">Calculates adjective density of the text. Adjectives include for English: the Penn Treebank tags JJ, JJR and JJS, for German: the Tiger tags ADJA and ADJD, for Italian: As Ap An APs APp APn.</text:p>
          <text:h text:style-name="Heading_20_3" text:outline-level="3">Formula:</text:h>
          <text:p text:style-name="P1"><text:span text:style-name="Source_20_Text">adjDensity = numAdjective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Past Participle Verb</text:h>
          <text:p text:style-name="Text_20_body">Calculates past participle verb density of the text. Past particple verbs include for English: the Penn Treebank tag VBN, for German: the Tiger tags VVPP VMPP VAPP, for Italian: the tags Vp VAp VMp</text:p>
          <text:h text:style-name="Heading_20_3" text:outline-level="3"><text:soft-page-break/>Formula:</text:h>
          <text:p text:style-name="P1"><text:span text:style-name="Source_20_Text">VBNDensity = numVBNs / <text:s/>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Verb</text:h>
          <text:p text:style-name="Text_20_body">Calculates the verb density of the text. Verbs include for English: the Penn Treebank tags VB, VBD, VBG, VBN, VBP, VBZ, for German: the Tiger tags VVFIN VVIMP VVINF VVIZU VMFIN VMIMP VMINF VMIZU VMPP VAFIN VAIMP VAINF VAIZU VAPP for Italian: Vip, Vip3, Vii, Vii3, Vis, Vis3, Vif, Vif3, Vcp, Vcp3, Vci, Vci3, Vdp, Vdp3, Vg, Vp, Vf, Vm, VMip, VMip3, VMii, VMii3, VMis, VMis3, VMif, VMif3, VMcp, VMcp3, VMci, VMci3, VMdp, VMdp3, VMg, VMp, VMf, VMm</text:p>
          <text:h text:style-name="Heading_20_3" text:outline-level="3">Formula:</text:h>
          <text:p text:style-name="P1"><text:span text:style-name="Source_20_Text">verbDensity = num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Cohesive Complexity Feature: Explicative Connectives per Token</text:h>
          <text:p text:style-name="Text_20_body">Calculates the cohesive complexity of the text. Calculates the explicative connectives per token, listed by Nadezda Okinina and Lorenzo Zanasi for Italian. The list contains 30 connectives.</text:p>
          <text:p text:style-name="Text_20_body">Example: ad esempio appunto cioè come concretamente davvero</text:p>
          <text:h text:style-name="Heading_20_3" text:outline-level="3">Formula:</text:h>
          <text:p text:style-name="P1"><text:span text:style-name="Source_20_Text">number of explicative connectives / number of token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oft-page-break/><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POS Density Feature: Indicative Past Tense Verb</text:h>
          <text:p text:style-name="Text_20_body">Calculates past tense verb density of the text. Past tense verbs include for Italian: indicative past (imperfect excluded): Vis Vis3 VAis Vis3 VMis VMis3.</text:p>
          <text:h text:style-name="Heading_20_3" text:outline-level="3">Availability:</text:h>
          <text:p text:style-name="P1"><text:span text:style-name="Source_20_Text">This feature is NOT available for: German, English</text:span></text:p>
          <text:h text:style-name="Heading_20_3" text:outline-level="3">Formula:</text:h>
          <text:p text:style-name="P1"><text:span text:style-name="Source_20_Text">VBDDensity = numVBD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Clausal Complement</text:h>
          <text:p text:style-name="Text_20_body">Counts the number of clausal complements in the text. Gives an absolute number.</text:p>
          <text:p text:style-name="Text_20_body">A clausal complement of a verb or adjective is a dependent clause with an internal subject which functions like an object of the verb, or adjective. Clausal complements for nouns are limited to complement clauses with a subset of nouns like "fact" or "report". We analyze them the same (parallel to the analysis of this class as "content clauses" in Huddleston and Pullum 2002). Such clausal complements are usually finite (though there are occasional remnant English subjunctives)</text:p>
          <text:p text:style-name="Text_20_body">Ex: "chiedere all'uomo che modifichi il suo comportamento" ccomp(chiedere, modifichi) "nessuno ha mai capito perché si è divertito a sabotare l'incontro" ccomp(capito, divertito)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Number of Connectives: Causal Connectives (Breindl for German)</text:h>
          <text:p text:style-name="Text_20_body">Calculates the number of causal connectives listed by Breindl for German, by Nadezda Okinina and Lorenzo Zanasi for Italian. Gives an absolute number.</text:p>
          <text:p text:style-name="Text_20_body">The Italian list contains 16 connectives.</text:p>
          <text:p text:style-name="Text_20_body">Example: ché considerato che dacché dal momento che dappoiché dato che</text:p>
          <text:p text:style-name="Text_20_body">The German list contains 8 connectives: denn : geschweige denn also deshalb deswegen folglich nämlich somit weil</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Syntactic Complexity Feature: Auxiliary Passives per Sentence</text:h>
          <text:p text:style-name="Text_20_body">Calculates the syntactic complexity of the text. Calculates the number of auxiliary passives per sentence. </text:p>
          <text:p text:style-name="Text_20_body">A passive auxiliary of a clause is a non-main verb of the clause which contains the passive information</text:p>
          <text:p text:style-name="Text_20_body">Ex: "Significa che sono state tagliate le vie nervose" auxpass(tagliate, state) "Le donne candidate vengono ritenute intelligenti" auxpass(ritenute, vengono) </text:p>
          <text:h text:style-name="Heading_20_3" text:outline-level="3">Formula:</text:h>
          <text:p text:style-name="P1"><text:span text:style-name="Source_20_Text">number of auxiliary passives / number of sentence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AuxiliaryPassive_Feature.xml</text:span></text:p>
          <text:p text:style-name="P1"><text:span text:style-name="Source_20_Text">NSyntacticConstituent_S_Feature.xml</text:span></text:p>
          <text:h text:style-name="Heading_20_1" text:outline-level="1"><text:soft-page-break/>Number of Syntactic Constituents: Discourse Element</text:h>
          <text:p text:style-name="Text_20_body">Counts the number of discourse elements in the text. Gives an absolute number.</text:p>
          <text:p text:style-name="Text_20_body">This is used for interjections and other discourse particles and elements (which are not clearly linked to the structure of the sentence, except in an expressive way). We generally follow the guidelines of what the Penn Treebanks count as an INTJ. They define this to include: interjections (oh, uh-huh, Welcome), fillers (um, ah), and discourse markers (well, like, actually, but not you know)</text:p>
          <text:p text:style-name="Text_20_body">Ex: Carlo è in Argentina :-) discourse(è, :-)) : Tint ha dato 'name(Argentina-4, :-)-5)'</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POS Density Feature: Verb Indicative Future</text:h>
          <text:p text:style-name="Text_20_body">Calculates indicative future verbs density of the text. Indicative future verbs include for Italian: Vif Vif3 VAif VAif3 VMif VMif3</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indicativeFutureVerbDensity = numIndicativeFuture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text:soft-page-break/>Cohesive Complexity Feature: Concessive Connectives per Token (Eisenberg for German)</text:h>
          <text:p text:style-name="Text_20_body">Calculates the cohesive complexity of the text. Calculates the concessive connectives per token, listed by Eisenberg for German. The list contains 38 connectives.</text:p>
          <text:p text:style-name="Text_20_body">Example: trotz : trotz allem unbeschadet abgesehen von ungeachtet obwohl obgleich</text:p>
          <text:h text:style-name="Heading_20_3" text:outline-level="3">Formula:</text:h>
          <text:p text:style-name="P1"><text:span text:style-name="Source_20_Text">number of concessive connectives / number of tokens</text:span></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Concessive_Feature.xml</text:span></text:p>
          <text:p text:style-name="P1"><text:span text:style-name="Source_20_Text">POSDensity_NonPunctuationWords.xml</text:span></text:p>
          <text:h text:style-name="Heading_20_1" text:outline-level="1">POS Density Feature: Twitter Tag</text:h>
          <text:p text:style-name="Text_20_body">Calculates twitter tags density of the text. Twitter tags include for English the Penn Treebank tag SYM, for Italian: XM (twitter mentions ex.: @obama) XH (twitter hashtags ex.: #nlp).</text:p>
          <text:h text:style-name="Heading_20_3" text:outline-level="3">Availability:</text:h>
          <text:p text:style-name="P1"><text:span text:style-name="Source_20_Text">This feature is NOT available for: German</text:span></text:p>
          <text:h text:style-name="Heading_20_3" text:outline-level="3">Formula:</text:h>
          <text:p text:style-name="P1"><text:span text:style-name="Source_20_Text">twitterTagsDensity = numTwitterTag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Negation Modifier</text:h>
          <text:p text:style-name="Text_20_body">Counts the number of negation modifiers in the text. Gives an absolute number.</text:p>
          <text:p text:style-name="Text_20_body"><text:soft-page-break/>The negation modifier is the relation between a negation word and the word it modifies</text:p>
          <text:p text:style-name="Text_20_body">Ex: "Non mi piace" neg(piace, no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Richness: Type Token Ratio (TTR)</text:h>
          <text:p text:style-name="Text_20_body">Calculates the type token ratio of a text. A word type is a non-duplicated token.</text:p>
          <text:h text:style-name="Heading_20_3" text:outline-level="3">Formula:</text:h>
          <text:p text:style-name="Preformatted_20_Text"><text:span text:style-name="Source_20_Text">This features calculates the TTR with the ### Formula:</text:span></text:p>
          <text:p text:style-name="Preformatted_20_Text"><text:span text:style-name="Source_20_Text">TTR = T/N</text:span></text:p>
          <text:p text:style-name="Preformatted_20_Text"/>
          <text:p text:style-name="P1"><text:span text:style-name="Source_20_Text">T stands for number of word types, N for number of tokens.</text:span></text:p>
          <text:p text:style-name="Text_20_body">Bib. ref.: Templin, M. (1957). Certain language skills in children. Minneapolis: University of Minnesota Press.</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TokenTypeAnnotator.xml</text:span></text:p>
          <text:p text:style-name="Preformatted_20_Text"><text:span text:style-name="Source_20_Text">NTokenFeature.xml</text:span></text:p>
          <text:p text:style-name="P1"><text:span text:style-name="Source_20_Text">NTokenTypeFeature.xml</text:span></text:p>
          <text:h text:style-name="Heading_20_1" text:outline-level="1">Lexical Sophistication Feature: Meaningfulness Colerado (L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Colerado norm list from the MRC Psycholinguistic Database. http://websites.psychology.uwa.edu.au/school/MRCDatabase/mrc2.html</text:p>
          <text:h text:style-name="Heading_20_3" text:outline-level="3"><text:soft-page-break/>Formula:</text:h>
          <text:p text:style-name="Preformatted_20_Text"><text:span text:style-name="Source_20_Text">sum of values for lexical word types found in the norm list / number of lexic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Imageability (F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Imageability norm list from the MRC Psycholinguistic Database. http://websites.psychology.uwa.edu.au/school/MRCDatabase/mrc2.html </text:p>
          <text:h text:style-name="Heading_20_3" text:outline-level="3">Formula:</text:h>
          <text:p text:style-name="Preformatted_20_Text"><text:span text:style-name="Source_20_Text">sum of values for functional word types found in the norm list / number of function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POS Density Feature: Conjunctive Imperfect Verb</text:h>
          <text:p text:style-name="Text_20_body">Calculates conjunctive imperfect verbs density of the text. Conjunctive imperfect verbs for Italian: Vci Vci3 VAci VAci3 VMci VMci3</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conjunctiveImperfectVerbDensity = numConjunctiveImperfect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Syntactic Complexity Feature: Coordinate Phrases per Clause</text:h>
          <text:p text:style-name="Text_20_body">Calculates the syntactic complexity of the text. Calculates the coordinate phrases per clause.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oordinate phrases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P_Feature.xml</text:span></text:p>
          <text:p text:style-name="P1"><text:span text:style-name="Source_20_Text">NSyntacticConstituent_C_Feature.xml</text:span></text:p>
          <text:h text:style-name="Heading_20_1" text:outline-level="1">POS Density Feature: Superlative Adverb</text:h>
          <text:p text:style-name="Text_20_body">Calculates superlative adverb density of the text. Superlative adverbs include for English the Penn Treebank tag RBR.</text:p>
          <text:h text:style-name="Heading_20_3" text:outline-level="3"><text:soft-page-break/>Availability:</text:h>
          <text:p text:style-name="P1"><text:span text:style-name="Source_20_Text">This feature is NOT available for: German, Italian.</text:span></text:p>
          <text:h text:style-name="Heading_20_3" text:outline-level="3">Formula:</text:h>
          <text:p text:style-name="P1"><text:span text:style-name="Source_20_Text">RBSDensity = numRBS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SUBTLEX Word Frequency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of all words (AW).</text:p>
          <text:h text:style-name="Heading_20_3" text:outline-level="3">Formula:</text:h>
          <text:p text:style-name="P1"><text:span text:style-name="Source_20_Text">sum of FREQCOUNTs of word tokens / number of word 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Flesch-Kincaid Grade Level</text:h>
          <text:p text:style-name="Text_20_body">Calculates the Flesch-Kincaid Grade Level measure of readability.</text:p>
          <text:h text:style-name="Heading_20_3" text:outline-level="3">Formula:</text:h>
          <text:p text:style-name="P1"><text:span text:style-name="Source_20_Text">( 0.39 * mean_sentence_length_in_tokens ) + ( 11.8 * mean_token_length_in_syllables ) - 15.59</text:span></text:p>
          <text:p text:style-name="Text_20_body">This feature was originally defined and optimised for English. CTAP allows to apply it also to German and Italian, but it's up to the user to decide to what extent the results are reliable.</text:p>
          <text:p text:style-name="Text_20_body"><text:soft-page-break/>Bib. ref.: Kincaid JP, Fishburne RP Jr, Rogers RL, Chissom BS (February 1975). "Derivation of new readability formulas (Automated Readability Index, Fog Count and Flesch Reading Ease Formula) for Navy enlisted personnel" (PDF). Research Branch Report 8-75, Millington, TN: Naval Technical Training, U. S. Naval Air Station, Memphis, TN.</text:p>
          <text:h text:style-name="Heading_20_3" text:outline-level="3">AAE dependency:</text:h>
          <text:p text:style-name="Preformatted_20_Text"><text:span text:style-name="Source_20_Text">SentenceAnnotator.xml</text:span></text:p>
          <text:p text:style-name="Preformatted_20_Text"><text:span text:style-name="Source_20_Text">NSentenceFeature.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SyllableAnnotator.xml</text:span></text:p>
          <text:p text:style-name="P1"><text:span text:style-name="Source_20_Text">NSyllableFeature.xml</text:span></text:p>
          <text:h text:style-name="Heading_20_1" text:outline-level="1">Number of Syntactic Constituents: Fragment Clauses</text:h>
          <text:p text:style-name="Text_20_body">Counts the number of fragment clauses in the text. Gives an absolute number.</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Mean Sentence Length in Tokens</text:h>
          <text:p text:style-name="Text_20_body">Calculates the mean sentence length in number of letters.</text:p>
          <text:h text:style-name="Heading_20_3" text:outline-level="3">Formula:</text:h>
          <text:p text:style-name="P1"><text:span text:style-name="Source_20_Text">sum of the lengths of all the sentences of the text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NSentenceFeature.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SyllableAnnotator.xml</text:span></text:p>
          <text:p text:style-name="Preformatted_20_Text"><text:span text:style-name="Source_20_Text">NSyllableFeature.xml</text:span></text:p>
          <text:p text:style-name="Preformatted_20_Text"><text:span text:style-name="Source_20_Text">LetterAnnotator.xml</text:span></text:p>
          <text:p text:style-name="P1"><text:span text:style-name="Source_20_Text">NLetterFeature.xml</text:span></text:p>
          <text:h text:style-name="Heading_20_1" text:outline-level="1"><text:soft-page-break/>Lexical Sophistication Feature: SUBTLEX Contextual Diversity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Contextual Diversity measure) of functional words (FW).</text:p>
          <text:h text:style-name="Heading_20_3" text:outline-level="3">Formula:</text:h>
          <text:p text:style-name="Preformatted_20_Text"><text:span text:style-name="Source_20_Text">for each functional word token:</text:span></text:p>
          <text:p text:style-name="Preformatted_20_Text"><text:span text:style-name="Source_20_Text"><text:s text:c="8"/>CD = number of films in which the word appears</text:span></text:p>
          <text:p text:style-name="Preformatted_20_Text"/>
          <text:p text:style-name="P1"><text:span text:style-name="Source_20_Text">sum of CDs / number of functional word tokens</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Age of Acquisition (L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Age of Acquisition norm list by Gilhooly and Logie (1980), which is included in the MRC Psycholinguistic Database. http://websites.psychology.uwa.edu.au/school/MRCDatabase/mrc2.html</text:p>
          <text:h text:style-name="Heading_20_3" text:outline-level="3"><text:soft-page-break/>Formula:</text:h>
          <text:p text:style-name="Preformatted_20_Text"><text:span text:style-name="Source_20_Text">sum of AoA values for lexical words found in the norm list / number of lexical words of the text found in the norm list</text:span></text:p>
          <text:p text:style-name="Preformatted_20_Text"/>
          <text:p text:style-name="P1"><text:span text:style-name="Source_20_Text">Lexic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D Sentence Length in Letters</text:h>
          <text:p text:style-name="Text_20_body">Calculates the standard deviation of sentence length in number of letters.</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SyllableAnnotator.xml</text:span></text:p>
          <text:p text:style-name="P1"><text:span text:style-name="Source_20_Text">LetterAnnotator.xml</text:span></text:p>
          <text:h text:style-name="Heading_20_1" text:outline-level="1">Lexical Sophistication Feature: SUBTLEX Logarithmic Contextual Diversity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arithmic Contextual Diversity measure) of all words (AW).</text:p>
          <text:h text:style-name="Heading_20_3" text:outline-level="3">Formula:</text:h>
          <text:p text:style-name="Preformatted_20_Text"><text:span text:style-name="Source_20_Text">for each token:</text:span></text:p>
          <text:p text:style-name="Preformatted_20_Text"><text:span text:style-name="Source_20_Text"><text:s text:c="8"/>CD = log10 (number of films in which the word appears + 1)</text:span></text:p>
          <text:p text:style-name="Preformatted_20_Text"/>
          <text:p text:style-name="P1"><text:span text:style-name="Source_20_Text">sum of CDs / number of tokens</text:span></text:p>
          <text:h text:style-name="Heading_20_3" text:outline-level="3">Availability:</text:h>
          <text:p text:style-name="P1"><text:span text:style-name="Source_20_Text">This feature is NOT available for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Google Books Logarithmic Word Frequency Per Million Words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per million words) of lexical words (LW).</text:p>
          <text:h text:style-name="Heading_20_3" text:outline-level="3">Formula:</text:h>
          <text:p text:style-name="Preformatted_20_Text"><text:span text:style-name="Source_20_Text">for each lexical word type:</text:span></text:p>
          <text:p text:style-name="Preformatted_20_Text"><text:span text:style-name="Source_20_Text"><text:s text:c="8"/>LF = log10 ( FREQCOUNT + 1 ) - log10 ( total number of words <text:s/>in the Google corpus ( number of lines in the file ) / 1000 000 ) </text:span></text:p>
          <text:p text:style-name="Preformatted_20_Text"/>
          <text:p text:style-name="P1"><text:span text:style-name="Source_20_Text">sum of LFs / number of lexic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Word Frequency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text:p>
          <text:p text:style-name="Text_20_body"><text:soft-page-break/>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of functional words (FW).</text:p>
          <text:h text:style-name="Heading_20_3" text:outline-level="3">Formula:</text:h>
          <text:p text:style-name="P1"><text:span text:style-name="Source_20_Text">sum of FREQCOUNTs of functional word types / number of functional word typ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Parataxis</text:h>
          <text:p text:style-name="Text_20_body">Calculates the number of a specific syntactic constituents in the text. This feature counts the number of parataxis relations in the text. Gives an absolute number.</text:p>
          <text:p text:style-name="Text_20_body">The parataxis relation (from Greek for \place side by side") is a relation between the main verb of a clause and other sentential elements, such as a sentential parenthetical, a clause after a ":" or a ";", or two sentences placed side by side without any explicit coordination or subordination.</text:p>
          <text:p text:style-name="Text_20_body">Ex: "Eppure, prosegue la lettera, a tutti è noto il fatto" parataxis(è, prosegue) Tint ha dato: 'parataxis(noto-10, prosegue-3)'</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Number of Syntactic Constituents: Preconjunct</text:h>
          <text:p text:style-name="Text_20_body">Calculates the number of a specific syntactic constituents in the text. This feature counts the number of preconjuncts in the text. Gives an absolute number.</text:p>
          <text:p text:style-name="Text_20_body">A preconjunct is the relation between the head of an NP and a word that appears at the beginning bracketing a conjunction (and puts emphasis on it), such as "either", "both", "neither").</text:p>
          <text:p text:style-name="Text_20_body"><text:soft-page-break/>Ex: "sia per le imprese editoriali, sia per le agenzie di stampa, i costi sono alti" preconj(imprese, sia) Tint non ha dato niente per la coppia (imprese, sia)</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Brown (A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Brown norm list of frequencies by Brown (1984), which is included in the MRC Psycholinguistic Database. http://websites.psychology.uwa.edu.au/school/MRCDatabase/mrc2.html</text:p>
          <text:h text:style-name="Heading_20_3" text:outline-level="3">Formula:</text:h>
          <text:p text:style-name="Preformatted_20_Text"><text:span text:style-name="Source_20_Text">sum of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Lexical Sophistication Feature: Meaningfulness Pavio (A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Pavio norm list from the MRC Psycholinguistic Database. http://websites.psychology.uwa.edu.au/school/MRCDatabase/mrc2.html</text:p>
          <text:h text:style-name="Heading_20_3" text:outline-level="3">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Auxiliary Verb</text:h>
          <text:p text:style-name="Text_20_body">Calculates Auxiliary Verb density of the text. Auxiliary Verbs include for German: the Tiger tags VAFIN VAIMP VAINF VAPP. for Italian: VAip,VA,VAip3, VAii, VAii3, VAis, Vis3, VAif, VAif3, VAcp, VAcp3, VAci, VAci3, VAdp, VAdp3, VAg, VAp, VAf, VAm</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auxVerbDensity = numAuxVerb / numTokens</text:span></text:p>
          <text:h text:style-name="Heading_20_3" text:outline-level="3">AAE dependency:</text:h>
          <text:p text:style-name="Preformatted_20_Text"><text:span text:style-name="Source_20_Text">SentenceAnnotator.xml</text:span></text:p>
          <text:p text:style-name="Preformatted_20_Text"><text:soft-page-break/><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Connectives: Multifunctional Connectives</text:h>
          <text:p text:style-name="Text_20_body">Calculates the number of multifunctional connectives listed by Nadezda Okinina and Lorenzo Zanasi for Italian. Gives an absolute number.</text:p>
          <text:p text:style-name="Text_20_body">The lists contains 23 connectives.</text:p>
          <text:p text:style-name="Text_20_body">Example: The connectives 'dopo' and 'poi' both have 2 meanings, temporal and hierarchical. So they appear in 3 lists: temporal, hierarchical and multifunctional.</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POS Density Feature: Plural Adjective</text:h>
          <text:p text:style-name="Text_20_body">Calculates adjective density of the text. Plural adjectives include for Italian: Ap APp</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adjDensity = numPluralAdjective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text:soft-page-break/>Cohesive Complexity Feature: Adversative and Concessive Connectives per Token (Eisenberg for German)</text:h>
          <text:p text:style-name="Text_20_body">Calculates the cohesive complexity of the text. Calculates the adversative and concessive connectives per token, listed by Eisenberg for German. The lists contains 78 connectives.</text:p>
          <text:p text:style-name="Text_20_body">Example: gegen entgegen zuwider statt : statt dass</text:p>
          <text:h text:style-name="Heading_20_3" text:outline-level="3">Formula:</text:h>
          <text:p text:style-name="P1"><text:span text:style-name="Source_20_Text">number of adversative and concessive connectives / number of tokens</text:span></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POS Density Feature: Relative Pronoun</text:h>
          <text:p text:style-name="Text_20_body">Calculates Relative Pronoun density of the text. Relative Pronouns include for German: the Tiger tag PRELS PRELAT, for Italian: PR.</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relPronDensity = numRelPron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Fragment T-units</text:h>
          <text:p text:style-name="Text_20_body">Counts the number of fragment T-units in the text. Gives an absolute number.</text:p>
          <text:h text:style-name="Heading_20_3" text:outline-level="3"><text:soft-page-break/>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Richness: Type Token Ratio (Log TTR)</text:h>
          <text:p text:style-name="Text_20_body">Calculates the type token ratio of a text. A word type is a non-duplicated token.</text:p>
          <text:h text:style-name="Heading_20_3" text:outline-level="3">Formula:</text:h>
          <text:p text:style-name="Preformatted_20_Text"><text:span text:style-name="Source_20_Text">This features calculates the Bilogarithmic TTR with the ### Formula:</text:span></text:p>
          <text:p text:style-name="Preformatted_20_Text"><text:span text:style-name="Source_20_Text">LogTTR = LogT/LogN</text:span></text:p>
          <text:p text:style-name="Preformatted_20_Text"/>
          <text:p text:style-name="Preformatted_20_Text"><text:span text:style-name="Source_20_Text">T stands for number of word types,</text:span></text:p>
          <text:p text:style-name="P1"><text:span text:style-name="Source_20_Text">N stands for number of tokens.</text:span></text:p>
          <text:p text:style-name="Text_20_body">Bib. ref.: Herdan, G. 1960. Type-Token Mathematics: A Textbook of Mathematical Linguistics. The Hague: Mouto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TokenTypeAnnotator.xml</text:span></text:p>
          <text:p text:style-name="Preformatted_20_Text"><text:span text:style-name="Source_20_Text">NTokenFeature.xml</text:span></text:p>
          <text:p text:style-name="P1"><text:span text:style-name="Source_20_Text">NTokenTypeFeature.xml</text:span></text:p>
          <text:h text:style-name="Heading_20_1" text:outline-level="1">Lexical Sophistication Feature: Concreteness (L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Concreteness norm list from the MRC Psycholinguistic Database. http://websites.psychology.uwa.edu.au/school/MRCDatabase/mrc2.html</text:p>
          <text:h text:style-name="Heading_20_3" text:outline-level="3"><text:soft-page-break/>Formula:</text:h>
          <text:p text:style-name="Preformatted_20_Text"><text:span text:style-name="Source_20_Text">sum of values for lexical words found in the norm list / number of lexical words of the text found in the norm list</text:span></text:p>
          <text:p text:style-name="Preformatted_20_Text"/>
          <text:p text:style-name="P1"><text:span text:style-name="Source_20_Text">Lexic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Concreteness (A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Concreteness norm list from the MRC Psycholinguistic Database. http://websites.psychology.uwa.edu.au/school/MRCDatabase/mrc2.html</text:p>
          <text:h text:style-name="Heading_20_3" text:outline-level="3">Formula:</text:h>
          <text:p text:style-name="Preformatted_20_Text"><text:span text:style-name="Source_20_Text">sum of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Syntactic Complexity Feature: Dependent clause ratio</text:h>
          <text:p text:style-name="Text_20_body">Calculates the syntactic complexity of the text. Calculates the dependent clause ratio.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dependent clauses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DC_Feature.xml</text:span></text:p>
          <text:p text:style-name="P1"><text:span text:style-name="Source_20_Text">NSyntacticConstituent_C_Feature.xml</text:span></text:p>
          <text:h text:style-name="Heading_20_1" text:outline-level="1">POS Density Feature: Indefinite Pronoun</text:h>
          <text:p text:style-name="Text_20_body">Calculates Indefinite Pronoun density of the text. Indefinite Pronouns include for German: the Tiger tags PIAT PIDAT. for Italian: the tag PI.</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indefPronDensity = numIndefPron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Google Books Logarithmic Word Frequency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ext:soft-page-break/>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of functional words (FW).</text:p>
          <text:h text:style-name="Heading_20_3" text:outline-level="3">Formula:</text:h>
          <text:p text:style-name="Preformatted_20_Text"><text:span text:style-name="Source_20_Text">for each functional word token:</text:span></text:p>
          <text:p text:style-name="Preformatted_20_Text"><text:span text:style-name="Source_20_Text"><text:s text:c="8"/>LF = log10 ( FREQCOUNT + 1 )</text:span></text:p>
          <text:p text:style-name="Preformatted_20_Text"/>
          <text:p text:style-name="P1"><text:span text:style-name="Source_20_Text">sum of LFs / number of functional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Cohesive Complexity Feature: All Connectives per Token (Breindl for German)</text:h>
          <text:p text:style-name="Text_20_body">Calculates the cohesive complexity of the text. Calculates the number of connectives per Token, listed by Breindl for German, by Nadezda Okinina and Lorenzo Zanasi for Italian.</text:p>
          <text:p text:style-name="Text_20_body">The list for German contains 69 connectives. The list for Italian contains 212 connectives.</text:p>
          <text:h text:style-name="Heading_20_3" text:outline-level="3">Formula:</text:h>
          <text:p text:style-name="P1"><text:span text:style-name="Source_20_Text">number of connective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OSDensity_NonPunctuationWords.xml</text:span></text:p>
          <text:p text:style-name="P1"><text:span text:style-name="Source_20_Text">NConnectives_Breindl_All_Feature.xml</text:span></text:p>
          <text:h text:style-name="Heading_20_1" text:outline-level="1">POS Density Feature: Modal Verb</text:h>
          <text:p text:style-name="Text_20_body">Calculates Modal Verb density of the text. Modal Verbs include for German: the Tiger tags VMFIN VMINF VMPP. for Italian: VMip VMip3 VMii VMii3 VMis VMis3 VMif VMif3 VMcp VMcp3 VMci VMci3 VMdp VMdp3 VMg VMp VMf VMm</text:p>
          <text:h text:style-name="Heading_20_3" text:outline-level="3"><text:soft-page-break/>Availability:</text:h>
          <text:p text:style-name="P1"><text:span text:style-name="Source_20_Text">This feature is NOT available for: English </text:span></text:p>
          <text:h text:style-name="Heading_20_3" text:outline-level="3">Formula:</text:h>
          <text:p text:style-name="P1"><text:span text:style-name="Source_20_Text">modalVerbDensity = numModal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SUBTLEX Contextual Diversity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Contextual Diversity measure) of all words (AW).</text:p>
          <text:h text:style-name="Heading_20_3" text:outline-level="3">Formula:</text:h>
          <text:p text:style-name="Preformatted_20_Text"><text:span text:style-name="Source_20_Text">for each token:</text:span></text:p>
          <text:p text:style-name="Preformatted_20_Text"><text:span text:style-name="Source_20_Text"><text:s text:c="8"/>CD = number of films in which the word appears</text:span></text:p>
          <text:p text:style-name="P1"><text:span text:style-name="Source_20_Text">sum of CDs / number of tokens</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Foreign Word</text:h>
          <text:p text:style-name="Text_20_body">Calculates foreign word density of the text. Foreign words include for English: the Penn Treebank tag FW, for German: the Tiger tag FM, for Italian: the tags SWs, SWp, SWn.</text:p>
          <text:h text:style-name="Heading_20_3" text:outline-level="3"><text:soft-page-break/>Formula:</text:h>
          <text:p text:style-name="P1"><text:span text:style-name="Source_20_Text">FWDensity = numFW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Google Books Word Informativeness Per Million Words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Informativeness Per Million Words) of lexical words (LW). Informativeness is the number of types with the same initial character trigram and of the same length as the given type.</text:p>
          <text:h text:style-name="Heading_20_3" text:outline-level="3">Formula:</text:h>
          <text:p text:style-name="Preformatted_20_Text"><text:span text:style-name="Source_20_Text">for each word type:</text:span></text:p>
          <text:p text:style-name="Preformatted_20_Text"><text:span text:style-name="Source_20_Text"><text:s text:c="8"/>WI = number of words with the same first 3 characters and of the same length as this word (this word included)</text:span></text:p>
          <text:p text:style-name="Preformatted_20_Text"/>
          <text:p text:style-name="P1"><text:span text:style-name="Source_20_Text">sum of WIs / number of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Lexical Sophistication Feature: Google Books Word Familiarity Per Million Words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Familiarity Per Million Words) of lexical words (L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lexical word type:</text:span></text:p>
          <text:p text:style-name="Preformatted_20_Text"><text:span text:style-name="Source_20_Text"><text:s text:c="8"/>FA = sum of FREQCOUNTs of all the words with the same first 3 characters and of the same length as this word (this word’s FREQCOUNT added to the sum)</text:span></text:p>
          <text:p text:style-name="Preformatted_20_Text"/>
          <text:p text:style-name="P1"><text:span text:style-name="Source_20_Text">sum of FAs / number of lexic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Word Types with 2 or more Syllables</text:h>
          <text:p text:style-name="Text_20_body">Calculates number of words types with 2 or more syllables.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SyllableAnnotator.xml</text:span></text:p>
          <text:h text:style-name="Heading_20_1" text:outline-level="1"><text:soft-page-break/>Lexical Sophistication Feature: Age of Acquisition (All Lemmas)</text:h>
          <text:p text:style-name="Text_20_body">Calculates lexical sophistication of the text.</text:p>
          <text:p text:style-name="Text_20_body">A norm list is a list where a norm value that describes a certain aspect of a word is given to each word. Only words that are included in the norm list are calculated. Words that do not appear in the norm list are omitted.</text:p>
          <text:p text:style-name="Text_20_body">All lemmas features take into consideration all lemmas, while unique lemmas features calculate only unique lemmas.</text:p>
          <text:p text:style-name="Text_20_body">This feature calculates lexical sophistication with the Age of Acquisition norm list from the Burani et al., 2001, containing 626 Italian nouns (https://www.istc.cnr.it/en/grouppage/varless).</text:p>
          <text:h text:style-name="Heading_20_3" text:outline-level="3">Formula:</text:h>
          <text:p text:style-name="Preformatted_20_Text"><text:span text:style-name="Source_20_Text">sum of AoA values for lemmas of the text found in Burani's list / number of lemmas of the text found in Burani's list</text:span></text:p>
          <text:p text:style-name="Preformatted_20_Text"/>
          <text:p text:style-name="P1"><text:span text:style-name="Source_20_Text">Words of the text that are not in Burani's list are ignored.</text:span></text:p>
          <text:p text:style-name="Text_20_body">Bib. ref.: Cristina Burani, Lisa S Arduino, Laura Barca, "Una base di dati sui valori di età di acquisizione, frequenza, familiarità, immaginabilità, concretezza, e altre variabili lessicali e sublessicali per 626 nomi dell'italiano", Giornale Italiano di Psicologia, January 2001</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LemmaAnnotator.xml</text:span></text:p>
          <text:h text:style-name="Heading_20_1" text:outline-level="1">Lexical Richness: Type Token Ratio (Uber)</text:h>
          <text:p text:style-name="Text_20_body">Calculates the type token ratio of a text. A word type is a non-duplicated token.</text:p>
          <text:h text:style-name="Heading_20_3" text:outline-level="3">Formula:</text:h>
          <text:p text:style-name="Preformatted_20_Text"><text:span text:style-name="Source_20_Text">This features calculates the Uber index with the ### Formula:</text:span></text:p>
          <text:p text:style-name="Preformatted_20_Text"><text:span text:style-name="Source_20_Text">TTR = (LogN)^2/Log(N/T)</text:span></text:p>
          <text:p text:style-name="Preformatted_20_Text"/>
          <text:p text:style-name="Preformatted_20_Text"><text:span text:style-name="Source_20_Text">T stands for number of word types,</text:span></text:p>
          <text:p text:style-name="P1"><text:span text:style-name="Source_20_Text">N stands for number of tokens.</text:span></text:p>
          <text:p text:style-name="Text_20_body">Bib. ref.: Dugast, D. (1979). Vocabulaire et stylistique. I Théâtre et dialogue [Vocabulary and style. Vol. 1 Theatre and dialogue]. Slatkine-Champion, Geneva, Switzerland.</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TokenTypeAnnotator.xml</text:span></text:p>
          <text:p text:style-name="Preformatted_20_Text"><text:span text:style-name="Source_20_Text">NTokenFeature.xml</text:span></text:p>
          <text:p text:style-name="P1"><text:span text:style-name="Source_20_Text">NTokenTypeFeature.xml</text:span></text:p>
          <text:h text:style-name="Heading_20_1" text:outline-level="1">Lexical Sophistication Feature: Google Books Logarithmic Word Frequency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of functional words (FW).</text:p>
          <text:h text:style-name="Heading_20_3" text:outline-level="3">Formula:</text:h>
          <text:p text:style-name="Preformatted_20_Text"><text:span text:style-name="Source_20_Text">for each functional word type:</text:span></text:p>
          <text:p text:style-name="Preformatted_20_Text"><text:span text:style-name="Source_20_Text"><text:s text:c="8"/>LF = log10 ( FREQCOUNT + 1 )</text:span></text:p>
          <text:p text:style-name="Preformatted_20_Text"/>
          <text:p text:style-name="P1"><text:span text:style-name="Source_20_Text">sum of LFs / number of function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Dependency Locality Theory: High Adjacent IC at Finite Verb (no modifier weight + less coordination weight + added verb weight)</text:h>
          <text:p text:style-name="Text_20_body">Calculates the average frequency of high adjacent IC (according to the DLT with cancelled modifier weight, reduced coordination weight, and increased verb weight) at the finite verb. High costs are defined as costs higher than 2 after integration.</text:p>
          <text:h text:style-name="Heading_20_3" text:outline-level="3"><text:soft-page-break/>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Number of Connectives: Other Connectives (Eisenberg for German)</text:h>
          <text:p text:style-name="Text_20_body">Calculates the number of unspecified connectives connectives listed by Eisenberg. Gives an absolute number.</text:p>
          <text:p text:style-name="Text_20_body">The list contains 10 connectives: jedoch sowie falls hierdurch höchstens oder ohnehin sofern sonst sprich</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Dependency Locality Theory: Total IC at Finite Verb (no modifier weight + less coordination weight + added verb weight)</text:h>
          <text:p text:style-name="Text_20_body">Calculates the total integration cost (according to the DLT with cancelled modifier weight, reduced coordination weight, and increased verb weight) at the finite verb.</text:p>
          <text:h text:style-name="Heading_20_3" text:outline-level="3">Availability:</text:h>
          <text:p text:style-name="P1"><text:span text:style-name="Source_20_Text">This feature is NOT available for English, Italian.</text:span></text:p>
          <text:h text:style-name="Heading_20_3" text:outline-level="3"><text:soft-page-break/>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Cohesive Complexity Feature: Other Connectives per Token (Breindl for German)</text:h>
          <text:p text:style-name="Text_20_body">Calculates the cohesive complexity of the text. This feature calculates the other connectives listed by Breindl per token: connectives that are not included in lists with defined categories.</text:p>
          <text:p text:style-name="Text_20_body">The lists contains 10 connectives: jedoch sowie falls hierdurch höchstens oder ohnehin sofern sonst sprich</text:p>
          <text:h text:style-name="Heading_20_3" text:outline-level="3">Formula:</text:h>
          <text:p text:style-name="P1"><text:span text:style-name="Source_20_Text">number of other connectives / number of tokens</text:span></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Other_Feature.xml</text:span></text:p>
          <text:p text:style-name="P1"><text:span text:style-name="Source_20_Text">POSDensity_NonPunctuationWords.xml</text:span></text:p>
          <text:h text:style-name="Heading_20_1" text:outline-level="1">Dependency Locality Theory: High Adjacent IC at Finite Verb (less coordination weight)</text:h>
          <text:p text:style-name="Text_20_body">Calculates the average frequency of high adjacent IC (according to the DLT with reduced coordination weight configuration) at the finite verb. High costs are defined as costs higher than 2 after integration.</text:p>
          <text:h text:style-name="Heading_20_3" text:outline-level="3">Availability:</text:h>
          <text:p text:style-name="P1"><text:span text:style-name="Source_20_Text">This feature is NOT available for English, Italian.</text:span></text:p>
          <text:h text:style-name="Heading_20_3" text:outline-level="3"><text:soft-page-break/>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Syntactic Complexity Feature: T-unit complexity ratio</text:h>
          <text:p text:style-name="Text_20_body">Calculates the syntactic complexity of the text. Calculates the T-unit complexity ratio.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lause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_Feature.xml</text:span></text:p>
          <text:p text:style-name="P1"><text:span text:style-name="Source_20_Text">NSyntacticConstituent_T_Feature.xml</text:span></text:p>
          <text:h text:style-name="Heading_20_1" text:outline-level="1">Number of Syntactic Constituents: Adjectival Clause Modifier</text:h>
          <text:p text:style-name="Text_20_body">Counts the number of adjectival clause modifiers in the text. Gives an absolute number.</text:p>
          <text:p text:style-name="Text_20_body">Ex: Negozi aperti Evacuata la Tate Gallery. qualcosa da bere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Syntactic Complexity Feature: Verb Cluster per Clause</text:h>
          <text:p text:style-name="Text_20_body">Calculates the syntactic complexity of the text. Calculates the verb cluster per clause. </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verb cluster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VC_Feature.xml</text:span></text:p>
          <text:p text:style-name="P1"><text:span text:style-name="Source_20_Text">NSyntacticConstituent_C_Feature.xml</text:span></text:p>
          <text:h text:style-name="Heading_20_1" text:outline-level="1">Lexical Sophistication Feature: Google Books Word Familiarity Per Million Words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Familiarity Per Million Words) of all words (A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word type:</text:span></text:p>
          <text:p text:style-name="Preformatted_20_Text"><text:span text:style-name="Source_20_Text"><text:s text:c="8"/>FA = sum of FREQCOUNTs of all the words with the same first 3 characters and of the same length as this word (this word’s FREQCOUNT added to the sum).</text:span></text:p>
          <text:p text:style-name="Preformatted_20_Text"/>
          <text:p text:style-name="P1"><text:span text:style-name="Source_20_Text">sum of FAs / number of word types</text:span></text:p>
          <text:h text:style-name="Heading_20_3" text:outline-level="3">Availability:</text:h>
          <text:p text:style-name="P1"><text:span text:style-name="Source_20_Text">This feature is NOT available for English.</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Contextual Diversity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Contextual Diversity measure) of lexical words (LW).</text:p>
          <text:h text:style-name="Heading_20_3" text:outline-level="3">Formula:</text:h>
          <text:p text:style-name="Preformatted_20_Text"><text:span text:style-name="Source_20_Text">for each lexical word token:</text:span></text:p>
          <text:p text:style-name="Preformatted_20_Text"><text:span text:style-name="Source_20_Text"><text:s text:c="8"/>CD = number of films in which the word appears</text:span></text:p>
          <text:p text:style-name="Preformatted_20_Text"/>
          <text:p text:style-name="P1"><text:span text:style-name="Source_20_Text">sum of CDs / number of lexical word tokens</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Cohesive Complexity Feature: Additive Connectives per Token (Breindl for German)</text:h>
          <text:p text:style-name="Text_20_body">Calculates the cohesive complexity of the text. Calculates the additive connectives per token, listed by Breindl for German, by Nadezda Okinina and Lorenzo Zanasi for Italian.</text:p>
          <text:p text:style-name="Text_20_body">The German list contains 9 connectives.</text:p>
          <text:p text:style-name="Text_20_body">Example: außerdem ebenfalls ebenso überdies übrigens und</text:p>
          <text:p text:style-name="Text_20_body">The Italian list contains 17 connectives.</text:p>
          <text:p text:style-name="Text_20_body">Example: anche ancora e ed in aggiunta in oltre in più</text:p>
          <text:h text:style-name="Heading_20_3" text:outline-level="3"><text:soft-page-break/>Formula:</text:h>
          <text:p text:style-name="P1"><text:span text:style-name="Source_20_Text">number of additive connective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NConnectives_Breindl_Additive_Feature.xml</text:span></text:p>
          <text:h text:style-name="Heading_20_1" text:outline-level="1">Lexical Sophistication Feature: SUBTLEX Contextual Diversity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Contextual Diversity measure) of functional words (FW).</text:p>
          <text:h text:style-name="Heading_20_3" text:outline-level="3">Formula:</text:h>
          <text:p text:style-name="Preformatted_20_Text"><text:span text:style-name="Source_20_Text">for each functional word type:</text:span></text:p>
          <text:p text:style-name="Preformatted_20_Text"><text:span text:style-name="Source_20_Text"><text:s text:c="8"/>CD = number of films in which the word appears</text:span></text:p>
          <text:p text:style-name="Preformatted_20_Text"/>
          <text:p text:style-name="P1"><text:span text:style-name="Source_20_Text">sum of CDs / number of functional word types</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Lexical Sophistication Feature: Age of Acquisition (A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Age of Acquisition norm list by Gilhooly and Logie (1980), which is included in the MRC Psycholinguistic Database. http://websites.psychology.uwa.edu.au/school/MRCDatabase/mrc2.html</text:p>
          <text:h text:style-name="Heading_20_3" text:outline-level="3">Formula:</text:h>
          <text:p text:style-name="Preformatted_20_Text"><text:span text:style-name="Source_20_Text">sum of AoA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Mean Age of Active Use in KCT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ean Age of Active Use in KCT list of all words (AW).</text:p>
          <text:h text:style-name="Heading_20_3" text:outline-level="3"><text:soft-page-break/>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Indicative Verb</text:h>
          <text:p text:style-name="Text_20_body">Calculates indicative verbs density of the text. Indicative verbs include for Italian: Vip Vip3 Vii Vii3 Vis Vis3 Vif Vif3 VAip VAip3 VAii VAii3 VAis VAis3 VAif VAif3 VMip VMip3 VMii VMii3 VMis VMis3 VMif VMif3</text:p>
          <text:h text:style-name="Heading_20_3" text:outline-level="3">Availability:</text:h>
          <text:p text:style-name="P1"><text:span text:style-name="Source_20_Text">This feature is NOT available for: English, German.</text:span></text:p>
          <text:h text:style-name="Heading_20_3" text:outline-level="3">Formula:</text:h>
          <text:p text:style-name="P1"><text:span text:style-name="Source_20_Text">indicativeVerbDensity = numIndicative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Cohesive Complexity Feature: Single-Word Connectives per Token (Breindl for German)</text:h>
          <text:p text:style-name="Text_20_body">Calculates the cohesive complexity of the text. Calculates the single-word connectives listed by Breindl per token.</text:p>
          <text:p text:style-name="Text_20_body">The lists contains 60 single-word connectives.</text:p>
          <text:p text:style-name="Text_20_body">Example: aber allerdings also anfangs außerdem bald</text:p>
          <text:h text:style-name="Heading_20_3" text:outline-level="3">Formula:</text:h>
          <text:p text:style-name="P1"><text:span text:style-name="Source_20_Text">number of single-word connectives / number of tokens</text:span></text:p>
          <text:h text:style-name="Heading_20_3" text:outline-level="3"><text:soft-page-break/>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NConnectives_Breindl_AllSingle_Feature.xml</text:span></text:p>
          <text:h text:style-name="Heading_20_1" text:outline-level="1">POS Density Feature: Superlative Adjective</text:h>
          <text:p text:style-name="Text_20_body">Calculates superlative adjective density of the text. Superlative adjectives include for English the Penn Treebank tag JJS.</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JJSDensity = numJJ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Thorndike­ Lorge (F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Thorndike­-Lorge norm list of frequencies (1944), which is included in the MRC Psycholinguistic Database (http://websites.psychology.uwa.edu.au/school/MRCDatabase/mrc2.html). </text:p>
          <text:h text:style-name="Heading_20_3" text:outline-level="3"><text:soft-page-break/>Formula:</text:h>
          <text:p text:style-name="Preformatted_20_Text"><text:span text:style-name="Source_20_Text">sum of values for functional word tokens found in the norm list / number of functional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Word Informativeness Per Million Words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SUBTLEX Word Informativeness Per Million Words) of lexical words (LW). Informativeness is the number of types with the same initial character trigram and of the same length as the given type.</text:p>
          <text:h text:style-name="Heading_20_3" text:outline-level="3">Formula:</text:h>
          <text:p text:style-name="Preformatted_20_Text"><text:span text:style-name="Source_20_Text">for each word type:</text:span></text:p>
          <text:p text:style-name="Preformatted_20_Text"><text:span text:style-name="Source_20_Text"><text:s text:c="8"/>WI = number of words with the same first 3 characters and of the same length as this word in the subtlex-[LANG].csv file (this word included)</text:span></text:p>
          <text:p text:style-name="Preformatted_20_Text"/>
          <text:p text:style-name="P1"><text:span text:style-name="Source_20_Text">sum of WIs / number of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POS Density Feature: Pronoun</text:h>
          <text:p text:style-name="Text_20_body">Calculates pronoun density of the text. Pronouns include for English: the Penn Treebank tags PRP, PRP$, WP, WP$, for German the Tiger tags: PDS PDAT PIS PIAT PIDAT PPER PPOSS PPOSAT PRELS PRELAT PRF PWS PWSAT PWAV PAV, for Italian: PC PD PE PI PP PQ PR.</text:p>
          <text:h text:style-name="Heading_20_3" text:outline-level="3">Formula:</text:h>
          <text:p text:style-name="P1"><text:span text:style-name="Source_20_Text">pronounDensity = numPronoun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Dependency Locality Theory: Total IC at Finite Verb (less coordination weight)</text:h>
          <text:p text:style-name="Text_20_body">Calculates the total integration cost (according to the DLT with reduced coordination weight configuration) at the finite verb.</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Number of Syntactic Constituents: Prenominal Noun Modifier</text:h>
          <text:p text:style-name="Text_20_body">Calculates the number of a specific syntactic constituents in the text. This feature counts the number of prenominal noun modifiers in the text. Gives an absolute number.</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Syntactic Complexity Feature: Relative Clauses per Clause</text:h>
          <text:p text:style-name="Text_20_body">Calculates the syntactic complexity of the text. Calculates the relative clauses per clause. </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relative clauses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RS_Feature.xml</text:span></text:p>
          <text:p text:style-name="P1"><text:span text:style-name="Source_20_Text">NSyntacticConstituent_C_Feature.xml</text:span></text:p>
          <text:h text:style-name="Heading_20_1" text:outline-level="1">Lexical Sophistication Feature: Google Books Logarithmic Word Frequency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of all words (AW).</text:p>
          <text:h text:style-name="Heading_20_3" text:outline-level="3">Formula:</text:h>
          <text:p text:style-name="Preformatted_20_Text"><text:span text:style-name="Source_20_Text">for each word type:</text:span></text:p>
          <text:p text:style-name="Preformatted_20_Text"><text:span text:style-name="Source_20_Text"><text:s text:c="8"/>LF = log10 ( FREQCOUNT + 1 )</text:span></text:p>
          <text:p text:style-name="Preformatted_20_Text"/>
          <text:p text:style-name="P1"><text:span text:style-name="Source_20_Text">sum of LFs / number of word types</text:span></text:p>
          <text:h text:style-name="Heading_20_3" text:outline-level="3"><text:soft-page-break/>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Wh-Determiner</text:h>
          <text:p text:style-name="Text_20_body">Calculates wh-determiner density of the text. Wh-determiners include for English: the Penn Treebank tag WDT.</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WDTDensity = numWDT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Punctuation</text:h>
          <text:p text:style-name="Text_20_body">Calculates Punctuation density of the text. Punctuation includes for German: the Tiger tags $, $. $( for Italian: FB FC FF FS</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punctDensity = numPunct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text:soft-page-break/>Syntactic Complexity Feature: Dependent clauses per T-unit</text:h>
          <text:p text:style-name="Text_20_body">Calculates the syntactic complexity of the text. Calculates the dependent clauses per T-unit.</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dependent clause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DC_Feature.xml</text:span></text:p>
          <text:p text:style-name="P1"><text:span text:style-name="Source_20_Text">NSyntacticConstituent_T_Feature.xml</text:span></text:p>
          <text:h text:style-name="Heading_20_1" text:outline-level="1">Lexical Sophistication Feature: Kucera and Francis (F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Kucera and Francis norm list of frequencies (1967), which is included in the MRC Psycholinguistic Database. http://websites.psychology.uwa.edu.au/school/MRCDatabase/mrc2.html </text:p>
          <text:h text:style-name="Heading_20_3" text:outline-level="3">Formula:</text:h>
          <text:p text:style-name="Preformatted_20_Text"><text:span text:style-name="Source_20_Text">sum of values for functional word types found in the norm list / number of function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Brown (L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Brown norm list of frequencies by Brown (1984), which is included in the MRC Psycholinguistic Database. http://websites.psychology.uwa.edu.au/school/MRCDatabase/mrc2.html </text:p>
          <text:h text:style-name="Heading_20_3" text:outline-level="3">Formula:</text:h>
          <text:p text:style-name="Preformatted_20_Text"><text:span text:style-name="Source_20_Text">sum of values for lexical words found in the norm list / number of lexical words of the text found in the norm list</text:span></text:p>
          <text:p text:style-name="Preformatted_20_Text"/>
          <text:p text:style-name="P1"><text:span text:style-name="Source_20_Text">Lexic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Relative Clause Modifier</text:h>
          <text:p text:style-name="Text_20_body">Counts the number of relative clause modifiers in the text. Gives an absolute number.</text:p>
          <text:p text:style-name="Text_20_body">Ex: "I saw the man you love" rcmod(man, love); "I saw the book which you bought" rcmod(book,bought) "distinzioni che possono rendere difficile un confronto" rcmod(distinzioni, rendere)</text:p>
          <text:h text:style-name="Heading_20_3" text:outline-level="3"><text:soft-page-break/>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Mean Sentence Length in Syllables</text:h>
          <text:p text:style-name="Text_20_body">Calculates the mean sentence length in syllables.</text:p>
          <text:h text:style-name="Heading_20_3" text:outline-level="3">Formula:</text:h>
          <text:p text:style-name="P1"><text:span text:style-name="Source_20_Text">sum of the lengths of all the sentences of the text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NSentenceFeature.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SyllableAnnotator.xml</text:span></text:p>
          <text:p text:style-name="Preformatted_20_Text"><text:span text:style-name="Source_20_Text">NSyllableFeature.xml</text:span></text:p>
          <text:p text:style-name="Preformatted_20_Text"><text:span text:style-name="Source_20_Text">LetterAnnotator.xml</text:span></text:p>
          <text:p text:style-name="P1"><text:span text:style-name="Source_20_Text">NLetterFeature.xml</text:span></text:p>
          <text:h text:style-name="Heading_20_1" text:outline-level="1">Number of Tokens with 2 or more Syllables</text:h>
          <text:p text:style-name="Text_20_body">Calculates number of words tokens with 2 or more syllables.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SyllableAnnotator.xml</text:span></text:p>
          <text:h text:style-name="Heading_20_1" text:outline-level="1">POS Density Feature: WH Adverb</text:h>
          <text:p text:style-name="Text_20_body">Calculates WH adverb density of the text. WH adverbs include for English: the Penn Treebank tag WRB.</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WRBDensity = numWRBs / numTokens</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SUBTLEX Logarithmic Word Frequency (A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10 word frequency measure) of all words (AW).</text:p>
          <text:h text:style-name="Heading_20_3" text:outline-level="3">Formula:</text:h>
          <text:p text:style-name="Preformatted_20_Text"><text:span text:style-name="Source_20_Text">for each word type:</text:span></text:p>
          <text:p text:style-name="Preformatted_20_Text"><text:span text:style-name="Source_20_Text"><text:s text:c="8"/>LF = log10 ( FREQCOUNT + 1 )</text:span></text:p>
          <text:p text:style-name="Preformatted_20_Text"/>
          <text:p text:style-name="P1"><text:span text:style-name="Source_20_Text">sum of LFs / number of word typ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Google Books Word Familiarity Per Million Words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ext:soft-page-break/>This feature calculates lexical sophistication with the Google Books (2000 for German and 2012 for Italian) word frequency list (Google Books Word Familiarity Per Million Words) of functional words (FW).</text:p>
          <text:p text:style-name="Text_20_body">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functional word type:</text:span></text:p>
          <text:p text:style-name="Preformatted_20_Text"><text:span text:style-name="Source_20_Text"><text:s text:c="8"/>FA = sum of FREQCOUNTs of all the words with the same first 3 characters and of the same length as this word (this word’s FREQCOUNT added to the sum)</text:span></text:p>
          <text:p text:style-name="Preformatted_20_Text"/>
          <text:p text:style-name="P1"><text:span text:style-name="Source_20_Text">sum of FAs / number of function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Logarithmic Contextual Diversity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arithmic Contextual Diversity measure) of lexical words (LW).</text:p>
          <text:h text:style-name="Heading_20_3" text:outline-level="3">Formula:</text:h>
          <text:p text:style-name="Preformatted_20_Text"><text:span text:style-name="Source_20_Text">for each lexical word token:</text:span></text:p>
          <text:p text:style-name="Preformatted_20_Text"><text:span text:style-name="Source_20_Text"><text:s text:c="8"/>CD = log10 (number of films in which the word appears + 1)</text:span></text:p>
          <text:p text:style-name="Preformatted_20_Text"/>
          <text:p text:style-name="P1"><text:span text:style-name="Source_20_Text">sum of CDs / number of lexical words</text:span></text:p>
          <text:h text:style-name="Heading_20_3" text:outline-level="3">Availability:</text:h>
          <text:p text:style-name="P1"><text:span text:style-name="Source_20_Text">This feature is NOT available for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Auxiliaries per Sentence</text:h>
          <text:p text:style-name="Text_20_body">Calculates the syntactic complexity of the text. Calculates the number of auxiliaries per sentence. </text:p>
          <text:p text:style-name="Text_20_body">An auxiliary of a clause is a non-main verb of the clause, e.g., a modal auxiliary, or a form of "be", "do" or "have" in a periphrastic tense</text:p>
          <text:p text:style-name="Text_20_body">Ex: "quella che ha fatto" aux(fatto, ha) "era convinto di dover vivere" aux(vivere, dover)</text:p>
          <text:h text:style-name="Heading_20_3" text:outline-level="3">Formula:</text:h>
          <text:p text:style-name="P1"><text:span text:style-name="Source_20_Text">number of auxiliaries / number of sentence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Auxiliary_Feature.xml</text:span></text:p>
          <text:p text:style-name="P1"><text:span text:style-name="Source_20_Text">NSyntacticConstituent_S_Feature.xml</text:span></text:p>
          <text:h text:style-name="Heading_20_1" text:outline-level="1">Lexical Sophistication Feature: Google Books Word Frequency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of functional words (FW).</text:p>
          <text:h text:style-name="Heading_20_3" text:outline-level="3">Formula:</text:h>
          <text:p text:style-name="P1"><text:span text:style-name="Source_20_Text">sum of FREQCOUNTs of functional word tokens / number of functional word tokens</text:span></text:p>
          <text:h text:style-name="Heading_20_3" text:outline-level="3"><text:soft-page-break/>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Coordinating Conjunction</text:h>
          <text:p text:style-name="Text_20_body">Calculates conordinating conjunction density of the text. Coordinating conjunction include for English: the Penn Treebank tags CC, for German: the Tiger tag KON, for Italian: CC tag.</text:p>
          <text:h text:style-name="Heading_20_3" text:outline-level="3">Formula:</text:h>
          <text:p text:style-name="P1"><text:span text:style-name="Source_20_Text">CCDensity = numCC / <text:s text:c="4"/>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Mean Age of Active Use in KCT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ean Age of Active Use in KCT list of all words (AW).</text:p>
          <text:h text:style-name="Heading_20_3" text:outline-level="3">Formula:</text:h>
          <text:p text:style-name="Preformatted_20_Text"><text:span text:style-name="Source_20_Text">sum of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text:soft-page-break/>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Argumentative Connectives</text:h>
          <text:p text:style-name="Text_20_body">Calculates the number of argumentative connectives listed by Nadezda Okinina and Lorenzo Zanasi for Italian. Gives an absolute number.</text:p>
          <text:p text:style-name="Text_20_body">The lists contains 5 connectives: a proposito di in relazione a per quanto riguarda relativamente a riguardo a</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POS Density Feature: Particle</text:h>
          <text:p text:style-name="Text_20_body">Calculates particle density of the text. Particles include for English: the Penn Treebank tag RP, for German: the Tiger tags PTKZU PTKNEG PTKVZ PTKANT PTKA</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RPDensity = numRP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text:soft-page-break/>Syntactic Complexity Feature: Complex Prepositional Phrases per Sentence</text:h>
          <text:p text:style-name="Text_20_body">Calculates the syntactic complexity of the text. Calculates the complex prepositional phrases per sentence.</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complex prepositional phrase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PP_Feature.xml</text:span></text:p>
          <text:p text:style-name="P1"><text:span text:style-name="Source_20_Text">NSyntacticConstituent_S_Feature.xml</text:span></text:p>
          <text:h text:style-name="Heading_20_1" text:outline-level="1">Lexical Sophistication Feature: SUBTLEX Logarithmic Word Frequency Per Million Words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10 word frequency measure per million words) of lexical words (LW).</text:p>
          <text:h text:style-name="Heading_20_3" text:outline-level="3">Formula:</text:h>
          <text:p text:style-name="Preformatted_20_Text"><text:span text:style-name="Source_20_Text">for each lexical word type:</text:span></text:p>
          <text:p text:style-name="Preformatted_20_Text"><text:span text:style-name="Source_20_Text"><text:s text:c="8"/>LF = log10 ( FREQCOUNT + 1 ) - log10 ( total number of words <text:s/>in the open subtitles corpus ( number of lines in the SUBTLEX-[lang].csv file ) / 1000 000 )</text:span></text:p>
          <text:p text:style-name="Preformatted_20_Text"/>
          <text:p text:style-name="P1"><text:span text:style-name="Source_20_Text">sum of LFs / number of lexical word types</text:span></text:p>
          <text:h text:style-name="Heading_20_3" text:outline-level="3">Availability:</text:h>
          <text:p text:style-name="P1"><text:span text:style-name="Source_20_Text">This feature is NOT available for English.</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SUBTLEX Word Familiarity Per Million Words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SUBTLEX Word Familiarity Per Million Words) of lexical words (L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lexical word token:</text:span></text:p>
          <text:p text:style-name="Preformatted_20_Text"><text:span text:style-name="Source_20_Text"><text:s text:c="8"/>FA = sum of FREQCOUNTs of all the words with the same first 3 characters and of the same length as this word in the subtlex-[LANG].csv file (this word’s FREQCOUNT added to the sum)</text:span></text:p>
          <text:p text:style-name="Preformatted_20_Text"/>
          <text:p text:style-name="P1"><text:span text:style-name="Source_20_Text">sum of FA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Imperative Verb</text:h>
          <text:p text:style-name="Text_20_body">Calculates imperative verbs density of the text. Imperative verbs include for Italian: Vm VAm VMm</text:p>
          <text:h text:style-name="Heading_20_3" text:outline-level="3">Availability:</text:h>
          <text:p text:style-name="P1"><text:span text:style-name="Source_20_Text">This feature is NOT available for: English, German.</text:span></text:p>
          <text:h text:style-name="Heading_20_3" text:outline-level="3"><text:soft-page-break/>Formula:</text:h>
          <text:p text:style-name="P1"><text:span text:style-name="Source_20_Text">imperativeVerbDensity = numImperative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Syntactic Complexity Feature: Mean Length of T-unit</text:h>
          <text:p text:style-name="Text_20_body">Calculates the syntactic complexity of the text. Calculates the mean length of T-unit.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word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ParseTreeAnnotator.xml</text:span></text:p>
          <text:p text:style-name="P1"><text:span text:style-name="Source_20_Text">NSyntacticConstituent_T_Feature.xml</text:span></text:p>
          <text:h text:style-name="Heading_20_1" text:outline-level="1">Lexical Variation Feature: Verb Variation 1</text:h>
          <text:p text:style-name="Text_20_body">Calculates lexical variation of the text. Lexical words are certain types of verbs, nouns, adjectives, and adverb. This feature calculates Verb variation.</text:p>
          <text:h text:style-name="Heading_20_3" text:outline-level="3">Formula:</text:h>
          <text:p text:style-name="P1"><text:span text:style-name="Source_20_Text">VV1 = nVerbType / nVerbToke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Lexical Sophistication Feature: Thorndike­ Lorge (F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Thorndike­-Lorge norm list of frequencies (1944), which is included in the MRC Psycholinguistic Database (http://websites.psychology.uwa.edu.au/school/MRCDatabase/mrc2.html). </text:p>
          <text:h text:style-name="Heading_20_3" text:outline-level="3">Formula:</text:h>
          <text:p text:style-name="Preformatted_20_Text"><text:span text:style-name="Source_20_Text">sum of values for functional word types found in the norm list / number of function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Variation Feature: Corrected Verb Variation 1</text:h>
          <text:p text:style-name="Text_20_body">Calculates lexical variation of the text. Lexical words are certain types of verbs, nouns, adjectives, and adverb. This feature calculates Verb variation.</text:p>
          <text:h text:style-name="Heading_20_3" text:outline-level="3">Formula:</text:h>
          <text:p text:style-name="P1"><text:span text:style-name="Source_20_Text">CVV1 = nVerbType / sqrt(2 * nVerbToke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Lexical Sophistication Feature: Google Books Word Frequency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of lexical words (LW).</text:p>
          <text:h text:style-name="Heading_20_3" text:outline-level="3">Formula:</text:h>
          <text:p text:style-name="P1"><text:span text:style-name="Source_20_Text">sum of FREQCOUNTs of lexical word types / number of lexic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Nominal Modifier</text:h>
          <text:p text:style-name="Text_20_body">Calculates the number of a specific syntactic constituents in the text. This feature counts the number of nominal modifiers in the text. Gives an absolute number.</text:p>
          <text:p text:style-name="Text_20_body">Tint: L'allarme è scattato la scorsa settimana.</text:p>
          <text:p text:style-name="Text_20_body">Dependency Parse (enhanced plus plus dependencies): root(ROOT-0, scattato-4) det(allarme-2, L'-1) nsubj(scattato-4, allarme-2) aux(scattato-4, è-3) det(settimana-7, la-5) amod(settimana-7, scorsa-6) nmod(scattato-4, settimana-7) punct(scattato-4, .-8)</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text:soft-page-break/>Cohesive Complexity Feature: Multi-Word Connectives per Connective (Breindl for German)</text:h>
          <text:p text:style-name="Text_20_body">Calculates the cohesive complexity of the text. Calculates the multi-word connectives per connective listed by Breindl. The lists contains 9 connectives.</text:p>
          <text:p text:style-name="Text_20_body">Example: bevor : bevor nicht denn : geschweige denn nur : nicht-nur</text:p>
          <text:h text:style-name="Heading_20_3" text:outline-level="3">Formula:</text:h>
          <text:p text:style-name="P1"><text:span text:style-name="Source_20_Text">number of multi-word connectives / number of connectives</text:span></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AllMulti_Feature.xml</text:span></text:p>
          <text:p text:style-name="P1"><text:span text:style-name="Source_20_Text">NConnectives_Breindl_All_Feature.xml</text:span></text:p>
          <text:h text:style-name="Heading_20_1" text:outline-level="1">POS Density Feature: Preposition</text:h>
          <text:p text:style-name="Text_20_body">Calculates preposition density of the text. Prepositions include for English: the Penn Treebank tags IN, for German: the Tiger tags APPR APPRART APPO APZR, for Italian: E EA.</text:p>
          <text:h text:style-name="Heading_20_3" text:outline-level="3">Formula:</text:h>
          <text:p text:style-name="P1"><text:span text:style-name="Source_20_Text">PrepositionDensity = numPreposition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Meaningfulness Colerado (A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text:soft-page-break/>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Colerado norm list from the MRC Psycholinguistic Database. http://websites.psychology.uwa.edu.au/school/MRCDatabase/mrc2.html</text:p>
          <text:h text:style-name="Heading_20_3" text:outline-level="3">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Comparative Adverb</text:h>
          <text:p text:style-name="Text_20_body">Calculates comparative adverb density of the text. Comparative adverbs include for English the Penn Treebank tag RBR.</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RBRDensity = numRBR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Proper Noun</text:h>
          <text:p text:style-name="Text_20_body">Calculates Proper Noun density of the text. Proper nouns include for German: the Tiger tag NE, for Italian: SP.</text:p>
          <text:h text:style-name="Heading_20_3" text:outline-level="3"><text:soft-page-break/>Availability:</text:h>
          <text:p text:style-name="P1"><text:span text:style-name="Source_20_Text">This feature is NOT available for English.</text:span></text:p>
          <text:h text:style-name="Heading_20_3" text:outline-level="3">Formula:</text:h>
          <text:p text:style-name="P1"><text:span text:style-name="Source_20_Text">NEDensity = numNE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SUBTLEX Word Familiarity Per Million Words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SUBTLEX Word Familiarity Per Million Words) of functional words (FW). Familiarity is the cumulative frequency of all types with the same initial character trigram and of the same length as the given type:</text:p>
          <text:h text:style-name="Heading_20_3" text:outline-level="3">Formula:</text:h>
          <text:p text:style-name="Preformatted_20_Text"><text:span text:style-name="Source_20_Text">for each functional word token:</text:span></text:p>
          <text:p text:style-name="Preformatted_20_Text"><text:span text:style-name="Source_20_Text"><text:s text:c="8"/>FA = sum of FREQCOUNTs of all the words with the same first 3 characters and of the same length as this word in the subtlex-[LANG].csv file (this word’s FREQCOUNT added to the sum)</text:span></text:p>
          <text:p text:style-name="Preformatted_20_Text"/>
          <text:p text:style-name="P1"><text:span text:style-name="Source_20_Text">sum of FAs / number of functional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POS Density Feature: Functional Words</text:h>
          <text:p text:style-name="Text_20_body">Calculates functional word density of the text. Functional words include for English: the Penn Treebank tags CC, IN, PDT, DT, WDT, PRP, PRP$, WP, WP$, CD, EX, FW, LS, MD, POS, RP, SYM, TO, UH; for German: the Tiger tags CARD ITJ KOUI KOUS KON KOKOM PDS PDAT PIS PIAT PIDAT PPER PPOSS PPOSAT PRELS PRELSAT PRF PWS PWAT PWAV PAV PTKZU PTKNEG PTKVZ PTKANT PTKA VAFIN VAIMP VAINF VAIZU VAPP TRUNC; for Italian: CC CS DD DE DI DQ DR E EA RD RI T</text:p>
          <text:h text:style-name="Heading_20_3" text:outline-level="3">Formula:</text:h>
          <text:p text:style-name="P1"><text:span text:style-name="Source_20_Text">functionalWordDensity = numFunctionalWord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Thorndike­ Lorge (L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Thorndike­-Lorge norm list of frequencies (1944), which is included in the MRC Psycholinguistic Database (http://websites.psychology.uwa.edu.au/school/MRCDatabase/mrc2.html). </text:p>
          <text:h text:style-name="Heading_20_3" text:outline-level="3">Formula:</text:h>
          <text:p text:style-name="Preformatted_20_Text"><text:span text:style-name="Source_20_Text">sum of values for lexical word types found in the norm list / number of lexic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German, Italian.</text:span></text:p>
          <text:h text:style-name="Heading_20_3" text:outline-level="3">AAE dependency:</text:h>
          <text:p text:style-name="Preformatted_20_Text"><text:span text:style-name="Source_20_Text">SentenceAnnotator.xml</text:span></text:p>
          <text:p text:style-name="Preformatted_20_Text"><text:soft-page-break/><text:span text:style-name="Source_20_Text">TokenAnnotator.xml</text:span></text:p>
          <text:p text:style-name="P1"><text:span text:style-name="Source_20_Text">POSAnnotator.xml</text:span></text:p>
          <text:h text:style-name="Heading_20_1" text:outline-level="1">Lexical Sophistication Feature: Meaningfulness Pavio (A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Pavio norm list from the MRC Psycholinguistic Database. http://websites.psychology.uwa.edu.au/school/MRCDatabase/mrc2.html</text:p>
          <text:h text:style-name="Heading_20_3" text:outline-level="3">Formula:</text:h>
          <text:p text:style-name="Preformatted_20_Text"><text:span text:style-name="Source_20_Text">sum of values for tokens found in the norm list / number of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Age of Acquisition (F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ext:soft-page-break/>This feature calculates lexical sophistication with the Age of Acquisition norm list by Gilhooly and Logie (1980), which is included in the MRC Psycholinguistic Database. http://websites.psychology.uwa.edu.au/school/MRCDatabase/mrc2.html </text:p>
          <text:h text:style-name="Heading_20_3" text:outline-level="3">Formula:</text:h>
          <text:p text:style-name="Preformatted_20_Text"><text:span text:style-name="Source_20_Text">sum of AoA values for functional words found in the norm list / number of functional words of the text found in the norm list</text:span></text:p>
          <text:p text:style-name="Preformatted_20_Text"/>
          <text:p text:style-name="P1"><text:span text:style-name="Source_20_Text">Function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Mean Age of Active Use in KCT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ean Age of Active Use in KCT list of lexical words (LW).</text:p>
          <text:h text:style-name="Heading_20_3" text:outline-level="3">Formula:</text:h>
          <text:p text:style-name="Preformatted_20_Text"><text:span text:style-name="Source_20_Text">sum of values for lexical word tokens found in the norm list / number of lexic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Number of Syntactic Constituents: Prepositional Phrase</text:h>
          <text:p text:style-name="Text_20_body">Calculates the number of a specific syntactic constituents in the text. This feature counts the number of prepositional phrases in the text.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Imageability (L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Imageability norm list from the MRC Psycholinguistic Database. http://websites.psychology.uwa.edu.au/school/MRCDatabase/mrc2.html</text:p>
          <text:h text:style-name="Heading_20_3" text:outline-level="3">Formula:</text:h>
          <text:p text:style-name="Preformatted_20_Text"><text:span text:style-name="Source_20_Text">sum of values for lexical word tokens found in the norm list / number of lexic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text:soft-page-break/>Syntactic Complexity Feature: Verb Cluster per T-Unit</text:h>
          <text:p text:style-name="Text_20_body">Calculates the syntactic complexity of the text. Calculates the verb cluster per T-Unit.</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verb cluster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VC_Feature.xml</text:span></text:p>
          <text:p text:style-name="P1"><text:span text:style-name="Source_20_Text">NSyntacticConstituent_T_Feature.xml</text:span></text:p>
          <text:h text:style-name="Heading_20_1" text:outline-level="1">Lexical Sophistication: Percentage of Unique Lemmas Listed in the De Mauro Basic Dictionary (unique lemmas)</text:h>
          <text:p text:style-name="Text_20_body">Calculates the percentage of unique lemmas listed in the De Mauro basic dictionary.</text:p>
          <text:h text:style-name="Heading_20_3" text:outline-level="3">Formula:</text:h>
          <text:p text:style-name="P1"><text:span text:style-name="Source_20_Text">( number of unique lemmas that are listed in the De Mauro dictionary / number of unique lemmas (excluding punctuations) ) * 100</text:span></text:p>
          <text:p text:style-name="Text_20_body">Bib. ref.: Il Nuovo vocabolario di base della lingua italiana. A cura di Tullio De Mauro. 23 dicembre 2016. https://dizionario.internazionale.it/nuovovocabolariodibase</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NSentenceFeature.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LemmaAnnotator.xml <text:s text:c="21"/></text:span></text:p>
          <text:h text:style-name="Heading_20_1" text:outline-level="1"><text:soft-page-break/>Lexical Sophistication Feature: Meaningfulness Colerado (F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Meaningfulness Colerado norm list from the MRC Psycholinguistic Database. http://websites.psychology.uwa.edu.au/school/MRCDatabase/mrc2.html </text:p>
          <text:h text:style-name="Heading_20_3" text:outline-level="3">Formula:</text:h>
          <text:p text:style-name="Preformatted_20_Text"><text:span text:style-name="Source_20_Text">sum of values for functional word types found in the norm list / number of function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D Token Length in Syllables</text:h>
          <text:p text:style-name="Text_20_body">Calculates the standard deviation of token length in number of syllables.</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SyllableAnnotator.xml</text:span></text:p>
          <text:p text:style-name="P1"><text:span text:style-name="Source_20_Text">LetterAnnotator.xml</text:span></text:p>
          <text:h text:style-name="Heading_20_1" text:outline-level="1"><text:soft-page-break/>Syntactic Complexity Feature: Appositional Modifiers per Sentence</text:h>
          <text:p text:style-name="Text_20_body">Calculates the syntactic complexity of the text. Calculates the number of Appositional modifiers per sentence. </text:p>
          <text:p text:style-name="Text_20_body">An appositional modifier of an NP is an NP immediately to the right of the first NP that serves to define or modify that NP. It includes parenthesized examples, as well as defining abbreviations in one of these structures.</text:p>
          <text:p text:style-name="Text_20_body">Ex: "Marcello Pagliacci, direttore del centro" appos(Pagliacci, direttore) "il presidente Scalfaro" appos(Scalfaro, presidente) "piccole e medie imprese (PMI)" appos(imprese, PMI) </text:p>
          <text:h text:style-name="Heading_20_3" text:outline-level="3">Formula:</text:h>
          <text:p text:style-name="P1"><text:span text:style-name="Source_20_Text">number of appositional modifiers / number of sentence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AppositionalModifier_Feature.xml</text:span></text:p>
          <text:p text:style-name="P1"><text:span text:style-name="Source_20_Text">NSyntacticConstituent_S_Feature.xml</text:span></text:p>
          <text:h text:style-name="Heading_20_1" text:outline-level="1">Lexical Sophistication Feature: Google Books Logarithmic Word Frequency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Log10 word frequency measure) of all words (AW).</text:p>
          <text:h text:style-name="Heading_20_3" text:outline-level="3">Formula:</text:h>
          <text:p text:style-name="Preformatted_20_Text"><text:span text:style-name="Source_20_Text">for each token:</text:span></text:p>
          <text:p text:style-name="Preformatted_20_Text"><text:span text:style-name="Source_20_Text"><text:s text:c="8"/>LF = log10 ( FREQCOUNT + 1 )</text:span></text:p>
          <text:p text:style-name="Preformatted_20_Text"/>
          <text:p text:style-name="P1"><text:span text:style-name="Source_20_Text">sum of LFs / number of tokens</text:span></text:p>
          <text:h text:style-name="Heading_20_3" text:outline-level="3"><text:soft-page-break/>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Noun Phrase as Adverbial Modifier</text:h>
          <text:p text:style-name="Text_20_body">Counts the number of noun phrases as adverbial modifiers in the text. Gives an absolute number.</text:p>
          <text:p text:style-name="Text_20_body">This relation captures various places where something syntactically a noun phrase (NP) is used as an adverbial modifier in a sentence. These usages include: (i) a measure phrase, which is the relation between the head of an ADJP/ADVP/PP and the head of a measure phrase modifying the ADJP/ADVP; (ii) noun phrases giving an extent inside a VP which are not objects; (iii) financial constructions involving an adverbial or PP-like NP, notably the following construction $5 a share, where the second NP means \per share"; (iv) oating reflexives; and (v) certain other absolutive NP constructions. A temporal modifier (tmod) is a subclass of npadvmod which is distinguished as a separate relation.</text:p>
          <text:p text:style-name="Text_20_body">Ex: "Costava sei lire" npadvmod(costava, lire); Tint ha dato: 'dobj(Costava-1, lire-3)' "a quota un milione" npadvmod(quota, milione); "tutte, una dopo l'altra" npadvmod(tutte, una)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SUBTLEX Logarithmic Word Frequency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ext:soft-page-break/>This feature calculates lexical sophistication with the SUBTLEX word frequency list (Log10 word frequency measure) of functional words (FW).</text:p>
          <text:h text:style-name="Heading_20_3" text:outline-level="3">Formula:</text:h>
          <text:p text:style-name="Preformatted_20_Text"><text:span text:style-name="Source_20_Text">for each functional word token:</text:span></text:p>
          <text:p text:style-name="Preformatted_20_Text"><text:span text:style-name="Source_20_Text"><text:s text:c="8"/>LF = log10 ( FREQCOUNT + 1 )</text:span></text:p>
          <text:p text:style-name="Preformatted_20_Text"/>
          <text:p text:style-name="P1"><text:span text:style-name="Source_20_Text">sum of LFs / number of functional word 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Cohesive Complexity Feature: Purpose Connectives per Token</text:h>
          <text:p text:style-name="Text_20_body">Calculates the cohesive complexity of the text. Calculates the purpose connectives per token, listed by Nadezda Okinina and Lorenzo Zanasi for Italian. The lists contains 6 connectives: acciocché affinché al fine di allo scopo che allo scopo di onde</text:p>
          <text:h text:style-name="Heading_20_3" text:outline-level="3">Formula:</text:h>
          <text:p text:style-name="P1"><text:span text:style-name="Source_20_Text">number of purpose connectives / number of token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Lexical Sophistication Feature: Brown (F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ext:soft-page-break/>This feature calculates lexical sophistication with the Brown norm list of frequencies by Brown (1984), which is included in the MRC Psycholinguistic Database. http://websites.psychology.uwa.edu.au/school/MRCDatabase/mrc2.html </text:p>
          <text:h text:style-name="Heading_20_3" text:outline-level="3">Formula:</text:h>
          <text:p text:style-name="Preformatted_20_Text"><text:span text:style-name="Source_20_Text">sum of values for functional words found in the norm list / number of functional words of the text found in the norm list</text:span></text:p>
          <text:p text:style-name="Preformatted_20_Text"/>
          <text:p text:style-name="P1"><text:span text:style-name="Source_20_Text">Function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Variation Feature: Noun</text:h>
          <text:p text:style-name="Text_20_body">Calculates lexical variation of the text. Lexical words are verbs, nouns, adjectives, and adverbs. This feature calculates Noun variation.</text:p>
          <text:h text:style-name="Heading_20_3" text:outline-level="3">Formula:</text:h>
          <text:p text:style-name="P1"><text:span text:style-name="Source_20_Text">nounVariation = nNounType / nLexicalToke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Mean Age of Active Use in KCT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ean Age of Active Use in KCT list of functional words (FW).</text:p>
          <text:h text:style-name="Heading_20_3" text:outline-level="3"><text:soft-page-break/>Formula:</text:h>
          <text:p text:style-name="Preformatted_20_Text"><text:span text:style-name="Source_20_Text">sum of values for functional word tokens found in the norm list / number of function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Mean Length of Clause</text:h>
          <text:p text:style-name="Text_20_body">Calculates the syntactic complexity of the text. Calculates the mean length of clause.</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words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ParseTreeAnnotator.xml</text:span></text:p>
          <text:p text:style-name="P1"><text:span text:style-name="Source_20_Text">NSyntacticConstituent_C_Feature.xml</text:span></text:p>
          <text:h text:style-name="Heading_20_1" text:outline-level="1">Lexical Sophistication Feature: Kucera and Francis (LW Token)</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ext:soft-page-break/>This feature calculates lexical sophistication with the Kucera and Francis norm list of frequencies (1967), which is included in the MRC Psycholinguistic Database. http://websites.psychology.uwa.edu.au/school/MRCDatabase/mrc2.html </text:p>
          <text:h text:style-name="Heading_20_3" text:outline-level="3">Formula:</text:h>
          <text:p text:style-name="Preformatted_20_Text"><text:span text:style-name="Source_20_Text">sum of values for lexical word tokens found in the norm list / number of lexic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Sophistication Feature: Brown (A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Brown norm list of frequencies by Brown (1984), which is included in the MRC Psycholinguistic Database. http://websites.psychology.uwa.edu.au/school/MRCDatabase/mrc2.html</text:p>
          <text:h text:style-name="Heading_20_3" text:outline-level="3">Formula:</text:h>
          <text:p text:style-name="Preformatted_20_Text"><text:span text:style-name="Source_20_Text">sum of values for word types found in the norm list / number of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oft-page-break/><text:span text:style-name="Source_20_Text">TokenAnnotator.xml</text:span></text:p>
          <text:p text:style-name="P1"><text:span text:style-name="Source_20_Text">POSAnnotator.xml</text:span></text:p>
          <text:h text:style-name="Heading_20_1" text:outline-level="1">Number of Connectives: All Connectives (Breindl for German)</text:h>
          <text:p text:style-name="Text_20_body">Calculates the number of all connectives listed by Breindl for German, by Nadezda Okinina and Lorenzo Zanasi for Italian. Gives an absolute number.</text:p>
          <text:p text:style-name="Text_20_body">The list for German contains 69 connectives. The list for Italian contains 212 connectives.</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Lexical Sophistication Feature: Age of Acquisition (F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Age of Acquisition norm list by Gilhooly and Logie (1980), which is included in the MRC Psycholinguistic Database. http://websites.psychology.uwa.edu.au/school/MRCDatabase/mrc2.html</text:p>
          <text:h text:style-name="Heading_20_3" text:outline-level="3">Formula:</text:h>
          <text:p text:style-name="Preformatted_20_Text"><text:span text:style-name="Source_20_Text">sum of AoA values for functional words found in the norm list / number of functional words of the text found in the norm list</text:span></text:p>
          <text:p text:style-name="Preformatted_20_Text"/>
          <text:p text:style-name="P1"><text:span text:style-name="Source_20_Text">Function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Postnominal Noun Modifier</text:h>
          <text:p text:style-name="Text_20_body">Calculates the number of a specific syntactic constituents in the text. This feature counts the number of postnominal noun modifier in the text.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Lexical Sophistication Feature: Google Books Word Informativeness Per Million Words (A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Informativeness Per Million Words) of all words (AW). Informativeness is the number of types with the same initial character trigram and of the same length as the given type.</text:p>
          <text:h text:style-name="Heading_20_3" text:outline-level="3">Formula:</text:h>
          <text:p text:style-name="Preformatted_20_Text"><text:span text:style-name="Source_20_Text">for each token:</text:span></text:p>
          <text:p text:style-name="Preformatted_20_Text"><text:span text:style-name="Source_20_Text"><text:s text:c="8"/>WI = number of words with the same first 3 characters and of the same length as this word (this word included)</text:span></text:p>
          <text:p text:style-name="Preformatted_20_Text"/>
          <text:p text:style-name="P1"><text:span text:style-name="Source_20_Text">sum of WIs / number of tokens</text:span></text:p>
          <text:h text:style-name="Heading_20_3" text:outline-level="3">Availability:</text:h>
          <text:p text:style-name="P1"><text:span text:style-name="Source_20_Text">This feature is NOT available for English.</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entences</text:h>
          <text:p text:style-name="Text_20_body">Calculates the number of sentences in a text. Gives an absolute number.</text:p>
          <text:h text:style-name="Heading_20_3" text:outline-level="3">AAE dependency:</text:h>
          <text:p text:style-name="P1"><text:span text:style-name="Source_20_Text">SentenceAnnotator.xml</text:span></text:p>
          <text:h text:style-name="Heading_20_1" text:outline-level="1">Lexical Sophistication Feature: Google Books Word Frequency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of functional words (FW).</text:p>
          <text:h text:style-name="Heading_20_3" text:outline-level="3">Formula:</text:h>
          <text:p text:style-name="P1"><text:span text:style-name="Source_20_Text">sum of FREQCOUNTs of functional word types / number of functional word type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Syntactic Complexity Feature: Complex Nominals per Clause</text:h>
          <text:p text:style-name="Text_20_body">Calculates the syntactic complexity of the text. Calculates the complex nominals per clause.</text:p>
          <text:h text:style-name="Heading_20_3" text:outline-level="3"><text:soft-page-break/>Availability:</text:h>
          <text:p text:style-name="P1"><text:span text:style-name="Source_20_Text">This feature is NOT available for Italian.</text:span></text:p>
          <text:h text:style-name="Heading_20_3" text:outline-level="3">Formula:</text:h>
          <text:p text:style-name="P1"><text:span text:style-name="Source_20_Text">number of complex nominals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N_Feature.xml</text:span></text:p>
          <text:p text:style-name="P1"><text:span text:style-name="Source_20_Text">NSyntacticConstituent_C_Feature.xml</text:span></text:p>
          <text:h text:style-name="Heading_20_1" text:outline-level="1">Syntactic Complexity Feature: Prenominal Modifier per Complex Noun Phrase</text:h>
          <text:p text:style-name="Text_20_body">Calculates the syntactic complexity of the text. Calculates the prenominal modifier per complex noun phrase.</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number of prenominal modifier / number of complex noun phra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PreN_Feature.xml</text:span></text:p>
          <text:p text:style-name="P1"><text:span text:style-name="Source_20_Text">NSyntacticConstituent_CN_Feature.xml</text:span></text:p>
          <text:h text:style-name="Heading_20_1" text:outline-level="1">Number of Connectives: Breindl Multi-Word Connectives</text:h>
          <text:p text:style-name="Text_20_body">Calculates the number of all multi-word connectives listed by Breindl. Gives an absolute number.</text:p>
          <text:p text:style-name="Text_20_body">The lists contains 9 connectives.</text:p>
          <text:p text:style-name="Text_20_body">Example: bevor : bevor nicht denn : geschweige denn nur : nicht-nur</text:p>
          <text:h text:style-name="Heading_20_3" text:outline-level="3">Availability:</text:h>
          <text:p text:style-name="P1"><text:span text:style-name="Source_20_Text">This feature is NOT available for English, Italian.</text:span></text:p>
          <text:h text:style-name="Heading_20_3" text:outline-level="3"><text:soft-page-break/>AAE dependency:</text:h>
          <text:p text:style-name="Preformatted_20_Text"><text:span text:style-name="Source_20_Text">SentenceAnnotator.xml</text:span></text:p>
          <text:p text:style-name="P1"><text:span text:style-name="Source_20_Text">TokenAnnotator.xml</text:span></text:p>
          <text:h text:style-name="Heading_20_1" text:outline-level="1">Syntactic Complexity Feature: Complex T-unit per Sentence</text:h>
          <text:p text:style-name="Text_20_body">Calculates the syntactic complexity of the text. Calculates the ratio of complex t-units to sentences.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omplex T-units / number of sentenc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T_Feature.xml</text:span></text:p>
          <text:p text:style-name="P1"><text:span text:style-name="Source_20_Text">NSyntacticConstituent_S_Feature.xml</text:span></text:p>
          <text:h text:style-name="Heading_20_1" text:outline-level="1">Number of Syntactic Constituents: Passive Nominal Subject</text:h>
          <text:p text:style-name="Text_20_body">Calculates the number of a specific syntactic constituents in the text. This feature counts the number of passive nominal subjects in the text. Gives an absolute number.</text:p>
          <text:p text:style-name="Text_20_body">A passive nominal subject is a noun phrase which is the syntactic subject of a passive clause</text:p>
          <text:p text:style-name="Text_20_body">Ex: "L'ex arbitro triestino è stato messo in castigo" nsubjpass(messo, arbitro) </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Number of Syntactic Constituents: Prepositional Complement</text:h>
          <text:p text:style-name="Text_20_body">Calculates the number of a specific syntactic constituents in the text. This feature counts the number of prepositional complements in the text. Gives an absolute number.</text:p>
          <text:p text:style-name="Text_20_body"><text:soft-page-break/>This is used when the complement of a preposition is a clause or prepositional phrase (or occasionally, an adverbial phrase). The prepositional complement of a preposition is the head of a clause following the preposition, or the preposition head of the following PP</text:p>
          <text:p text:style-name="Text_20_body">Ex: "I vigili del fuoco sono accorsi per domare il rogo" pcomp(per, domare); Tint ha dato: 'advcl:per(accorsi-6, domare-8)' "Sono rientrati per sempre in Italia" pcomp(per, sempre) </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Syntactic Complexity Feature: Adjectival Clause Modifiers per Sentence</text:h>
          <text:p text:style-name="Text_20_body">Calculates the syntactic complexity of the text. Calculates the number of Adjectival Clause Modifiers per sentence. </text:p>
          <text:p text:style-name="Text_20_body">Ex: Negozi aperti Evacuata la Tate Gallery. qualcosa da bere </text:p>
          <text:h text:style-name="Heading_20_3" text:outline-level="3">Formula:</text:h>
          <text:p text:style-name="P1"><text:span text:style-name="Source_20_Text">number of ACLs / number of sentences</text:span></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AdjectivalClauseModifier_Feature.xml</text:span></text:p>
          <text:p text:style-name="P1"><text:span text:style-name="Source_20_Text">NSyntacticConstituent_S_Feature.xml</text:span></text:p>
          <text:h text:style-name="Heading_20_1" text:outline-level="1">Lexical Sophistication Feature: SUBTLEX Logarithmic Word Frequency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ext:soft-page-break/>Token features take into consideration all word tokens, while type features calculate only unique tokens.</text:p>
          <text:p text:style-name="Text_20_body">This feature calculates lexical sophistication with the SUBTLEX word frequency list (Log10 word frequency measure) of functional words (FW).</text:p>
          <text:h text:style-name="Heading_20_3" text:outline-level="3">Formula:</text:h>
          <text:p text:style-name="Preformatted_20_Text"><text:span text:style-name="Source_20_Text">for each functional word type:</text:span></text:p>
          <text:p text:style-name="Preformatted_20_Text"><text:span text:style-name="Source_20_Text"><text:s text:c="8"/>LF = log10 ( FREQCOUNT + 1 )</text:span></text:p>
          <text:p text:style-name="Preformatted_20_Text"/>
          <text:p text:style-name="P1"><text:span text:style-name="Source_20_Text">sum of LFs / number of functional word typ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Lemmas</text:h>
          <text:p text:style-name="Text_20_body">Calculates the number of lemmas in the text. Gives an absolute number.</text:p>
          <text:p text:style-name="Text_20_body">AAE dependency: SentenceAnnotator.xml TokenAnnotator.xml LemmaAnnotator.xml</text:p>
          <text:h text:style-name="Heading_20_1" text:outline-level="1">Lexical Sophistication Feature: Google Books Word Informativeness Per Million Words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Google Books (2000 for German and 2012 for Italian) word frequency list (Google Books Word Informativeness Per Million Words) of lexical words (LW). Informativeness is the number of types with the same initial character trigram and of the same length as the given type.</text:p>
          <text:h text:style-name="Heading_20_3" text:outline-level="3">Formula:</text:h>
          <text:p text:style-name="Preformatted_20_Text"><text:span text:style-name="Source_20_Text">for each lexical word token:</text:span></text:p>
          <text:p text:style-name="Preformatted_20_Text"><text:span text:style-name="Source_20_Text"><text:s text:c="8"/>WI = number of words with the same first 3 characters and of the same length as this word (this word included).</text:span></text:p>
          <text:p text:style-name="Preformatted_20_Text"/>
          <text:p text:style-name="P1"><text:span text:style-name="Source_20_Text">sum of WIs / number of lexical word tokens</text:span></text:p>
          <text:h text:style-name="Heading_20_3" text:outline-level="3"><text:soft-page-break/>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Explicative Connectives</text:h>
          <text:p text:style-name="Text_20_body">Calculates the number of explicative connectives listed by Nadezda Okinina and Lorenzo Zanasi for Italian. Gives an absolute number.</text:p>
          <text:p text:style-name="Text_20_body">The list contains 30 connectives.</text:p>
          <text:p text:style-name="Text_20_body">Example: ad esempio appunto cioè come concretamente davvero</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Number of Connectives: Hypothetical and Conditional Connectives</text:h>
          <text:p text:style-name="Text_20_body">Calculates the number of hypothetical and conditional connectives listed by Nadezda Okinina and Lorenzo Zanasi for Italian. Gives an absolute number.</text:p>
          <text:p text:style-name="Text_20_body">The list contains 20 connectives.</text:p>
          <text:p text:style-name="Text_20_body">Example: ammettendo che nel caso in cui partendo dal presupposto che purché qualora</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text:soft-page-break/>Lexical Sophistication Feature: SUBTLEX Logarithmic Word Frequency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10 word frequency measure) of lexical words (LW).</text:p>
          <text:h text:style-name="Heading_20_3" text:outline-level="3">Formula:</text:h>
          <text:p text:style-name="Preformatted_20_Text"><text:span text:style-name="Source_20_Text">for each lexical word token:</text:span></text:p>
          <text:p text:style-name="Preformatted_20_Text"><text:span text:style-name="Source_20_Text"><text:s text:c="8"/>LF = log10 ( FREQCOUNT + 1 )</text:span></text:p>
          <text:p text:style-name="Preformatted_20_Text"/>
          <text:p text:style-name="P1"><text:span text:style-name="Source_20_Text">sum of LFs / number of lexical word 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POS Density Feature: Comparative Conjunction</text:h>
          <text:p text:style-name="Text_20_body">Calculates the density of comparative conjunctions in the text. Comparative conjunctions include for German: the Tiger tag KOKOM.</text:p>
          <text:h text:style-name="Heading_20_3" text:outline-level="3">Availability:</text:h>
          <text:p text:style-name="P1"><text:span text:style-name="Source_20_Text">This feature is NOT available for English, Italian.</text:span></text:p>
          <text:h text:style-name="Heading_20_3" text:outline-level="3">Formula:</text:h>
          <text:p text:style-name="P1"><text:span text:style-name="Source_20_Text">compConjDensity = numCompConj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text:soft-page-break/>Number of Syntactic Constituents: Coordinate Phrases</text:h>
          <text:p text:style-name="Text_20_body">Calculates the number of a specific syntactic constituents in the text. This feature counts the number of coordinate phrases in the text. Gives an absolute number.</text:p>
          <text:h text:style-name="Heading_20_3" text:outline-level="3">Availability:</text:h>
          <text:p text:style-name="P1"><text:span text:style-name="Source_20_Text">This feature is NOT available for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Number of Connectives: Temporal Connectives (Breindl for German)</text:h>
          <text:p text:style-name="Text_20_body">Calculates the number of temporal connectives listed by Breindl for German, by Nadezda Okinina and Lorenzo Zanasi for Italian. Gives an absolute number.</text:p>
          <text:p text:style-name="Text_20_body">The Italian lists contains 55 connectives.</text:p>
          <text:p text:style-name="Text_20_body">Example: a questo punto alla fine allora allorché allorquando anni fa antecedente a</text:p>
          <text:p text:style-name="Text_20_body">The German lists contains 26 connectives.</text:p>
          <text:p text:style-name="Text_20_body">Example: dann : selbst dann wenn,auch dann wenn,sogar dann wenn,wenn-dann bevor : bevor nicht zuletzt : nicht zuletzt anfangs bald bereits</text:p>
          <text:h text:style-name="Heading_20_3" text:outline-level="3">AAE dependency:</text:h>
          <text:p text:style-name="Preformatted_20_Text"><text:span text:style-name="Source_20_Text">SentenceAnnotator.xml</text:span></text:p>
          <text:p text:style-name="P1"><text:span text:style-name="Source_20_Text">TokenAnnotator.xml</text:span></text:p>
          <text:h text:style-name="Heading_20_1" text:outline-level="1">Lexical Sophistication Feature: SUBTLEX Logarithmic Word Frequency Per Million Words (L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ext:soft-page-break/>This feature calculates lexical sophistication with the SUBTLEX word frequency list (Log10 word frequency measure per million words) of lexical words (LW).</text:p>
          <text:h text:style-name="Heading_20_3" text:outline-level="3">Formula:</text:h>
          <text:p text:style-name="Preformatted_20_Text"><text:span text:style-name="Source_20_Text">for each lexical word token:</text:span></text:p>
          <text:p text:style-name="Preformatted_20_Text"><text:span text:style-name="Source_20_Text"><text:s text:c="8"/>LF = log10 ( FREQCOUNT + 1 ) - log10 ( total number of words <text:s/>in the open subtitles corpus ( number of lines in the SUBTLEX-[lang].csv file ) / 1000 000 )</text:span></text:p>
          <text:p text:style-name="Preformatted_20_Text"/>
          <text:p text:style-name="P1"><text:span text:style-name="Source_20_Text">sum of LFs / number of lexical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Syntactic Constituents: Verb Cluster</text:h>
          <text:p text:style-name="Text_20_body">Calculates the number of a specific syntactic constituents in the text. This feature counts the number of verb clusters in the text.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POS Density Feature: Singular Noun</text:h>
          <text:p text:style-name="Text_20_body">Calculates singular noun density of the text. Singular nouns include for English: the Penn Treebank tag NN, for Italian: SS.</text:p>
          <text:h text:style-name="Heading_20_3" text:outline-level="3">Availability:</text:h>
          <text:p text:style-name="P1"><text:span text:style-name="Source_20_Text">This feature is NOT available for: German.</text:span></text:p>
          <text:h text:style-name="Heading_20_3" text:outline-level="3">Formula:</text:h>
          <text:p text:style-name="P1"><text:span text:style-name="Source_20_Text">NNDensity = numNN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oft-page-break/><text:span text:style-name="Source_20_Text">NTokenFeature.xml</text:span></text:p>
          <text:p text:style-name="P1"><text:span text:style-name="Source_20_Text">POSAnnotator.xml</text:span></text:p>
          <text:h text:style-name="Heading_20_1" text:outline-level="1">POS Density Feature: Finite Verb</text:h>
          <text:p text:style-name="Text_20_body">Calculates Finite Verb density of the text. Finite Verbs include for German: the Tiger tags VVFIN VVIMP VAFIN VAIMP VMFIN. for Italian: Vip,Vip3,Vii,Vii3,Vis,Vis3,Vif,Vif3,Vcp,Vcp3,Vci,Vci3,Vdp,Vdp3.</text:p>
          <text:h text:style-name="Heading_20_3" text:outline-level="3">Availability:</text:h>
          <text:p text:style-name="P1"><text:span text:style-name="Source_20_Text">This feature is NOT available for English.</text:span></text:p>
          <text:h text:style-name="Heading_20_3" text:outline-level="3">Formula:</text:h>
          <text:p text:style-name="P1"><text:span text:style-name="Source_20_Text">finiteVerbDensity = numFiniteVerb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Syntactic Complexity Feature: Verb Phrases per Clause</text:h>
          <text:p text:style-name="Text_20_body">Calculates the syntactic complexity of the text. Calculates the verb phrases per clause.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verb phrases / number of clause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VP_Feature.xml</text:span></text:p>
          <text:p text:style-name="P1"><text:span text:style-name="Source_20_Text">NSyntacticConstituent_C_Feature.xml</text:span></text:p>
          <text:h text:style-name="Heading_20_1" text:outline-level="1">Gulpease</text:h>
          <text:p text:style-name="Text_20_body">Calculates the Gulpease measure of readability.</text:p>
          <text:h text:style-name="Heading_20_3" text:outline-level="3"><text:soft-page-break/>Formula:</text:h>
          <text:p text:style-name="P1"><text:span text:style-name="Source_20_Text">89 + ( ((300 * number of sentences) - (10 * number of letters)) / number of tokens )</text:span></text:p>
          <text:p text:style-name="Text_20_body">The results vary from 0 to 100, where the value "100" indicates the highest readability and "0" indicates the lowest readability.</text:p>
          <text:p text:style-name="Text_20_body">Usually text with Gulpease index less than 80 are difficult to read for those who have finished the elementary school less than 60 are difficult to read for those who have finished the middle school less than 40 are difficult to read for those who have finished the university</text:p>
          <text:p text:style-name="Text_20_body">This feature was originally defined and optimised for Italian. CTAP allows to apply it also to German and English, but it's up to the user to decide to what extent the results are reliable.</text:p>
          <text:p text:style-name="Text_20_body">Bib. ref.: Pietro Lucisano and Maria Emanuela Piemontese. 1988. Gulpease. Una formula per la predizione della difficoltà dei testi in lingua italiana. Scuola e Città, 3:57–68.</text:p>
          <text:h text:style-name="Heading_20_3" text:outline-level="3">AAE dependency:</text:h>
          <text:p text:style-name="Preformatted_20_Text"><text:span text:style-name="Source_20_Text">SentenceAnnotator.xml</text:span></text:p>
          <text:p text:style-name="Preformatted_20_Text"><text:span text:style-name="Source_20_Text">NSentenceFeature.xml</text:span></text:p>
          <text:p text:style-name="Preformatted_20_Text"><text:span text:style-name="Source_20_Text">TokenAnnotator.xml</text:span></text:p>
          <text:p text:style-name="Preformatted_20_Text"><text:span text:style-name="Source_20_Text">NTokenFeature.xml</text:span></text:p>
          <text:p text:style-name="Preformatted_20_Text"><text:span text:style-name="Source_20_Text">LetterAnnotator.xml</text:span></text:p>
          <text:p text:style-name="P1"><text:span text:style-name="Source_20_Text">NLetterFeature.xml</text:span></text:p>
          <text:h text:style-name="Heading_20_1" text:outline-level="1">Cohesive Complexity Feature: Multi- to Single-Word Connectives (Breindl for German)</text:h>
          <text:p text:style-name="Text_20_body">Calculates the cohesive complexity of the text. Calculates the ratio of multi- to single-word connectives listed by Breindl.</text:p>
          <text:h text:style-name="Heading_20_3" text:outline-level="3">Formula:</text:h>
          <text:p text:style-name="P1"><text:span text:style-name="Source_20_Text">number of multi-word connectives / number of single-word connectives</text:span></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AllMulti_Feature.xml</text:span></text:p>
          <text:p text:style-name="P1"><text:span text:style-name="Source_20_Text">NConnectives_Breindl_AllSingle_Feature.xml</text:span></text:p>
          <text:h text:style-name="Heading_20_1" text:outline-level="1"><text:soft-page-break/>Lexical Sophistication Feature: Brown (LW Type)</text:h>
          <text:p text:style-name="Text_20_body">Calculates lexical sophistication of the text. Three sophistication measures are calculated from each norm list: AW: all words LW: lexical words, which are verbs, nouns, adverbs and adjectives FW: function words, which are non-lexical words A norm list is a list where a norm value that describes a certain aspect of a word is given to each word. Only words that are included in the norm list are calculated. Words that do not appear in the norm list are omitted.</text:p>
          <text:p text:style-name="Text_20_body">Token features take into consideration all word tokens, while type features calculate only unique tokens.</text:p>
          <text:p text:style-name="Text_20_body">This feature calculates lexical sophistication with the Brown norm list of frequencies by Brown (1984), which is included in the MRC Psycholinguistic Database. http://websites.psychology.uwa.edu.au/school/MRCDatabase/mrc2.html</text:p>
          <text:h text:style-name="Heading_20_3" text:outline-level="3">Formula:</text:h>
          <text:p text:style-name="Preformatted_20_Text"><text:span text:style-name="Source_20_Text">sum of values for lexical words found in the norm list / number of lexical words of the text found in the norm list</text:span></text:p>
          <text:p text:style-name="Preformatted_20_Text"/>
          <text:p text:style-name="P1"><text:span text:style-name="Source_20_Text">Lexical words that are not in the norm list are ignored.</text:span></text:p>
          <text:h text:style-name="Heading_20_3" text:outline-level="3">Availability:</text:h>
          <text:p text:style-name="P1"><text:span text:style-name="Source_20_Text">This feature is NOT available for Italian,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Additive Connectives (Eisenberg for German)</text:h>
          <text:p text:style-name="Text_20_body">Calculates the number of additive connectives for German according to Eisenberg. Gives an absolute number.</text:p>
          <text:p text:style-name="Text_20_body">The list contains 41 connectives.</text:p>
          <text:p text:style-name="Text_20_body">Example: einschließlich samt nebst inklusive zuzüglich ohne zu</text:p>
          <text:h text:style-name="Heading_20_3" text:outline-level="3">Availability:</text:h>
          <text:p text:style-name="P1"><text:span text:style-name="Source_20_Text">This feature is NOT available for English, Italian.</text:span></text:p>
          <text:h text:style-name="Heading_20_3" text:outline-level="3">AAE dependency:</text:h>
          <text:p text:style-name="Preformatted_20_Text"><text:span text:style-name="Source_20_Text">SentenceAnnotator.xml</text:span></text:p>
          <text:p text:style-name="P1"><text:soft-page-break/><text:span text:style-name="Source_20_Text">TokenAnnotator.xml</text:span></text:p>
          <text:h text:style-name="Heading_20_1" text:outline-level="1">Syntactic Complexity Feature: Coordinate Phrases per T-unit</text:h>
          <text:p text:style-name="Text_20_body">Calculates the syntactic complexity of the text. Calculates the coordinate phrases per T-unit. </text:p>
          <text:h text:style-name="Heading_20_3" text:outline-level="3">Availability:</text:h>
          <text:p text:style-name="P1"><text:span text:style-name="Source_20_Text">This feature is NOT available for Italian.</text:span></text:p>
          <text:h text:style-name="Heading_20_3" text:outline-level="3">Formula:</text:h>
          <text:p text:style-name="P1"><text:span text:style-name="Source_20_Text">number of coordinate phrases / number of T-unit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ParseTreeAnnotator.xml</text:span></text:p>
          <text:p text:style-name="Preformatted_20_Text"><text:span text:style-name="Source_20_Text">NSyntacticConstituent_CP_Feature.xml</text:span></text:p>
          <text:p text:style-name="P1"><text:span text:style-name="Source_20_Text">NSyntacticConstituent_T_Feature.xml</text:span></text:p>
          <text:h text:style-name="Heading_20_1" text:outline-level="1">Number of Syntactic Constituents: Quantifier Phrase Modifier</text:h>
          <text:p text:style-name="Text_20_body">Calculates the number of a specific syntactic constituents in the text. This feature counts the number of quantifier phrase modifiers in the text. Gives an absolute number.</text:p>
          <text:p text:style-name="Text_20_body">A quantifier modifier is an element modifying the head of a QP constituent. (These are modifiers in complex numeric quantifiers, not other types of "quantification". Quantifiers like "all" become det.)</text:p>
          <text:p text:style-name="Text_20_body">Ex: "Vi sono oltre 40 modelli messi in commercio" quantmod(40, oltre) Tint ha dato: 'advmod(40-4, oltre-3)'</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POS Density Feature: Ordinal Number</text:h>
          <text:p text:style-name="Text_20_body">Calculates cardinal number density of the text. Ordinal numbers include for Italian: NOs NOp NOn.</text:p>
          <text:h text:style-name="Heading_20_3" text:outline-level="3"><text:soft-page-break/>Availability:</text:h>
          <text:p text:style-name="P1"><text:span text:style-name="Source_20_Text">This feature is NOT available for: English, German.</text:span></text:p>
          <text:h text:style-name="Heading_20_3" text:outline-level="3">Formula:</text:h>
          <text:p text:style-name="P1"><text:span text:style-name="Source_20_Text">ODDensity = numOD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Lexical Sophistication Feature: SUBTLEX Logarithmic Contextual Diversity (L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Logarithmic Contextual Diversity measure) of lexical words (LW).</text:p>
          <text:h text:style-name="Heading_20_3" text:outline-level="3">Formula:</text:h>
          <text:p text:style-name="Preformatted_20_Text"><text:span text:style-name="Source_20_Text">for each lexical word type:</text:span></text:p>
          <text:p text:style-name="Preformatted_20_Text"><text:span text:style-name="Source_20_Text"><text:s text:c="8"/>CD = log10 (number of films in which the word appears + 1)</text:span></text:p>
          <text:p text:style-name="Preformatted_20_Text"/>
          <text:p text:style-name="P1"><text:span text:style-name="Source_20_Text">sum of CDs / number of lexical word types</text:span></text:p>
          <text:h text:style-name="Heading_20_3" text:outline-level="3">Availability:</text:h>
          <text:p text:style-name="P1"><text:span text:style-name="Source_20_Text">This feature is NOT available for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Lexical Richness: Type Token Ratio (Root TTR)</text:h>
          <text:p text:style-name="Text_20_body">Calculates the type token ratio of a text. A word type is a non-duplicated token.</text:p>
          <text:h text:style-name="Heading_20_3" text:outline-level="3"><text:soft-page-break/>Formula:</text:h>
          <text:p text:style-name="Preformatted_20_Text"><text:span text:style-name="Source_20_Text">This features calculates the root TTR with the ### Formula:</text:span></text:p>
          <text:p text:style-name="Preformatted_20_Text"><text:span text:style-name="Source_20_Text">LogTTR = T/sqrt(N)</text:span></text:p>
          <text:p text:style-name="Preformatted_20_Text"/>
          <text:p text:style-name="Preformatted_20_Text"><text:span text:style-name="Source_20_Text">T stands for number of word types</text:span></text:p>
          <text:p text:style-name="P1"><text:span text:style-name="Source_20_Text">N stands for number of tokens.</text:span></text:p>
          <text:p text:style-name="Text_20_body">Bib. ref.: Guiraud, P. 1960. Problemes et Methodes de la Statistique Linguistique. Dordrecht: D. Reidel.</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TokenTypeAnnotator.xml</text:span></text:p>
          <text:p text:style-name="Preformatted_20_Text"><text:span text:style-name="Source_20_Text">NTokenFeature.xml</text:span></text:p>
          <text:p text:style-name="P1"><text:span text:style-name="Source_20_Text">NTokenTypeFeature.xml</text:span></text:p>
          <text:h text:style-name="Heading_20_1" text:outline-level="1">POS Density Feature: WH Pronoun</text:h>
          <text:p text:style-name="Text_20_body">Calculates WH pronoun density of the text. WH pronouns include for English: the Penn Treebank tag WP.</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WPDensity = numWP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Cohesive Complexity Feature: Adversative and Concessive Connectives per Token (Breindl for German)</text:h>
          <text:p text:style-name="Text_20_body">Calculates the cohesive complexity of the text. Calculates the adversative and concessive connectives per token, listed by Breindl for German, by Nadezda Okinina and Lorenzo Zanasi for Italian.</text:p>
          <text:p text:style-name="Text_20_body">The German list contains 17 connectives.</text:p>
          <text:p text:style-name="Text_20_body">Example: zwar : zwar-aber,zwar-doch aber sondern : sondern-auch nur : nicht-nur</text:p>
          <text:p text:style-name="Text_20_body"><text:soft-page-break/>The Italian lists contains 38 connectives.</text:p>
          <text:p text:style-name="Text_20_body">Example: al contrario all'inverso all'opposto anzi anziché cionondimeno</text:p>
          <text:h text:style-name="Heading_20_3" text:outline-level="3">Formula:</text:h>
          <text:p text:style-name="P1"><text:span text:style-name="Source_20_Text">number of adversative and concessive connectives / number of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Temporal_Feature.xml</text:span></text:p>
          <text:p text:style-name="P1"><text:span text:style-name="Source_20_Text">POSDensity_NonPunctuationWords.xml</text:span></text:p>
          <text:h text:style-name="Heading_20_1" text:outline-level="1">POS Density Feature: List Item Marker</text:h>
          <text:p text:style-name="Text_20_body">Calculates list item marker density of the text. List item markers include for English the Penn Treebank tag LS.</text:p>
          <text:h text:style-name="Heading_20_3" text:outline-level="3">Availability:</text:h>
          <text:p text:style-name="P1"><text:span text:style-name="Source_20_Text">This feature is NOT available for: German, Italian</text:span></text:p>
          <text:h text:style-name="Heading_20_3" text:outline-level="3">Formula:</text:h>
          <text:p text:style-name="P1"><text:span text:style-name="Source_20_Text">LSDensity = numLSs / numTokens</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POS Density Feature: Common Noun</text:h>
          <text:p text:style-name="Text_20_body">Calculates Common Noun density of the text. Common Nouns include for German: the Tiger tag NN.</text:p>
          <text:h text:style-name="Heading_20_3" text:outline-level="3">Availability:</text:h>
          <text:p text:style-name="P1"><text:span text:style-name="Source_20_Text">This feature is NOT available for English and Italian.</text:span></text:p>
          <text:h text:style-name="Heading_20_3" text:outline-level="3">Formula:</text:h>
          <text:p text:style-name="P1"><text:span text:style-name="Source_20_Text">NNDensity = numNN / numTokens</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TokenFeature.xml</text:span></text:p>
          <text:p text:style-name="P1"><text:span text:style-name="Source_20_Text">POSAnnotator.xml</text:span></text:p>
          <text:h text:style-name="Heading_20_1" text:outline-level="1">Number of Syntactic Constituents: Phrasal Verb Particle</text:h>
          <text:p text:style-name="Text_20_body">Calculates the number of a specific syntactic constituents in the text. This feature counts the number of phrasal verb particles in the text. Gives an absolute number.</text:p>
          <text:p text:style-name="Text_20_body">Used for clitic pronoun in reflexive verbs.</text:p>
          <text:p text:style-name="Text_20_body">Ex: "appostar-si nel parcheggio" prt(appostar-, si) "si divertì" prt(divertì, si)</text:p>
          <text:p text:style-name="Text_20_body">Tint ha dato: Il principe si divertì.</text:p>
          <text:p text:style-name="Text_20_body">Dependency Parse (enhanced plus plus dependencies): root(ROOT-0, divertì-4) det(principe-2, Il-1) nsubj(divertì-4, principe-2) expl(divertì-4, si-3) punct(divertì-4, .-5)</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arseTreeAnnotator.xml</text:span></text:p>
          <text:h text:style-name="Heading_20_1" text:outline-level="1">Dependency Locality Theory: High Adjacent IC at Finite Verb (no modifier weight + less coordination weight)</text:h>
          <text:p text:style-name="Text_20_body">Calculates the average frequency of high adjacent IC (according to the DLT with cancelled modifier weight and reduced coordination costs configuration) at the finite verb. High costs are defined as costs higher than 2 after integration.</text:p>
          <text:h text:style-name="Heading_20_3" text:outline-level="3">Availability:</text:h>
          <text:p text:style-name="P1"><text:span text:style-name="Source_20_Text">This feature is NOT available for English, Italian.</text:span></text:p>
          <text:h text:style-name="Heading_20_3" text:outline-level="3">Bib.ref.:</text:h>
          <text:p text:style-name="P1"><text:span text:style-name="Source_20_Text">Gibson, Edward. 2000. The dependency locality theory: A distance-based theory of linguistic complexity. In: Image, language, brain, pp. 95–126.</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LemmaAnnotator.xml</text:span></text:p>
          <text:p text:style-name="Preformatted_20_Text"><text:span text:style-name="Source_20_Text">MorphologicalTagAnnotator.xml</text:span></text:p>
          <text:p text:style-name="Preformatted_20_Text"><text:span text:style-name="Source_20_Text">POSAnnotator.xml</text:span></text:p>
          <text:p text:style-name="P1"><text:span text:style-name="Source_20_Text">DependencyParseAnnotator.xml</text:span></text:p>
          <text:h text:style-name="Heading_20_1" text:outline-level="1">Lexical Sophistication Feature: Mean Age of Active Use in KCT (FW Type)</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ean Age of Active Use in KCT list of functional words (FW).</text:p>
          <text:h text:style-name="Heading_20_3" text:outline-level="3">Formula:</text:h>
          <text:p text:style-name="Preformatted_20_Text"><text:span text:style-name="Source_20_Text">sum of values for functional word types found in the norm list / number of functional word types of the text found in the norm list</text:span></text:p>
          <text:p text:style-name="Preformatted_20_Text"/>
          <text:p text:style-name="P1"><text:span text:style-name="Source_20_Text">Word type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Word Types</text:h>
          <text:p text:style-name="Text_20_body">Calculates the number of word types. A word type is a non-duplicated token. Gives an absolute number.</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TokenTypeAnnotator.xml</text:span></text:p>
          <text:h text:style-name="Heading_20_1" text:outline-level="1"><text:soft-page-break/>Lexical Sophistication Feature: Minimal Age of Active Use in KCT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Minimal Age of Active Use in KCT list of functional words (FW).</text:p>
          <text:h text:style-name="Heading_20_3" text:outline-level="3">Formula:</text:h>
          <text:p text:style-name="Preformatted_20_Text"><text:span text:style-name="Source_20_Text">sum of values for functional word tokens found in the norm list / number of functional word tokens of the text found in the norm list</text:span></text:p>
          <text:p text:style-name="Preformatted_20_Text"/>
          <text:p text:style-name="P1"><text:span text:style-name="Source_20_Text">Tokens that are not in the norm list are ignored.</text:span></text:p>
          <text:h text:style-name="Heading_20_3" text:outline-level="3">Availability:</text:h>
          <text:p text:style-name="P1"><text:span text:style-name="Source_20_Text">This feature is NOT available for Italian,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Cohesive Complexity Feature: Breindl Single-Word Connectives per Connective</text:h>
          <text:p text:style-name="Text_20_body">Calculates the cohesive complexity of the text. Calculates the single-word connectives per connective listed by Breindl.</text:p>
          <text:p text:style-name="Text_20_body">The lists contains 60 single-word connectives.</text:p>
          <text:p text:style-name="Text_20_body">Example: aber allerdings also anfangs außerdem bald</text:p>
          <text:h text:style-name="Heading_20_3" text:outline-level="3">Formula:</text:h>
          <text:p text:style-name="P1"><text:span text:style-name="Source_20_Text">number of single-word connectives / number of connectives</text:span></text:p>
          <text:h text:style-name="Heading_20_3" text:outline-level="3">Availability:</text:h>
          <text:p text:style-name="P1"><text:span text:style-name="Source_20_Text">This feature is NOT available for English, Italian.</text:span></text:p>
          <text:h text:style-name="Heading_20_3" text:outline-level="3"><text:soft-page-break/>AAE dependency:</text:h>
          <text:p text:style-name="Preformatted_20_Text"><text:span text:style-name="Source_20_Text">SentenceAnnotator.xml</text:span></text:p>
          <text:p text:style-name="Preformatted_20_Text"><text:span text:style-name="Source_20_Text">TokenAnnotator.xml</text:span></text:p>
          <text:p text:style-name="Preformatted_20_Text"><text:span text:style-name="Source_20_Text">NConnectives_Breindl_AllSingle_Feature.xml</text:span></text:p>
          <text:p text:style-name="P1"><text:span text:style-name="Source_20_Text">NConnectives_Breindl_All_Feature.xml</text:span></text:p>
          <text:h text:style-name="Heading_20_1" text:outline-level="1">Lexical Sophistication Feature: SUBTLEX Word Informativeness Per Million Words (FW Token)</text:h>
          <text:p text:style-name="Text_20_body">Calculates lexical sophistication of the text. Three sophistication measures are calculated from each frequency list: AW: all words LW: lexical words, which are verbs, nouns, adverbs and adjectives FW: function words, which are non-lexical words Only words that are included in the frequency list are calculated. Words that do not appear in the frequency list are omitted.</text:p>
          <text:p text:style-name="Text_20_body">Token features take into consideration all word tokens, while type features calculate only unique tokens.</text:p>
          <text:p text:style-name="Text_20_body">This feature calculates lexical sophistication with the SUBTLEX word frequency list (SUBTLEX Word Informativeness Per Million Words) of functional words (FW). Informativeness is the number of types with the same initial character trigram and of the same length as the given type:</text:p>
          <text:h text:style-name="Heading_20_3" text:outline-level="3">Formula:</text:h>
          <text:p text:style-name="Preformatted_20_Text"><text:span text:style-name="Source_20_Text">for each functional word token:</text:span></text:p>
          <text:p text:style-name="Preformatted_20_Text"><text:span text:style-name="Source_20_Text"><text:s text:c="8"/>WI = number of words with the same first 3 characters and of the same length as this word in the subtlex-[LANG].csv file (this word included)</text:span></text:p>
          <text:p text:style-name="Preformatted_20_Text"/>
          <text:p text:style-name="P1"><text:span text:style-name="Source_20_Text">sum of WIs / number of functional word tokens</text:span></text:p>
          <text:h text:style-name="Heading_20_3" text:outline-level="3">Availability:</text:h>
          <text:p text:style-name="P1"><text:span text:style-name="Source_20_Text">This feature is NOT available for English.</text:span></text:p>
          <text:h text:style-name="Heading_20_3" text:outline-level="3">AAE dependency:</text:h>
          <text:p text:style-name="Preformatted_20_Text"><text:span text:style-name="Source_20_Text">SentenceAnnotator.xml</text:span></text:p>
          <text:p text:style-name="Preformatted_20_Text"><text:span text:style-name="Source_20_Text">TokenAnnotator.xml</text:span></text:p>
          <text:p text:style-name="P1"><text:span text:style-name="Source_20_Text">POSAnnotator.xml</text:span></text:p>
          <text:h text:style-name="Heading_20_1" text:outline-level="1">Number of Connectives: Consequence Connectives</text:h>
          <text:p text:style-name="Text_20_body">Calculates the number of consequence connectives listed by Nadezda Okinina and Lorenzo Zanasi for Italian. Gives an absolute number.</text:p>
          <text:p text:style-name="Text_20_body">The list contains 14 connectives.</text:p>
          <text:p text:style-name="Text_20_body"><text:soft-page-break/>Example: così che da ciò si deduce che di conseguenza dunque</text:p>
          <text:h text:style-name="Heading_20_3" text:outline-level="3">Availability:</text:h>
          <text:p text:style-name="P1"><text:span text:style-name="Source_20_Text">This feature is NOT available for English, German.</text:span></text:p>
          <text:h text:style-name="Heading_20_3" text:outline-level="3">AAE dependency:</text:h>
          <text:p text:style-name="Preformatted_20_Text"><text:span text:style-name="Source_20_Text">SentenceAnnotator.xml</text:span></text:p>
          <text:p text:style-name="P1"><text:span text:style-name="Source_20_Text">TokenAnnotator.xml</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5:41:17.583215431</meta:creation-date>
    <dc:date>2020-03-13T15:43:28.404011193</dc:date>
    <meta:editing-duration>PT42S</meta:editing-duration>
    <meta:editing-cycles>1</meta:editing-cycles>
    <meta:document-statistic meta:table-count="0" meta:image-count="0" meta:object-count="0" meta:page-count="216" meta:paragraph-count="5038" meta:word-count="40736" meta:character-count="291535" meta:non-whitespace-character-count="255141"/>
    <meta:generator>LibreOffice/5.1.6.2$Linux_X86_64 LibreOffice_project/10m0$Build-2</meta:generator>
  </office:meta>
</office:document-meta>
</file>